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5.3949in" svg:y="8.9465in">
            <draw:object draw:notify-on-update-of-ranges="Sheet1.G2:Sheet1.G53 Sheet1.H2:Sheet1.H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3.2209">
            <text:p>13.2209</text:p>
          </table:table-cell>
          <table:table-cell office:value-type="float" office:value="3.4337">
            <text:p>3.4337</text:p>
          </table:table-cell>
          <table:table-cell office:value-type="string">
            <text:p>min</text:p>
          </table:table-cell>
          <table:table-cell table:formula="of:=MIN([.B1:.B1000])" office:value-type="float" office:value="3.4337">
            <text:p>3.4337</text:p>
          </table:table-cell>
          <table:table-cell office:value-type="string">
            <text:p>class</text:p>
          </table:table-cell>
          <table:table-cell table:number-columns-repeated="3"/>
        </table:table-row>
        <table:table-row table:style-name="ro1">
          <table:table-cell office:value-type="float" office:value="40.1222">
            <text:p>40.1222</text:p>
          </table:table-cell>
          <table:table-cell office:value-type="float" office:value="3.63736">
            <text:p>3.63736</text:p>
          </table:table-cell>
          <table:table-cell office:value-type="string">
            <text:p>max</text:p>
          </table:table-cell>
          <table:table-cell table:formula="of:=MAX([.B1:.B1000])" office:value-type="float" office:value="133.569">
            <text:p>133.569</text:p>
          </table:table-cell>
          <table:table-cell table:formula="of:=[.D4]" office:value-type="float" office:value="2.602706">
            <text:p>2.602706</text:p>
          </table:table-cell>
          <table:table-cell table:number-matrix-columns-spanned="1" table:number-matrix-rows-spanned="52" table:formula="of:=FREQUENCY([.A1:.A1000];[.E2:.E52])" office:value-type="float" office:value="0">
            <text:p>0</text:p>
          </table:table-cell>
          <table:table-cell table:formula="of:=LOG10([.E2])" office:value-type="float" office:value="0.415425113253731">
            <text:p>0.4154251133</text:p>
          </table:table-cell>
          <table:table-cell table:formula="of:=[.F2]" office:value-type="float" office:value="0">
            <text:p>0</text:p>
          </table:table-cell>
        </table:table-row>
        <table:table-row table:style-name="ro1">
          <table:table-cell office:value-type="float" office:value="15.8329">
            <text:p>15.8329</text:p>
          </table:table-cell>
          <table:table-cell office:value-type="float" office:value="3.77471">
            <text:p>3.77471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 table:formula="of:=[.E2]+[.$D$4]" office:value-type="float" office:value="5.205412">
            <text:p>5.205412</text:p>
          </table:table-cell>
          <table:table-cell office:value-type="float" office:value="10">
            <text:p>10</text:p>
          </table:table-cell>
          <table:table-cell table:formula="of:=LOG10([.E3])" office:value-type="float" office:value="0.716455108917712">
            <text:p>0.7164551089</text:p>
          </table:table-cell>
          <table:table-cell table:formula="of:=[.F3]" office:value-type="float" office:value="10">
            <text:p>10</text:p>
          </table:table-cell>
        </table:table-row>
        <table:table-row table:style-name="ro1">
          <table:table-cell office:value-type="float" office:value="34.8959">
            <text:p>34.8959</text:p>
          </table:table-cell>
          <table:table-cell office:value-type="float" office:value="3.8197">
            <text:p>3.8197</text:p>
          </table:table-cell>
          <table:table-cell/>
          <table:table-cell table:formula="of:=([.D2]-[.D1])/50" office:value-type="float" office:value="2.602706">
            <text:p>2.602706</text:p>
          </table:table-cell>
          <table:table-cell table:formula="of:=[.E3]+[.$D$4]" office:value-type="float" office:value="7.808118">
            <text:p>7.808118</text:p>
          </table:table-cell>
          <table:table-cell office:value-type="float" office:value="69">
            <text:p>69</text:p>
          </table:table-cell>
          <table:table-cell table:formula="of:=LOG10([.E4])" office:value-type="float" office:value="0.892546367973393">
            <text:p>0.892546368</text:p>
          </table:table-cell>
          <table:table-cell table:formula="of:=[.F4]" office:value-type="float" office:value="69">
            <text:p>69</text:p>
          </table:table-cell>
        </table:table-row>
        <table:table-row table:style-name="ro1">
          <table:table-cell office:value-type="float" office:value="32.4142">
            <text:p>32.4142</text:p>
          </table:table-cell>
          <table:table-cell office:value-type="float" office:value="4.09676">
            <text:p>4.09676</text:p>
          </table:table-cell>
          <table:table-cell office:value-type="string">
            <text:p>average</text:p>
          </table:table-cell>
          <table:table-cell table:formula="of:=AVERAGE([.B1:.B1000])" office:value-type="float" office:value="22.70769661">
            <text:p>22.70769661</text:p>
          </table:table-cell>
          <table:table-cell table:formula="of:=[.E4]+[.$D$4]" office:value-type="float" office:value="10.410824">
            <text:p>10.410824</text:p>
          </table:table-cell>
          <table:table-cell office:value-type="float" office:value="84">
            <text:p>84</text:p>
          </table:table-cell>
          <table:table-cell table:formula="of:=LOG10([.E5])" office:value-type="float" office:value="1.01748510458169">
            <text:p>1.0174851046</text:p>
          </table:table-cell>
          <table:table-cell table:formula="of:=[.F5]" office:value-type="float" office:value="84">
            <text:p>84</text:p>
          </table:table-cell>
        </table:table-row>
        <table:table-row table:style-name="ro2">
          <table:table-cell office:value-type="float" office:value="49.2298">
            <text:p>49.2298</text:p>
          </table:table-cell>
          <table:table-cell office:value-type="float" office:value="4.69825">
            <text:p>4.69825</text:p>
          </table:table-cell>
          <table:table-cell office:value-type="string">
            <text:p>stdev</text:p>
          </table:table-cell>
          <table:table-cell table:formula="of:=STDEV([.B1:.B1000])" office:value-type="float" office:value="14.5772628052443">
            <text:p>14.5772628052</text:p>
          </table:table-cell>
          <table:table-cell table:formula="of:=[.E5]+[.$D$4]" office:value-type="float" office:value="13.01353">
            <text:p>13.01353</text:p>
          </table:table-cell>
          <table:table-cell office:value-type="float" office:value="109">
            <text:p>109</text:p>
          </table:table-cell>
          <table:table-cell table:formula="of:=LOG10([.E6])" office:value-type="float" office:value="1.11439511758975">
            <text:p>1.1143951176</text:p>
          </table:table-cell>
          <table:table-cell table:formula="of:=[.F6]" office:value-type="float" office:value="109">
            <text:p>109</text:p>
          </table:table-cell>
        </table:table-row>
        <table:table-row table:style-name="ro1">
          <table:table-cell office:value-type="float" office:value="19.7213">
            <text:p>19.7213</text:p>
          </table:table-cell>
          <table:table-cell office:value-type="float" office:value="4.74562">
            <text:p>4.74562</text:p>
          </table:table-cell>
          <table:table-cell table:number-columns-repeated="2"/>
          <table:table-cell table:formula="of:=[.E6]+[.$D$4]" office:value-type="float" office:value="15.616236">
            <text:p>15.616236</text:p>
          </table:table-cell>
          <table:table-cell office:value-type="float" office:value="110">
            <text:p>110</text:p>
          </table:table-cell>
          <table:table-cell table:formula="of:=LOG10([.E7])" office:value-type="float" office:value="1.19357636363737">
            <text:p>1.1935763636</text:p>
          </table:table-cell>
          <table:table-cell table:formula="of:=[.F7]" office:value-type="float" office:value="110">
            <text:p>110</text:p>
          </table:table-cell>
        </table:table-row>
        <table:table-row table:style-name="ro1">
          <table:table-cell office:value-type="float" office:value="13.8201">
            <text:p>13.8201</text:p>
          </table:table-cell>
          <table:table-cell office:value-type="float" office:value="5.12924">
            <text:p>5.12924</text:p>
          </table:table-cell>
          <table:table-cell table:number-columns-repeated="2"/>
          <table:table-cell table:formula="of:=[.E7]+[.$D$4]" office:value-type="float" office:value="18.218942">
            <text:p>18.218942</text:p>
          </table:table-cell>
          <table:table-cell office:value-type="float" office:value="86">
            <text:p>86</text:p>
          </table:table-cell>
          <table:table-cell table:formula="of:=LOG10([.E8])" office:value-type="float" office:value="1.26052315326799">
            <text:p>1.2605231533</text:p>
          </table:table-cell>
          <table:table-cell table:formula="of:=[.F8]" office:value-type="float" office:value="86">
            <text:p>86</text:p>
          </table:table-cell>
        </table:table-row>
        <table:table-row table:style-name="ro1">
          <table:table-cell office:value-type="float" office:value="9.07208">
            <text:p>9.07208</text:p>
          </table:table-cell>
          <table:table-cell office:value-type="float" office:value="5.16713">
            <text:p>5.16713</text:p>
          </table:table-cell>
          <table:table-cell table:number-columns-repeated="2"/>
          <table:table-cell table:formula="of:=[.E8]+[.$D$4]" office:value-type="float" office:value="20.821648">
            <text:p>20.821648</text:p>
          </table:table-cell>
          <table:table-cell office:value-type="float" office:value="87">
            <text:p>87</text:p>
          </table:table-cell>
          <table:table-cell table:formula="of:=LOG10([.E9])" office:value-type="float" office:value="1.31851510024567">
            <text:p>1.3185151002</text:p>
          </table:table-cell>
          <table:table-cell table:formula="of:=[.F9]" office:value-type="float" office:value="87">
            <text:p>87</text:p>
          </table:table-cell>
        </table:table-row>
        <table:table-row table:style-name="ro1">
          <table:table-cell office:value-type="float" office:value="11.0281">
            <text:p>11.0281</text:p>
          </table:table-cell>
          <table:table-cell office:value-type="float" office:value="5.19318">
            <text:p>5.19318</text:p>
          </table:table-cell>
          <table:table-cell table:number-columns-repeated="2"/>
          <table:table-cell table:formula="of:=[.E9]+[.$D$4]" office:value-type="float" office:value="23.424354">
            <text:p>23.424354</text:p>
          </table:table-cell>
          <table:table-cell office:value-type="float" office:value="74">
            <text:p>74</text:p>
          </table:table-cell>
          <table:table-cell table:formula="of:=LOG10([.E10])" office:value-type="float" office:value="1.36966762269306">
            <text:p>1.3696676227</text:p>
          </table:table-cell>
          <table:table-cell table:formula="of:=[.F10]" office:value-type="float" office:value="74">
            <text:p>74</text:p>
          </table:table-cell>
        </table:table-row>
        <table:table-row table:style-name="ro1">
          <table:table-cell office:value-type="float" office:value="10.455">
            <text:p>10.455</text:p>
          </table:table-cell>
          <table:table-cell office:value-type="float" office:value="5.25002">
            <text:p>5.25002</text:p>
          </table:table-cell>
          <table:table-cell table:number-columns-repeated="2"/>
          <table:table-cell table:formula="of:=[.E10]+[.$D$4]" office:value-type="float" office:value="26.02706">
            <text:p>26.02706</text:p>
          </table:table-cell>
          <table:table-cell office:value-type="float" office:value="58">
            <text:p>58</text:p>
          </table:table-cell>
          <table:table-cell table:formula="of:=LOG10([.E11])" office:value-type="float" office:value="1.41542511325373">
            <text:p>1.4154251133</text:p>
          </table:table-cell>
          <table:table-cell table:formula="of:=[.F11]" office:value-type="float" office:value="58">
            <text:p>58</text:p>
          </table:table-cell>
        </table:table-row>
        <table:table-row table:style-name="ro1">
          <table:table-cell office:value-type="float" office:value="15.4043">
            <text:p>15.4043</text:p>
          </table:table-cell>
          <table:table-cell office:value-type="float" office:value="5.32579">
            <text:p>5.32579</text:p>
          </table:table-cell>
          <table:table-cell table:number-columns-repeated="2"/>
          <table:table-cell table:formula="of:=[.E11]+[.$D$4]" office:value-type="float" office:value="28.629766">
            <text:p>28.629766</text:p>
          </table:table-cell>
          <table:table-cell office:value-type="float" office:value="46">
            <text:p>46</text:p>
          </table:table-cell>
          <table:table-cell table:formula="of:=LOG10([.E12])" office:value-type="float" office:value="1.45681779841196">
            <text:p>1.4568177984</text:p>
          </table:table-cell>
          <table:table-cell table:formula="of:=[.F12]" office:value-type="float" office:value="46">
            <text:p>46</text:p>
          </table:table-cell>
        </table:table-row>
        <table:table-row table:style-name="ro1">
          <table:table-cell office:value-type="float" office:value="27.8627">
            <text:p>27.8627</text:p>
          </table:table-cell>
          <table:table-cell office:value-type="float" office:value="5.38026">
            <text:p>5.38026</text:p>
          </table:table-cell>
          <table:table-cell table:number-columns-repeated="2"/>
          <table:table-cell table:formula="of:=[.E12]+[.$D$4]" office:value-type="float" office:value="31.232472">
            <text:p>31.232472</text:p>
          </table:table-cell>
          <table:table-cell office:value-type="float" office:value="48">
            <text:p>48</text:p>
          </table:table-cell>
          <table:table-cell table:formula="of:=LOG10([.E13])" office:value-type="float" office:value="1.49460635930136">
            <text:p>1.4946063593</text:p>
          </table:table-cell>
          <table:table-cell table:formula="of:=[.F13]" office:value-type="float" office:value="48">
            <text:p>48</text:p>
          </table:table-cell>
        </table:table-row>
        <table:table-row table:style-name="ro1">
          <table:table-cell office:value-type="float" office:value="10.7676">
            <text:p>10.7676</text:p>
          </table:table-cell>
          <table:table-cell office:value-type="float" office:value="5.3992">
            <text:p>5.3992</text:p>
          </table:table-cell>
          <table:table-cell table:number-columns-repeated="2"/>
          <table:table-cell table:formula="of:=[.E13]+[.$D$4]" office:value-type="float" office:value="33.835178">
            <text:p>33.835178</text:p>
          </table:table-cell>
          <table:table-cell office:value-type="float" office:value="40">
            <text:p>40</text:p>
          </table:table-cell>
          <table:table-cell table:formula="of:=LOG10([.E14])" office:value-type="float" office:value="1.52936846556057">
            <text:p>1.5293684656</text:p>
          </table:table-cell>
          <table:table-cell table:formula="of:=[.F14]" office:value-type="float" office:value="40">
            <text:p>40</text:p>
          </table:table-cell>
        </table:table-row>
        <table:table-row table:style-name="ro1">
          <table:table-cell office:value-type="float" office:value="10.2585">
            <text:p>10.2585</text:p>
          </table:table-cell>
          <table:table-cell office:value-type="float" office:value="5.46077">
            <text:p>5.46077</text:p>
          </table:table-cell>
          <table:table-cell table:number-columns-repeated="2"/>
          <table:table-cell table:formula="of:=[.E14]+[.$D$4]" office:value-type="float" office:value="36.437884">
            <text:p>36.437884</text:p>
          </table:table-cell>
          <table:table-cell office:value-type="float" office:value="42">
            <text:p>42</text:p>
          </table:table-cell>
          <table:table-cell table:formula="of:=LOG10([.E15])" office:value-type="float" office:value="1.56155314893197">
            <text:p>1.5615531489</text:p>
          </table:table-cell>
          <table:table-cell table:formula="of:=[.F15]" office:value-type="float" office:value="42">
            <text:p>42</text:p>
          </table:table-cell>
        </table:table-row>
        <table:table-row table:style-name="ro1">
          <table:table-cell office:value-type="float" office:value="6.4672">
            <text:p>6.4672</text:p>
          </table:table-cell>
          <table:table-cell office:value-type="float" office:value="5.49156">
            <text:p>5.49156</text:p>
          </table:table-cell>
          <table:table-cell table:number-columns-repeated="2"/>
          <table:table-cell table:formula="of:=[.E15]+[.$D$4]" office:value-type="float" office:value="39.04059">
            <text:p>39.04059</text:p>
          </table:table-cell>
          <table:table-cell office:value-type="float" office:value="27">
            <text:p>27</text:p>
          </table:table-cell>
          <table:table-cell table:formula="of:=LOG10([.E16])" office:value-type="float" office:value="1.59151637230941">
            <text:p>1.5915163723</text:p>
          </table:table-cell>
          <table:table-cell table:formula="of:=[.F16]" office:value-type="float" office:value="27">
            <text:p>27</text:p>
          </table:table-cell>
        </table:table-row>
        <table:table-row table:style-name="ro1">
          <table:table-cell office:value-type="float" office:value="25.8072">
            <text:p>25.8072</text:p>
          </table:table-cell>
          <table:table-cell office:value-type="float" office:value="5.5034">
            <text:p>5.5034</text:p>
          </table:table-cell>
          <table:table-cell table:number-columns-repeated="2"/>
          <table:table-cell table:formula="of:=[.E16]+[.$D$4]" office:value-type="float" office:value="41.643296">
            <text:p>41.643296</text:p>
          </table:table-cell>
          <table:table-cell office:value-type="float" office:value="23">
            <text:p>23</text:p>
          </table:table-cell>
          <table:table-cell table:formula="of:=LOG10([.E17])" office:value-type="float" office:value="1.61954509590966">
            <text:p>1.6195450959</text:p>
          </table:table-cell>
          <table:table-cell table:formula="of:=[.F17]" office:value-type="float" office:value="23">
            <text:p>23</text:p>
          </table:table-cell>
        </table:table-row>
        <table:table-row table:style-name="ro1">
          <table:table-cell office:value-type="float" office:value="39.4663">
            <text:p>39.4663</text:p>
          </table:table-cell>
          <table:table-cell office:value-type="float" office:value="5.51761">
            <text:p>5.51761</text:p>
          </table:table-cell>
          <table:table-cell table:number-columns-repeated="2"/>
          <table:table-cell table:formula="of:=[.E17]+[.$D$4]" office:value-type="float" office:value="44.246002">
            <text:p>44.246002</text:p>
          </table:table-cell>
          <table:table-cell office:value-type="float" office:value="18">
            <text:p>18</text:p>
          </table:table-cell>
          <table:table-cell table:formula="of:=LOG10([.E18])" office:value-type="float" office:value="1.64587403463201">
            <text:p>1.6458740346</text:p>
          </table:table-cell>
          <table:table-cell table:formula="of:=[.F18]" office:value-type="float" office:value="18">
            <text:p>18</text:p>
          </table:table-cell>
        </table:table-row>
        <table:table-row table:style-name="ro1">
          <table:table-cell office:value-type="float" office:value="27.1405">
            <text:p>27.1405</text:p>
          </table:table-cell>
          <table:table-cell office:value-type="float" office:value="5.56734">
            <text:p>5.56734</text:p>
          </table:table-cell>
          <table:table-cell table:number-columns-repeated="2"/>
          <table:table-cell table:formula="of:=[.E18]+[.$D$4]" office:value-type="float" office:value="46.848708">
            <text:p>46.848708</text:p>
          </table:table-cell>
          <table:table-cell office:value-type="float" office:value="11">
            <text:p>11</text:p>
          </table:table-cell>
          <table:table-cell table:formula="of:=LOG10([.E19])" office:value-type="float" office:value="1.67069761835704">
            <text:p>1.6706976184</text:p>
          </table:table-cell>
          <table:table-cell table:formula="of:=[.F19]" office:value-type="float" office:value="11">
            <text:p>11</text:p>
          </table:table-cell>
        </table:table-row>
        <table:table-row table:style-name="ro1">
          <table:table-cell office:value-type="float" office:value="26.9108">
            <text:p>26.9108</text:p>
          </table:table-cell>
          <table:table-cell office:value-type="float" office:value="5.59812">
            <text:p>5.59812</text:p>
          </table:table-cell>
          <table:table-cell table:number-columns-repeated="2"/>
          <table:table-cell table:formula="of:=[.E19]+[.$D$4]" office:value-type="float" office:value="49.451414">
            <text:p>49.451414</text:p>
          </table:table-cell>
          <table:table-cell office:value-type="float" office:value="8">
            <text:p>8</text:p>
          </table:table-cell>
          <table:table-cell table:formula="of:=LOG10([.E20])" office:value-type="float" office:value="1.69417871420656">
            <text:p>1.6941787142</text:p>
          </table:table-cell>
          <table:table-cell table:formula="of:=[.F20]" office:value-type="float" office:value="8">
            <text:p>8</text:p>
          </table:table-cell>
        </table:table-row>
        <table:table-row table:style-name="ro1">
          <table:table-cell office:value-type="float" office:value="11.3667">
            <text:p>11.3667</text:p>
          </table:table-cell>
          <table:table-cell office:value-type="float" office:value="5.63601">
            <text:p>5.63601</text:p>
          </table:table-cell>
          <table:table-cell table:number-columns-repeated="2"/>
          <table:table-cell table:formula="of:=[.E20]+[.$D$4]" office:value-type="float" office:value="52.05412">
            <text:p>52.05412</text:p>
          </table:table-cell>
          <table:table-cell office:value-type="float" office:value="5">
            <text:p>5</text:p>
          </table:table-cell>
          <table:table-cell table:formula="of:=LOG10([.E21])" office:value-type="float" office:value="1.71645510891771">
            <text:p>1.7164551089</text:p>
          </table:table-cell>
          <table:table-cell table:formula="of:=[.F21]" office:value-type="float" office:value="5">
            <text:p>5</text:p>
          </table:table-cell>
        </table:table-row>
        <table:table-row table:style-name="ro1">
          <table:table-cell office:value-type="float" office:value="22.4754">
            <text:p>22.4754</text:p>
          </table:table-cell>
          <table:table-cell office:value-type="float" office:value="5.63601">
            <text:p>5.63601</text:p>
          </table:table-cell>
          <table:table-cell table:number-columns-repeated="2"/>
          <table:table-cell table:formula="of:=[.E21]+[.$D$4]" office:value-type="float" office:value="54.656826">
            <text:p>54.656826</text:p>
          </table:table-cell>
          <table:table-cell office:value-type="float" office:value="4">
            <text:p>4</text:p>
          </table:table-cell>
          <table:table-cell table:formula="of:=LOG10([.E22])" office:value-type="float" office:value="1.73764440798765">
            <text:p>1.737644408</text:p>
          </table:table-cell>
          <table:table-cell table:formula="of:=[.F22]" office:value-type="float" office:value="4">
            <text:p>4</text:p>
          </table:table-cell>
        </table:table-row>
        <table:table-row table:style-name="ro1">
          <table:table-cell office:value-type="float" office:value="13.4506">
            <text:p>13.4506</text:p>
          </table:table-cell>
          <table:table-cell office:value-type="float" office:value="5.68337">
            <text:p>5.68337</text:p>
          </table:table-cell>
          <table:table-cell table:number-columns-repeated="2"/>
          <table:table-cell table:formula="of:=[.E22]+[.$D$4]" office:value-type="float" office:value="57.259532">
            <text:p>57.259532</text:p>
          </table:table-cell>
          <table:table-cell office:value-type="float" office:value="5">
            <text:p>5</text:p>
          </table:table-cell>
          <table:table-cell table:formula="of:=LOG10([.E23])" office:value-type="float" office:value="1.75784779407594">
            <text:p>1.7578477941</text:p>
          </table:table-cell>
          <table:table-cell table:formula="of:=[.F23]" office:value-type="float" office:value="5">
            <text:p>5</text:p>
          </table:table-cell>
        </table:table-row>
        <table:table-row table:style-name="ro1">
          <table:table-cell office:value-type="float" office:value="24.9784">
            <text:p>24.9784</text:p>
          </table:table-cell>
          <table:table-cell office:value-type="float" office:value="5.74968">
            <text:p>5.74968</text:p>
          </table:table-cell>
          <table:table-cell table:number-columns-repeated="2"/>
          <table:table-cell table:formula="of:=[.E23]+[.$D$4]" office:value-type="float" office:value="59.862238">
            <text:p>59.862238</text:p>
          </table:table-cell>
          <table:table-cell office:value-type="float" office:value="7">
            <text:p>7</text:p>
          </table:table-cell>
          <table:table-cell table:formula="of:=LOG10([.E24])" office:value-type="float" office:value="1.77715294927132">
            <text:p>1.7771529493</text:p>
          </table:table-cell>
          <table:table-cell table:formula="of:=[.F24]" office:value-type="float" office:value="7">
            <text:p>7</text:p>
          </table:table-cell>
        </table:table-row>
        <table:table-row table:style-name="ro1">
          <table:table-cell office:value-type="float" office:value="6.35827">
            <text:p>6.35827</text:p>
          </table:table-cell>
          <table:table-cell office:value-type="float" office:value="5.78046">
            <text:p>5.78046</text:p>
          </table:table-cell>
          <table:table-cell table:number-columns-repeated="2"/>
          <table:table-cell table:formula="of:=[.E24]+[.$D$4]" office:value-type="float" office:value="62.464944">
            <text:p>62.464944</text:p>
          </table:table-cell>
          <table:table-cell office:value-type="float" office:value="6">
            <text:p>6</text:p>
          </table:table-cell>
          <table:table-cell table:formula="of:=LOG10([.E25])" office:value-type="float" office:value="1.79563635496534">
            <text:p>1.795636355</text:p>
          </table:table-cell>
          <table:table-cell table:formula="of:=[.F25]" office:value-type="float" office:value="6">
            <text:p>6</text:p>
          </table:table-cell>
        </table:table-row>
        <table:table-row table:style-name="ro1">
          <table:table-cell office:value-type="float" office:value="9.57885">
            <text:p>9.57885</text:p>
          </table:table-cell>
          <table:table-cell office:value-type="float" office:value="5.78283">
            <text:p>5.78283</text:p>
          </table:table-cell>
          <table:table-cell table:number-columns-repeated="2"/>
          <table:table-cell table:formula="of:=[.E25]+[.$D$4]" office:value-type="float" office:value="65.06765">
            <text:p>65.06765</text:p>
          </table:table-cell>
          <table:table-cell office:value-type="float" office:value="3">
            <text:p>3</text:p>
          </table:table-cell>
          <table:table-cell table:formula="of:=LOG10([.E26])" office:value-type="float" office:value="1.81336512192577">
            <text:p>1.8133651219</text:p>
          </table:table-cell>
          <table:table-cell table:formula="of:=[.F26]" office:value-type="float" office:value="3">
            <text:p>3</text:p>
          </table:table-cell>
        </table:table-row>
        <table:table-row table:style-name="ro1">
          <table:table-cell office:value-type="float" office:value="16.5197">
            <text:p>16.5197</text:p>
          </table:table-cell>
          <table:table-cell office:value-type="float" office:value="5.85624">
            <text:p>5.85624</text:p>
          </table:table-cell>
          <table:table-cell table:number-columns-repeated="2"/>
          <table:table-cell table:formula="of:=[.E26]+[.$D$4]" office:value-type="float" office:value="67.670356">
            <text:p>67.670356</text:p>
          </table:table-cell>
          <table:table-cell office:value-type="float" office:value="3">
            <text:p>3</text:p>
          </table:table-cell>
          <table:table-cell table:formula="of:=LOG10([.E27])" office:value-type="float" office:value="1.83039846122455">
            <text:p>1.8303984612</text:p>
          </table:table-cell>
          <table:table-cell table:formula="of:=[.F27]" office:value-type="float" office:value="3">
            <text:p>3</text:p>
          </table:table-cell>
        </table:table-row>
        <table:table-row table:style-name="ro1">
          <table:table-cell office:value-type="float" office:value="13.273">
            <text:p>13.273</text:p>
          </table:table-cell>
          <table:table-cell office:value-type="float" office:value="5.86808">
            <text:p>5.86808</text:p>
          </table:table-cell>
          <table:table-cell table:number-columns-repeated="2"/>
          <table:table-cell table:formula="of:=[.E27]+[.$D$4]" office:value-type="float" office:value="70.273062">
            <text:p>70.273062</text:p>
          </table:table-cell>
          <table:table-cell office:value-type="float" office:value="2">
            <text:p>2</text:p>
          </table:table-cell>
          <table:table-cell table:formula="of:=LOG10([.E28])" office:value-type="float" office:value="1.84678887741272">
            <text:p>1.8467888774</text:p>
          </table:table-cell>
          <table:table-cell table:formula="of:=[.F28]" office:value-type="float" office:value="2">
            <text:p>2</text:p>
          </table:table-cell>
        </table:table-row>
        <table:table-row table:style-name="ro1">
          <table:table-cell office:value-type="float" office:value="7.40496">
            <text:p>7.40496</text:p>
          </table:table-cell>
          <table:table-cell office:value-type="float" office:value="6.11673">
            <text:p>6.11673</text:p>
          </table:table-cell>
          <table:table-cell table:number-columns-repeated="2"/>
          <table:table-cell table:formula="of:=[.E28]+[.$D$4]" office:value-type="float" office:value="72.875768">
            <text:p>72.875768</text:p>
          </table:table-cell>
          <table:table-cell office:value-type="float" office:value="3">
            <text:p>3</text:p>
          </table:table-cell>
          <table:table-cell table:formula="of:=LOG10([.E29])" office:value-type="float" office:value="1.86258314459595">
            <text:p>1.8625831446</text:p>
          </table:table-cell>
          <table:table-cell table:formula="of:=[.F29]" office:value-type="float" office:value="3">
            <text:p>3</text:p>
          </table:table-cell>
        </table:table-row>
        <table:table-row table:style-name="ro1">
          <table:table-cell office:value-type="float" office:value="11.317">
            <text:p>11.317</text:p>
          </table:table-cell>
          <table:table-cell office:value-type="float" office:value="6.23277">
            <text:p>6.23277</text:p>
          </table:table-cell>
          <table:table-cell table:number-columns-repeated="2"/>
          <table:table-cell table:formula="of:=[.E29]+[.$D$4]" office:value-type="float" office:value="75.478474">
            <text:p>75.478474</text:p>
          </table:table-cell>
          <table:table-cell office:value-type="float" office:value="2">
            <text:p>2</text:p>
          </table:table-cell>
          <table:table-cell table:formula="of:=LOG10([.E30])" office:value-type="float" office:value="1.87782311115269">
            <text:p>1.8778231112</text:p>
          </table:table-cell>
          <table:table-cell table:formula="of:=[.F30]" office:value-type="float" office:value="2">
            <text:p>2</text:p>
          </table:table-cell>
        </table:table-row>
        <table:table-row table:style-name="ro1">
          <table:table-cell office:value-type="float" office:value="14.0711">
            <text:p>14.0711</text:p>
          </table:table-cell>
          <table:table-cell office:value-type="float" office:value="6.28249">
            <text:p>6.28249</text:p>
          </table:table-cell>
          <table:table-cell table:number-columns-repeated="2"/>
          <table:table-cell table:formula="of:=[.E30]+[.$D$4]" office:value-type="float" office:value="78.08118">
            <text:p>78.08118</text:p>
          </table:table-cell>
          <table:table-cell office:value-type="float" office:value="2">
            <text:p>2</text:p>
          </table:table-cell>
          <table:table-cell table:formula="of:=LOG10([.E31])" office:value-type="float" office:value="1.89254636797339">
            <text:p>1.892546368</text:p>
          </table:table-cell>
          <table:table-cell table:formula="of:=[.F31]" office:value-type="float" office:value="2">
            <text:p>2</text:p>
          </table:table-cell>
        </table:table-row>
        <table:table-row table:style-name="ro1">
          <table:table-cell office:value-type="float" office:value="7.76964">
            <text:p>7.76964</text:p>
          </table:table-cell>
          <table:table-cell office:value-type="float" office:value="6.35827">
            <text:p>6.35827</text:p>
          </table:table-cell>
          <table:table-cell table:number-columns-repeated="2"/>
          <table:table-cell table:formula="of:=[.E31]+[.$D$4]" office:value-type="float" office:value="80.683886">
            <text:p>80.683886</text:p>
          </table:table-cell>
          <table:table-cell office:value-type="float" office:value="1">
            <text:p>1</text:p>
          </table:table-cell>
          <table:table-cell table:formula="of:=LOG10([.E32])" office:value-type="float" office:value="1.906786807088">
            <text:p>1.9067868071</text:p>
          </table:table-cell>
          <table:table-cell table:formula="of:=[.F32]" office:value-type="float" office:value="1">
            <text:p>1</text:p>
          </table:table-cell>
        </table:table-row>
        <table:table-row table:style-name="ro1">
          <table:table-cell office:value-type="float" office:value="22.2859">
            <text:p>22.2859</text:p>
          </table:table-cell>
          <table:table-cell office:value-type="float" office:value="6.37011">
            <text:p>6.37011</text:p>
          </table:table-cell>
          <table:table-cell table:number-columns-repeated="2"/>
          <table:table-cell table:formula="of:=[.E32]+[.$D$4]" office:value-type="float" office:value="83.286592">
            <text:p>83.286592</text:p>
          </table:table-cell>
          <table:table-cell office:value-type="float" office:value="2">
            <text:p>2</text:p>
          </table:table-cell>
          <table:table-cell table:formula="of:=LOG10([.E33])" office:value-type="float" office:value="1.92057509157364">
            <text:p>1.9205750916</text:p>
          </table:table-cell>
          <table:table-cell table:formula="of:=[.F33]" office:value-type="float" office:value="2">
            <text:p>2</text:p>
          </table:table-cell>
        </table:table-row>
        <table:table-row table:style-name="ro1">
          <table:table-cell office:value-type="float" office:value="39.1584">
            <text:p>39.1584</text:p>
          </table:table-cell>
          <table:table-cell office:value-type="float" office:value="6.38432">
            <text:p>6.38432</text:p>
          </table:table-cell>
          <table:table-cell table:number-columns-repeated="2"/>
          <table:table-cell table:formula="of:=[.E33]+[.$D$4]" office:value-type="float" office:value="85.889298">
            <text:p>85.889298</text:p>
          </table:table-cell>
          <table:table-cell office:value-type="float" office:value="0">
            <text:p>0</text:p>
          </table:table-cell>
          <table:table-cell table:formula="of:=LOG10([.E34])" office:value-type="float" office:value="1.93393905313162">
            <text:p>1.9339390531</text:p>
          </table:table-cell>
          <table:table-cell table:formula="of:=[.F34]" office:value-type="float" office:value="0">
            <text:p>0</text:p>
          </table:table-cell>
        </table:table-row>
        <table:table-row table:style-name="ro1">
          <table:table-cell office:value-type="float" office:value="19.1861">
            <text:p>19.1861</text:p>
          </table:table-cell>
          <table:table-cell office:value-type="float" office:value="6.40327">
            <text:p>6.40327</text:p>
          </table:table-cell>
          <table:table-cell table:number-columns-repeated="2"/>
          <table:table-cell table:formula="of:=[.E34]+[.$D$4]" office:value-type="float" office:value="88.492004">
            <text:p>88.492004</text:p>
          </table:table-cell>
          <table:table-cell office:value-type="float" office:value="1">
            <text:p>1</text:p>
          </table:table-cell>
          <table:table-cell table:formula="of:=LOG10([.E35])" office:value-type="float" office:value="1.94690403029599">
            <text:p>1.9469040303</text:p>
          </table:table-cell>
          <table:table-cell table:formula="of:=[.F35]" office:value-type="float" office:value="1">
            <text:p>1</text:p>
          </table:table-cell>
        </table:table-row>
        <table:table-row table:style-name="ro1">
          <table:table-cell office:value-type="float" office:value="17.9524">
            <text:p>17.9524</text:p>
          </table:table-cell>
          <table:table-cell office:value-type="float" office:value="6.453">
            <text:p>6.453</text:p>
          </table:table-cell>
          <table:table-cell table:number-columns-repeated="2"/>
          <table:table-cell table:formula="of:=[.E35]+[.$D$4]" office:value-type="float" office:value="91.09471">
            <text:p>91.09471</text:p>
          </table:table-cell>
          <table:table-cell office:value-type="float" office:value="1">
            <text:p>1</text:p>
          </table:table-cell>
          <table:table-cell table:formula="of:=LOG10([.E36])" office:value-type="float" office:value="1.95949315760401">
            <text:p>1.9594931576</text:p>
          </table:table-cell>
          <table:table-cell table:formula="of:=[.F36]" office:value-type="float" office:value="1">
            <text:p>1</text:p>
          </table:table-cell>
        </table:table-row>
        <table:table-row table:style-name="ro1">
          <table:table-cell office:value-type="float" office:value="32.5681">
            <text:p>32.5681</text:p>
          </table:table-cell>
          <table:table-cell office:value-type="float" office:value="6.4672">
            <text:p>6.4672</text:p>
          </table:table-cell>
          <table:table-cell table:number-columns-repeated="2"/>
          <table:table-cell table:formula="of:=[.E36]+[.$D$4]" office:value-type="float" office:value="93.697416">
            <text:p>93.697416</text:p>
          </table:table-cell>
          <table:table-cell office:value-type="float" office:value="2">
            <text:p>2</text:p>
          </table:table-cell>
          <table:table-cell table:formula="of:=LOG10([.E37])" office:value-type="float" office:value="1.97172761402102">
            <text:p>1.971727614</text:p>
          </table:table-cell>
          <table:table-cell table:formula="of:=[.F37]" office:value-type="float" office:value="2">
            <text:p>2</text:p>
          </table:table-cell>
        </table:table-row>
        <table:table-row table:style-name="ro1">
          <table:table-cell office:value-type="float" office:value="25.4355">
            <text:p>25.4355</text:p>
          </table:table-cell>
          <table:table-cell office:value-type="float" office:value="6.47431">
            <text:p>6.47431</text:p>
          </table:table-cell>
          <table:table-cell table:number-columns-repeated="2"/>
          <table:table-cell table:formula="of:=[.E37]+[.$D$4]" office:value-type="float" office:value="96.300122">
            <text:p>96.300122</text:p>
          </table:table-cell>
          <table:table-cell office:value-type="float" office:value="0">
            <text:p>0</text:p>
          </table:table-cell>
          <table:table-cell table:formula="of:=LOG10([.E38])" office:value-type="float" office:value="1.98362683732073">
            <text:p>1.9836268373</text:p>
          </table:table-cell>
          <table:table-cell table:formula="of:=[.F38]" office:value-type="float" office:value="0">
            <text:p>0</text:p>
          </table:table-cell>
        </table:table-row>
        <table:table-row table:style-name="ro1">
          <table:table-cell office:value-type="float" office:value="38.7772">
            <text:p>38.7772</text:p>
          </table:table-cell>
          <table:table-cell office:value-type="float" office:value="6.48378">
            <text:p>6.48378</text:p>
          </table:table-cell>
          <table:table-cell table:number-columns-repeated="2"/>
          <table:table-cell table:formula="of:=[.E38]+[.$D$4]" office:value-type="float" office:value="98.902828">
            <text:p>98.902828</text:p>
          </table:table-cell>
          <table:table-cell office:value-type="float" office:value="0">
            <text:p>0</text:p>
          </table:table-cell>
          <table:table-cell table:formula="of:=LOG10([.E39])" office:value-type="float" office:value="1.99520870987054">
            <text:p>1.9952087099</text:p>
          </table:table-cell>
          <table:table-cell table:formula="of:=[.F39]" office:value-type="float" office:value="0">
            <text:p>0</text:p>
          </table:table-cell>
        </table:table-row>
        <table:table-row table:style-name="ro1">
          <table:table-cell office:value-type="float" office:value="11.7859">
            <text:p>11.7859</text:p>
          </table:table-cell>
          <table:table-cell office:value-type="float" office:value="6.49325">
            <text:p>6.49325</text:p>
          </table:table-cell>
          <table:table-cell table:number-columns-repeated="2"/>
          <table:table-cell table:formula="of:=[.E39]+[.$D$4]" office:value-type="float" office:value="101.505534">
            <text:p>101.505534</text:p>
          </table:table-cell>
          <table:table-cell office:value-type="float" office:value="0">
            <text:p>0</text:p>
          </table:table-cell>
          <table:table-cell table:formula="of:=LOG10([.E40])" office:value-type="float" office:value="2.00648972028023">
            <text:p>2.0064897203</text:p>
          </table:table-cell>
          <table:table-cell table:formula="of:=[.F40]" office:value-type="float" office:value="0">
            <text:p>0</text:p>
          </table:table-cell>
        </table:table-row>
        <table:table-row table:style-name="ro1">
          <table:table-cell office:value-type="float" office:value="15.4233">
            <text:p>15.4233</text:p>
          </table:table-cell>
          <table:table-cell office:value-type="float" office:value="6.59745">
            <text:p>6.59745</text:p>
          </table:table-cell>
          <table:table-cell table:number-columns-repeated="2"/>
          <table:table-cell table:formula="of:=[.E40]+[.$D$4]" office:value-type="float" office:value="104.10824">
            <text:p>104.10824</text:p>
          </table:table-cell>
          <table:table-cell office:value-type="float" office:value="0">
            <text:p>0</text:p>
          </table:table-cell>
          <table:table-cell table:formula="of:=LOG10([.E41])" office:value-type="float" office:value="2.01748510458169">
            <text:p>2.0174851046</text:p>
          </table:table-cell>
          <table:table-cell table:formula="of:=[.F41]" office:value-type="float" office:value="0">
            <text:p>0</text:p>
          </table:table-cell>
        </table:table-row>
        <table:table-row table:style-name="ro1">
          <table:table-cell office:value-type="float" office:value="9.14549">
            <text:p>9.14549</text:p>
          </table:table-cell>
          <table:table-cell office:value-type="float" office:value="6.65665">
            <text:p>6.65665</text:p>
          </table:table-cell>
          <table:table-cell table:number-columns-repeated="2"/>
          <table:table-cell table:formula="of:=[.E41]+[.$D$4]" office:value-type="float" office:value="106.710946">
            <text:p>106.710946</text:p>
          </table:table-cell>
          <table:table-cell office:value-type="float" office:value="0">
            <text:p>0</text:p>
          </table:table-cell>
          <table:table-cell table:formula="of:=LOG10([.E42])" office:value-type="float" office:value="2.02820896997347">
            <text:p>2.02820897</text:p>
          </table:table-cell>
          <table:table-cell table:formula="of:=[.F42]" office:value-type="float" office:value="0">
            <text:p>0</text:p>
          </table:table-cell>
        </table:table-row>
        <table:table-row table:style-name="ro1">
          <table:table-cell office:value-type="float" office:value="31.7322">
            <text:p>31.7322</text:p>
          </table:table-cell>
          <table:table-cell office:value-type="float" office:value="6.66139">
            <text:p>6.66139</text:p>
          </table:table-cell>
          <table:table-cell table:number-columns-repeated="2"/>
          <table:table-cell table:formula="of:=[.E42]+[.$D$4]" office:value-type="float" office:value="109.313652">
            <text:p>109.313652</text:p>
          </table:table-cell>
          <table:table-cell office:value-type="float" office:value="0">
            <text:p>0</text:p>
          </table:table-cell>
          <table:table-cell table:formula="of:=LOG10([.E43])" office:value-type="float" office:value="2.03867440365163">
            <text:p>2.0386744037</text:p>
          </table:table-cell>
          <table:table-cell table:formula="of:=[.F43]" office:value-type="float" office:value="0">
            <text:p>0</text:p>
          </table:table-cell>
        </table:table-row>
        <table:table-row table:style-name="ro1">
          <table:table-cell office:value-type="float" office:value="34.3252">
            <text:p>34.3252</text:p>
          </table:table-cell>
          <table:table-cell office:value-type="float" office:value="6.7419">
            <text:p>6.7419</text:p>
          </table:table-cell>
          <table:table-cell table:number-columns-repeated="2"/>
          <table:table-cell table:formula="of:=[.E43]+[.$D$4]" office:value-type="float" office:value="111.916358">
            <text:p>111.916358</text:p>
          </table:table-cell>
          <table:table-cell office:value-type="float" office:value="0">
            <text:p>0</text:p>
          </table:table-cell>
          <table:table-cell table:formula="of:=LOG10([.E44])" office:value-type="float" office:value="2.04889356883332">
            <text:p>2.0488935688</text:p>
          </table:table-cell>
          <table:table-cell table:formula="of:=[.F44]" office:value-type="float" office:value="0">
            <text:p>0</text:p>
          </table:table-cell>
        </table:table-row>
        <table:table-row table:style-name="ro1">
          <table:table-cell office:value-type="float" office:value="6.91003">
            <text:p>6.91003</text:p>
          </table:table-cell>
          <table:table-cell office:value-type="float" office:value="6.76321">
            <text:p>6.76321</text:p>
          </table:table-cell>
          <table:table-cell table:number-columns-repeated="2"/>
          <table:table-cell table:formula="of:=[.E44]+[.$D$4]" office:value-type="float" office:value="114.519064">
            <text:p>114.519064</text:p>
          </table:table-cell>
          <table:table-cell office:value-type="float" office:value="0">
            <text:p>0</text:p>
          </table:table-cell>
          <table:table-cell table:formula="of:=LOG10([.E45])" office:value-type="float" office:value="2.05887778973992">
            <text:p>2.0588777897</text:p>
          </table:table-cell>
          <table:table-cell table:formula="of:=[.F45]" office:value-type="float" office:value="0">
            <text:p>0</text:p>
          </table:table-cell>
        </table:table-row>
        <table:table-row table:style-name="ro1">
          <table:table-cell office:value-type="float" office:value="57.7265">
            <text:p>57.7265</text:p>
          </table:table-cell>
          <table:table-cell office:value-type="float" office:value="6.78926">
            <text:p>6.78926</text:p>
          </table:table-cell>
          <table:table-cell table:number-columns-repeated="2"/>
          <table:table-cell table:formula="of:=[.E45]+[.$D$4]" office:value-type="float" office:value="117.12177">
            <text:p>117.12177</text:p>
          </table:table-cell>
          <table:table-cell office:value-type="float" office:value="0">
            <text:p>0</text:p>
          </table:table-cell>
          <table:table-cell table:formula="of:=LOG10([.E46])" office:value-type="float" office:value="2.06863762702907">
            <text:p>2.068637627</text:p>
          </table:table-cell>
          <table:table-cell table:formula="of:=[.F46]" office:value-type="float" office:value="0">
            <text:p>0</text:p>
          </table:table-cell>
        </table:table-row>
        <table:table-row table:style-name="ro1">
          <table:table-cell office:value-type="float" office:value="11.954">
            <text:p>11.954</text:p>
          </table:table-cell>
          <table:table-cell office:value-type="float" office:value="6.86741">
            <text:p>6.86741</text:p>
          </table:table-cell>
          <table:table-cell table:number-columns-repeated="2"/>
          <table:table-cell table:formula="of:=[.E46]+[.$D$4]" office:value-type="float" office:value="119.724476">
            <text:p>119.724476</text:p>
          </table:table-cell>
          <table:table-cell office:value-type="float" office:value="0">
            <text:p>0</text:p>
          </table:table-cell>
          <table:table-cell table:formula="of:=LOG10([.E47])" office:value-type="float" office:value="2.0781829449353">
            <text:p>2.0781829449</text:p>
          </table:table-cell>
          <table:table-cell table:formula="of:=[.F47]" office:value-type="float" office:value="0">
            <text:p>0</text:p>
          </table:table-cell>
        </table:table-row>
        <table:table-row table:style-name="ro1">
          <table:table-cell office:value-type="float" office:value="42.649">
            <text:p>42.649</text:p>
          </table:table-cell>
          <table:table-cell office:value-type="float" office:value="6.86741">
            <text:p>6.86741</text:p>
          </table:table-cell>
          <table:table-cell table:number-columns-repeated="2"/>
          <table:table-cell table:formula="of:=[.E47]+[.$D$4]" office:value-type="float" office:value="122.327182">
            <text:p>122.327182</text:p>
          </table:table-cell>
          <table:table-cell office:value-type="float" office:value="0">
            <text:p>0</text:p>
          </table:table-cell>
          <table:table-cell table:formula="of:=LOG10([.E48])" office:value-type="float" office:value="2.08752297118945">
            <text:p>2.0875229712</text:p>
          </table:table-cell>
          <table:table-cell table:formula="of:=[.F48]" office:value-type="float" office:value="0">
            <text:p>0</text:p>
          </table:table-cell>
        </table:table-row>
        <table:table-row table:style-name="ro1">
          <table:table-cell office:value-type="float" office:value="19.1766">
            <text:p>19.1766</text:p>
          </table:table-cell>
          <table:table-cell office:value-type="float" office:value="6.88162">
            <text:p>6.88162</text:p>
          </table:table-cell>
          <table:table-cell table:number-columns-repeated="2"/>
          <table:table-cell table:formula="of:=[.E48]+[.$D$4]" office:value-type="float" office:value="124.929888">
            <text:p>124.929888</text:p>
          </table:table-cell>
          <table:table-cell office:value-type="float" office:value="0">
            <text:p>0</text:p>
          </table:table-cell>
          <table:table-cell table:formula="of:=LOG10([.E49])" office:value-type="float" office:value="2.09666635062932">
            <text:p>2.0966663506</text:p>
          </table:table-cell>
          <table:table-cell table:formula="of:=[.F49]" office:value-type="float" office:value="0">
            <text:p>0</text:p>
          </table:table-cell>
        </table:table-row>
        <table:table-row table:style-name="ro1">
          <table:table-cell office:value-type="float" office:value="7.8691">
            <text:p>7.8691</text:p>
          </table:table-cell>
          <table:table-cell office:value-type="float" office:value="6.91003">
            <text:p>6.91003</text:p>
          </table:table-cell>
          <table:table-cell table:number-columns-repeated="2"/>
          <table:table-cell table:formula="of:=[.E49]+[.$D$4]" office:value-type="float" office:value="127.532594">
            <text:p>127.532594</text:p>
          </table:table-cell>
          <table:table-cell office:value-type="float" office:value="0">
            <text:p>0</text:p>
          </table:table-cell>
          <table:table-cell table:formula="of:=LOG10([.E50])" office:value-type="float" office:value="2.10562119328224">
            <text:p>2.1056211933</text:p>
          </table:table-cell>
          <table:table-cell table:formula="of:=[.F50]" office:value-type="float" office:value="0">
            <text:p>0</text:p>
          </table:table-cell>
        </table:table-row>
        <table:table-row table:style-name="ro1">
          <table:table-cell office:value-type="float" office:value="9.80855">
            <text:p>9.80855</text:p>
          </table:table-cell>
          <table:table-cell office:value-type="float" office:value="6.9574">
            <text:p>6.9574</text:p>
          </table:table-cell>
          <table:table-cell table:number-columns-repeated="2"/>
          <table:table-cell table:formula="of:=[.E50]+[.$D$4]" office:value-type="float" office:value="130.1353">
            <text:p>130.1353</text:p>
          </table:table-cell>
          <table:table-cell office:value-type="float" office:value="0">
            <text:p>0</text:p>
          </table:table-cell>
          <table:table-cell table:formula="of:=LOG10([.E51])" office:value-type="float" office:value="2.11439511758975">
            <text:p>2.1143951176</text:p>
          </table:table-cell>
          <table:table-cell table:formula="of:=[.F51]" office:value-type="float" office:value="0">
            <text:p>0</text:p>
          </table:table-cell>
        </table:table-row>
        <table:table-row table:style-name="ro1">
          <table:table-cell office:value-type="float" office:value="18.4449">
            <text:p>18.4449</text:p>
          </table:table-cell>
          <table:table-cell office:value-type="float" office:value="7.00239">
            <text:p>7.00239</text:p>
          </table:table-cell>
          <table:table-cell table:number-columns-repeated="2"/>
          <table:table-cell table:formula="of:=[.E51]+[.$D$4]" office:value-type="float" office:value="132.738006">
            <text:p>132.738006</text:p>
          </table:table-cell>
          <table:table-cell office:value-type="float" office:value="0">
            <text:p>0</text:p>
          </table:table-cell>
          <table:table-cell table:formula="of:=LOG10([.E52])" office:value-type="float" office:value="2.12299528935167">
            <text:p>2.1229952894</text:p>
          </table:table-cell>
          <table:table-cell table:formula="of:=[.F52]" office:value-type="float" office:value="0">
            <text:p>0</text:p>
          </table:table-cell>
        </table:table-row>
        <table:table-row table:style-name="ro1">
          <table:table-cell office:value-type="float" office:value="30.2782">
            <text:p>30.2782</text:p>
          </table:table-cell>
          <table:table-cell office:value-type="float" office:value="7.02133">
            <text:p>7.02133</text:p>
          </table:table-cell>
          <table:table-cell table:number-columns-repeated="2"/>
          <table:table-cell table:formula="of:=[.E52]+[.$D$4]" office:value-type="float" office:value="135.340712">
            <text:p>135.340712</text:p>
          </table:table-cell>
          <table:table-cell office:value-type="float" office:value="1">
            <text:p>1</text:p>
          </table:table-cell>
          <table:table-cell table:formula="of:=LOG10([.E53])" office:value-type="float" office:value="2.13142845688853">
            <text:p>2.1314284569</text:p>
          </table:table-cell>
          <table:table-cell table:formula="of:=[.F53]" office:value-type="float" office:value="1">
            <text:p>1</text:p>
          </table:table-cell>
        </table:table-row>
        <table:table-row table:style-name="ro1">
          <table:table-cell office:value-type="float" office:value="11.2815">
            <text:p>11.2815</text:p>
          </table:table-cell>
          <table:table-cell office:value-type="float" office:value="7.06159">
            <text:p>7.06159</text:p>
          </table:table-cell>
          <table:table-cell table:number-columns-repeated="6"/>
        </table:table-row>
        <table:table-row table:style-name="ro1">
          <table:table-cell office:value-type="float" office:value="21.2487">
            <text:p>21.2487</text:p>
          </table:table-cell>
          <table:table-cell office:value-type="float" office:value="7.0758">
            <text:p>7.0758</text:p>
          </table:table-cell>
          <table:table-cell table:number-columns-repeated="6"/>
        </table:table-row>
        <table:table-row table:style-name="ro1">
          <table:table-cell office:value-type="float" office:value="15.8495">
            <text:p>15.8495</text:p>
          </table:table-cell>
          <table:table-cell office:value-type="float" office:value="7.11132">
            <text:p>7.11132</text:p>
          </table:table-cell>
          <table:table-cell table:number-columns-repeated="6"/>
        </table:table-row>
        <table:table-row table:style-name="ro1">
          <table:table-cell office:value-type="float" office:value="3.8197">
            <text:p>3.8197</text:p>
          </table:table-cell>
          <table:table-cell office:value-type="float" office:value="7.21788">
            <text:p>7.21788</text:p>
          </table:table-cell>
          <table:table-cell table:number-columns-repeated="6"/>
        </table:table-row>
        <table:table-row table:style-name="ro1">
          <table:table-cell office:value-type="float" office:value="13.9479">
            <text:p>13.9479</text:p>
          </table:table-cell>
          <table:table-cell office:value-type="float" office:value="7.22972">
            <text:p>7.22972</text:p>
          </table:table-cell>
          <table:table-cell table:number-columns-repeated="6"/>
        </table:table-row>
        <table:table-row table:style-name="ro1">
          <table:table-cell office:value-type="float" office:value="19.8468">
            <text:p>19.8468</text:p>
          </table:table-cell>
          <table:table-cell office:value-type="float" office:value="7.27235">
            <text:p>7.27235</text:p>
          </table:table-cell>
          <table:table-cell table:number-columns-repeated="6"/>
        </table:table-row>
        <table:table-row table:style-name="ro1">
          <table:table-cell office:value-type="float" office:value="5.19318">
            <text:p>5.19318</text:p>
          </table:table-cell>
          <table:table-cell office:value-type="float" office:value="7.28419">
            <text:p>7.28419</text:p>
          </table:table-cell>
          <table:table-cell table:number-columns-repeated="6"/>
        </table:table-row>
        <table:table-row table:style-name="ro1">
          <table:table-cell office:value-type="float" office:value="59.2942">
            <text:p>59.2942</text:p>
          </table:table-cell>
          <table:table-cell office:value-type="float" office:value="7.30077">
            <text:p>7.30077</text:p>
          </table:table-cell>
          <table:table-cell table:number-columns-repeated="6"/>
        </table:table-row>
        <table:table-row table:style-name="ro1">
          <table:table-cell office:value-type="float" office:value="14.7957">
            <text:p>14.7957</text:p>
          </table:table-cell>
          <table:table-cell office:value-type="float" office:value="7.30787">
            <text:p>7.30787</text:p>
          </table:table-cell>
          <table:table-cell table:number-columns-repeated="6"/>
        </table:table-row>
        <table:table-row table:style-name="ro1">
          <table:table-cell office:value-type="float" office:value="4.69825">
            <text:p>4.69825</text:p>
          </table:table-cell>
          <table:table-cell office:value-type="float" office:value="7.33865">
            <text:p>7.33865</text:p>
          </table:table-cell>
          <table:table-cell table:number-columns-repeated="6"/>
        </table:table-row>
        <table:table-row table:style-name="ro1">
          <table:table-cell office:value-type="float" office:value="7.49968">
            <text:p>7.49968</text:p>
          </table:table-cell>
          <table:table-cell office:value-type="float" office:value="7.3505">
            <text:p>7.3505</text:p>
          </table:table-cell>
          <table:table-cell table:number-columns-repeated="6"/>
        </table:table-row>
        <table:table-row table:style-name="ro1">
          <table:table-cell office:value-type="float" office:value="19.3022">
            <text:p>19.3022</text:p>
          </table:table-cell>
          <table:table-cell office:value-type="float" office:value="7.35523">
            <text:p>7.35523</text:p>
          </table:table-cell>
          <table:table-cell table:number-columns-repeated="6"/>
        </table:table-row>
        <table:table-row table:style-name="ro1">
          <table:table-cell office:value-type="float" office:value="16.2166">
            <text:p>16.2166</text:p>
          </table:table-cell>
          <table:table-cell office:value-type="float" office:value="7.38602">
            <text:p>7.38602</text:p>
          </table:table-cell>
          <table:table-cell table:number-columns-repeated="6"/>
        </table:table-row>
        <table:table-row table:style-name="ro1">
          <table:table-cell office:value-type="float" office:value="24.6611">
            <text:p>24.6611</text:p>
          </table:table-cell>
          <table:table-cell office:value-type="float" office:value="7.40496">
            <text:p>7.40496</text:p>
          </table:table-cell>
          <table:table-cell table:number-columns-repeated="6"/>
        </table:table-row>
        <table:table-row table:style-name="ro1">
          <table:table-cell office:value-type="float" office:value="33.2169">
            <text:p>33.2169</text:p>
          </table:table-cell>
          <table:table-cell office:value-type="float" office:value="7.43338">
            <text:p>7.43338</text:p>
          </table:table-cell>
          <table:table-cell table:number-columns-repeated="6"/>
        </table:table-row>
        <table:table-row table:style-name="ro1">
          <table:table-cell office:value-type="float" office:value="10.4574">
            <text:p>10.4574</text:p>
          </table:table-cell>
          <table:table-cell office:value-type="float" office:value="7.49968">
            <text:p>7.49968</text:p>
          </table:table-cell>
          <table:table-cell table:number-columns-repeated="6"/>
        </table:table-row>
        <table:table-row table:style-name="ro1">
          <table:table-cell office:value-type="float" office:value="42.9189">
            <text:p>42.9189</text:p>
          </table:table-cell>
          <table:table-cell office:value-type="float" office:value="7.50442">
            <text:p>7.50442</text:p>
          </table:table-cell>
          <table:table-cell table:number-columns-repeated="6"/>
        </table:table-row>
        <table:table-row table:style-name="ro1">
          <table:table-cell office:value-type="float" office:value="21.9189">
            <text:p>21.9189</text:p>
          </table:table-cell>
          <table:table-cell office:value-type="float" office:value="7.51626">
            <text:p>7.51626</text:p>
          </table:table-cell>
          <table:table-cell table:number-columns-repeated="6"/>
        </table:table-row>
        <table:table-row table:style-name="ro1">
          <table:table-cell office:value-type="float" office:value="20.517">
            <text:p>20.517</text:p>
          </table:table-cell>
          <table:table-cell office:value-type="float" office:value="7.60625">
            <text:p>7.60625</text:p>
          </table:table-cell>
          <table:table-cell table:number-columns-repeated="6"/>
        </table:table-row>
        <table:table-row table:style-name="ro1">
          <table:table-cell office:value-type="float" office:value="12.3637">
            <text:p>12.3637</text:p>
          </table:table-cell>
          <table:table-cell office:value-type="float" office:value="7.63466">
            <text:p>7.63466</text:p>
          </table:table-cell>
          <table:table-cell table:number-columns-repeated="6"/>
        </table:table-row>
        <table:table-row table:style-name="ro1">
          <table:table-cell office:value-type="float" office:value="11.7717">
            <text:p>11.7717</text:p>
          </table:table-cell>
          <table:table-cell office:value-type="float" office:value="7.66308">
            <text:p>7.66308</text:p>
          </table:table-cell>
          <table:table-cell table:number-columns-repeated="6"/>
        </table:table-row>
        <table:table-row table:style-name="ro1">
          <table:table-cell office:value-type="float" office:value="15.132">
            <text:p>15.132</text:p>
          </table:table-cell>
          <table:table-cell office:value-type="float" office:value="7.73649">
            <text:p>7.73649</text:p>
          </table:table-cell>
          <table:table-cell table:number-columns-repeated="6"/>
        </table:table-row>
        <table:table-row table:style-name="ro1">
          <table:table-cell office:value-type="float" office:value="15.9016">
            <text:p>15.9016</text:p>
          </table:table-cell>
          <table:table-cell office:value-type="float" office:value="7.76491">
            <text:p>7.76491</text:p>
          </table:table-cell>
          <table:table-cell table:number-columns-repeated="6"/>
        </table:table-row>
        <table:table-row table:style-name="ro1">
          <table:table-cell office:value-type="float" office:value="35.038">
            <text:p>35.038</text:p>
          </table:table-cell>
          <table:table-cell office:value-type="float" office:value="7.76964">
            <text:p>7.76964</text:p>
          </table:table-cell>
          <table:table-cell table:number-columns-repeated="6"/>
        </table:table-row>
        <table:table-row table:style-name="ro1">
          <table:table-cell office:value-type="float" office:value="21.8407">
            <text:p>21.8407</text:p>
          </table:table-cell>
          <table:table-cell office:value-type="float" office:value="7.76964">
            <text:p>7.76964</text:p>
          </table:table-cell>
          <table:table-cell table:number-columns-repeated="6"/>
        </table:table-row>
        <table:table-row table:style-name="ro1">
          <table:table-cell office:value-type="float" office:value="26.5674">
            <text:p>26.5674</text:p>
          </table:table-cell>
          <table:table-cell office:value-type="float" office:value="7.78622">
            <text:p>7.78622</text:p>
          </table:table-cell>
          <table:table-cell table:number-columns-repeated="6"/>
        </table:table-row>
        <table:table-row table:style-name="ro1">
          <table:table-cell office:value-type="float" office:value="33.9629">
            <text:p>33.9629</text:p>
          </table:table-cell>
          <table:table-cell office:value-type="float" office:value="7.81227">
            <text:p>7.81227</text:p>
          </table:table-cell>
          <table:table-cell table:number-columns-repeated="6"/>
        </table:table-row>
        <table:table-row table:style-name="ro1">
          <table:table-cell office:value-type="float" office:value="26.6811">
            <text:p>26.6811</text:p>
          </table:table-cell>
          <table:table-cell office:value-type="float" office:value="7.83832">
            <text:p>7.83832</text:p>
          </table:table-cell>
          <table:table-cell table:number-columns-repeated="6"/>
        </table:table-row>
        <table:table-row table:style-name="ro1">
          <table:table-cell office:value-type="float" office:value="12.2121">
            <text:p>12.2121</text:p>
          </table:table-cell>
          <table:table-cell office:value-type="float" office:value="7.85726">
            <text:p>7.85726</text:p>
          </table:table-cell>
          <table:table-cell table:number-columns-repeated="6"/>
        </table:table-row>
        <table:table-row table:style-name="ro1">
          <table:table-cell office:value-type="float" office:value="29.4872">
            <text:p>29.4872</text:p>
          </table:table-cell>
          <table:table-cell office:value-type="float" office:value="7.8691">
            <text:p>7.8691</text:p>
          </table:table-cell>
          <table:table-cell table:number-columns-repeated="6"/>
        </table:table-row>
        <table:table-row table:style-name="ro1">
          <table:table-cell office:value-type="float" office:value="11.632">
            <text:p>11.632</text:p>
          </table:table-cell>
          <table:table-cell office:value-type="float" office:value="7.94725">
            <text:p>7.94725</text:p>
          </table:table-cell>
          <table:table-cell table:number-columns-repeated="6"/>
        </table:table-row>
        <table:table-row table:style-name="ro1">
          <table:table-cell office:value-type="float" office:value="21.7531">
            <text:p>21.7531</text:p>
          </table:table-cell>
          <table:table-cell office:value-type="float" office:value="7.97803">
            <text:p>7.97803</text:p>
          </table:table-cell>
          <table:table-cell table:number-columns-repeated="6"/>
        </table:table-row>
        <table:table-row table:style-name="ro1">
          <table:table-cell office:value-type="float" office:value="20.0102">
            <text:p>20.0102</text:p>
          </table:table-cell>
          <table:table-cell office:value-type="float" office:value="8.02303">
            <text:p>8.02303</text:p>
          </table:table-cell>
          <table:table-cell table:number-columns-repeated="6"/>
        </table:table-row>
        <table:table-row table:style-name="ro1">
          <table:table-cell office:value-type="float" office:value="19.3329">
            <text:p>19.3329</text:p>
          </table:table-cell>
          <table:table-cell office:value-type="float" office:value="8.05855">
            <text:p>8.05855</text:p>
          </table:table-cell>
          <table:table-cell table:number-columns-repeated="6"/>
        </table:table-row>
        <table:table-row table:style-name="ro1">
          <table:table-cell office:value-type="float" office:value="23.2853">
            <text:p>23.2853</text:p>
          </table:table-cell>
          <table:table-cell office:value-type="float" office:value="8.07749">
            <text:p>8.07749</text:p>
          </table:table-cell>
          <table:table-cell table:number-columns-repeated="6"/>
        </table:table-row>
        <table:table-row table:style-name="ro1">
          <table:table-cell office:value-type="float" office:value="17.5616">
            <text:p>17.5616</text:p>
          </table:table-cell>
          <table:table-cell office:value-type="float" office:value="8.0846">
            <text:p>8.0846</text:p>
          </table:table-cell>
          <table:table-cell table:number-columns-repeated="6"/>
        </table:table-row>
        <table:table-row table:style-name="ro1">
          <table:table-cell office:value-type="float" office:value="12.6716">
            <text:p>12.6716</text:p>
          </table:table-cell>
          <table:table-cell office:value-type="float" office:value="8.1509">
            <text:p>8.1509</text:p>
          </table:table-cell>
          <table:table-cell table:number-columns-repeated="6"/>
        </table:table-row>
        <table:table-row table:style-name="ro1">
          <table:table-cell office:value-type="float" office:value="11.6225">
            <text:p>11.6225</text:p>
          </table:table-cell>
          <table:table-cell office:value-type="float" office:value="8.15564">
            <text:p>8.15564</text:p>
          </table:table-cell>
          <table:table-cell table:number-columns-repeated="6"/>
        </table:table-row>
        <table:table-row table:style-name="ro1">
          <table:table-cell office:value-type="float" office:value="7.50442">
            <text:p>7.50442</text:p>
          </table:table-cell>
          <table:table-cell office:value-type="float" office:value="8.16985">
            <text:p>8.16985</text:p>
          </table:table-cell>
          <table:table-cell table:number-columns-repeated="6"/>
        </table:table-row>
        <table:table-row table:style-name="ro1">
          <table:table-cell office:value-type="float" office:value="22.9608">
            <text:p>22.9608</text:p>
          </table:table-cell>
          <table:table-cell office:value-type="float" office:value="8.31193">
            <text:p>8.31193</text:p>
          </table:table-cell>
          <table:table-cell table:number-columns-repeated="6"/>
        </table:table-row>
        <table:table-row table:style-name="ro1">
          <table:table-cell office:value-type="float" office:value="23.6499">
            <text:p>23.6499</text:p>
          </table:table-cell>
          <table:table-cell office:value-type="float" office:value="8.3214">
            <text:p>8.3214</text:p>
          </table:table-cell>
          <table:table-cell table:number-columns-repeated="6"/>
        </table:table-row>
        <table:table-row table:style-name="ro1">
          <table:table-cell office:value-type="float" office:value="14.109">
            <text:p>14.109</text:p>
          </table:table-cell>
          <table:table-cell office:value-type="float" office:value="8.33561">
            <text:p>8.33561</text:p>
          </table:table-cell>
          <table:table-cell table:number-columns-repeated="6"/>
        </table:table-row>
        <table:table-row table:style-name="ro1">
          <table:table-cell office:value-type="float" office:value="66.4481">
            <text:p>66.4481</text:p>
          </table:table-cell>
          <table:table-cell office:value-type="float" office:value="8.35693">
            <text:p>8.35693</text:p>
          </table:table-cell>
          <table:table-cell table:number-columns-repeated="6"/>
        </table:table-row>
        <table:table-row table:style-name="ro1">
          <table:table-cell office:value-type="float" office:value="10.4148">
            <text:p>10.4148</text:p>
          </table:table-cell>
          <table:table-cell office:value-type="float" office:value="8.37587">
            <text:p>8.37587</text:p>
          </table:table-cell>
          <table:table-cell table:number-columns-repeated="6"/>
        </table:table-row>
        <table:table-row table:style-name="ro1">
          <table:table-cell office:value-type="float" office:value="14.6418">
            <text:p>14.6418</text:p>
          </table:table-cell>
          <table:table-cell office:value-type="float" office:value="8.52032">
            <text:p>8.52032</text:p>
          </table:table-cell>
          <table:table-cell table:number-columns-repeated="6"/>
        </table:table-row>
        <table:table-row table:style-name="ro1">
          <table:table-cell office:value-type="float" office:value="42.0759">
            <text:p>42.0759</text:p>
          </table:table-cell>
          <table:table-cell office:value-type="float" office:value="8.52269">
            <text:p>8.52269</text:p>
          </table:table-cell>
          <table:table-cell table:number-columns-repeated="6"/>
        </table:table-row>
        <table:table-row table:style-name="ro1">
          <table:table-cell office:value-type="float" office:value="27.3844">
            <text:p>27.3844</text:p>
          </table:table-cell>
          <table:table-cell office:value-type="float" office:value="8.52269">
            <text:p>8.52269</text:p>
          </table:table-cell>
          <table:table-cell table:number-columns-repeated="6"/>
        </table:table-row>
        <table:table-row table:style-name="ro1">
          <table:table-cell office:value-type="float" office:value="13.704">
            <text:p>13.704</text:p>
          </table:table-cell>
          <table:table-cell office:value-type="float" office:value="8.57242">
            <text:p>8.57242</text:p>
          </table:table-cell>
          <table:table-cell table:number-columns-repeated="6"/>
        </table:table-row>
        <table:table-row table:style-name="ro1">
          <table:table-cell office:value-type="float" office:value="17.5664">
            <text:p>17.5664</text:p>
          </table:table-cell>
          <table:table-cell office:value-type="float" office:value="8.62452">
            <text:p>8.62452</text:p>
          </table:table-cell>
          <table:table-cell table:number-columns-repeated="6"/>
        </table:table-row>
        <table:table-row table:style-name="ro1">
          <table:table-cell office:value-type="float" office:value="47.2833">
            <text:p>47.2833</text:p>
          </table:table-cell>
          <table:table-cell office:value-type="float" office:value="8.63873">
            <text:p>8.63873</text:p>
          </table:table-cell>
          <table:table-cell table:number-columns-repeated="6"/>
        </table:table-row>
        <table:table-row table:style-name="ro1">
          <table:table-cell office:value-type="float" office:value="61.3236">
            <text:p>61.3236</text:p>
          </table:table-cell>
          <table:table-cell office:value-type="float" office:value="8.67188">
            <text:p>8.67188</text:p>
          </table:table-cell>
          <table:table-cell table:number-columns-repeated="6"/>
        </table:table-row>
        <table:table-row table:style-name="ro1">
          <table:table-cell office:value-type="float" office:value="22.1983">
            <text:p>22.1983</text:p>
          </table:table-cell>
          <table:table-cell office:value-type="float" office:value="8.67425">
            <text:p>8.67425</text:p>
          </table:table-cell>
          <table:table-cell table:number-columns-repeated="6"/>
        </table:table-row>
        <table:table-row table:style-name="ro1">
          <table:table-cell office:value-type="float" office:value="12.4868">
            <text:p>12.4868</text:p>
          </table:table-cell>
          <table:table-cell office:value-type="float" office:value="8.76187">
            <text:p>8.76187</text:p>
          </table:table-cell>
          <table:table-cell table:number-columns-repeated="6"/>
        </table:table-row>
        <table:table-row table:style-name="ro1">
          <table:table-cell office:value-type="float" office:value="40.2264">
            <text:p>40.2264</text:p>
          </table:table-cell>
          <table:table-cell office:value-type="float" office:value="8.77134">
            <text:p>8.77134</text:p>
          </table:table-cell>
          <table:table-cell table:number-columns-repeated="6"/>
        </table:table-row>
        <table:table-row table:style-name="ro1">
          <table:table-cell office:value-type="float" office:value="7.27235">
            <text:p>7.27235</text:p>
          </table:table-cell>
          <table:table-cell office:value-type="float" office:value="8.87317">
            <text:p>8.87317</text:p>
          </table:table-cell>
          <table:table-cell table:number-columns-repeated="6"/>
        </table:table-row>
        <table:table-row table:style-name="ro1">
          <table:table-cell office:value-type="float" office:value="18.8072">
            <text:p>18.8072</text:p>
          </table:table-cell>
          <table:table-cell office:value-type="float" office:value="8.89921">
            <text:p>8.89921</text:p>
          </table:table-cell>
          <table:table-cell table:number-columns-repeated="6"/>
        </table:table-row>
        <table:table-row table:style-name="ro1">
          <table:table-cell office:value-type="float" office:value="13.7159">
            <text:p>13.7159</text:p>
          </table:table-cell>
          <table:table-cell office:value-type="float" office:value="8.92053">
            <text:p>8.92053</text:p>
          </table:table-cell>
          <table:table-cell table:number-columns-repeated="6"/>
        </table:table-row>
        <table:table-row table:style-name="ro1">
          <table:table-cell office:value-type="float" office:value="20.3559">
            <text:p>20.3559</text:p>
          </table:table-cell>
          <table:table-cell office:value-type="float" office:value="8.92289">
            <text:p>8.92289</text:p>
          </table:table-cell>
          <table:table-cell table:number-columns-repeated="6"/>
        </table:table-row>
        <table:table-row table:style-name="ro1">
          <table:table-cell office:value-type="float" office:value="57.3358">
            <text:p>57.3358</text:p>
          </table:table-cell>
          <table:table-cell office:value-type="float" office:value="8.92526">
            <text:p>8.92526</text:p>
          </table:table-cell>
          <table:table-cell table:number-columns-repeated="6"/>
        </table:table-row>
        <table:table-row table:style-name="ro1">
          <table:table-cell office:value-type="float" office:value="34.9977">
            <text:p>34.9977</text:p>
          </table:table-cell>
          <table:table-cell office:value-type="float" office:value="8.93">
            <text:p>8.93</text:p>
          </table:table-cell>
          <table:table-cell table:number-columns-repeated="6"/>
        </table:table-row>
        <table:table-row table:style-name="ro1">
          <table:table-cell office:value-type="float" office:value="8.77134">
            <text:p>8.77134</text:p>
          </table:table-cell>
          <table:table-cell office:value-type="float" office:value="9.06498">
            <text:p>9.06498</text:p>
          </table:table-cell>
          <table:table-cell table:number-columns-repeated="6"/>
        </table:table-row>
        <table:table-row table:style-name="ro1">
          <table:table-cell office:value-type="float" office:value="16.1431">
            <text:p>16.1431</text:p>
          </table:table-cell>
          <table:table-cell office:value-type="float" office:value="9.07208">
            <text:p>9.07208</text:p>
          </table:table-cell>
          <table:table-cell table:number-columns-repeated="6"/>
        </table:table-row>
        <table:table-row table:style-name="ro1">
          <table:table-cell office:value-type="float" office:value="63.0641">
            <text:p>63.0641</text:p>
          </table:table-cell>
          <table:table-cell office:value-type="float" office:value="9.1005">
            <text:p>9.1005</text:p>
          </table:table-cell>
          <table:table-cell table:number-columns-repeated="6"/>
        </table:table-row>
        <table:table-row table:style-name="ro1">
          <table:table-cell office:value-type="float" office:value="4.09676">
            <text:p>4.09676</text:p>
          </table:table-cell>
          <table:table-cell office:value-type="float" office:value="9.11471">
            <text:p>9.11471</text:p>
          </table:table-cell>
          <table:table-cell table:number-columns-repeated="6"/>
        </table:table-row>
        <table:table-row table:style-name="ro1">
          <table:table-cell office:value-type="float" office:value="12.2927">
            <text:p>12.2927</text:p>
          </table:table-cell>
          <table:table-cell office:value-type="float" office:value="9.12892">
            <text:p>9.12892</text:p>
          </table:table-cell>
          <table:table-cell table:number-columns-repeated="6"/>
        </table:table-row>
        <table:table-row table:style-name="ro1">
          <table:table-cell office:value-type="float" office:value="12.2477">
            <text:p>12.2477</text:p>
          </table:table-cell>
          <table:table-cell office:value-type="float" office:value="9.14549">
            <text:p>9.14549</text:p>
          </table:table-cell>
          <table:table-cell table:number-columns-repeated="6"/>
        </table:table-row>
        <table:table-row table:style-name="ro1">
          <table:table-cell office:value-type="float" office:value="8.15564">
            <text:p>8.15564</text:p>
          </table:table-cell>
          <table:table-cell office:value-type="float" office:value="9.16207">
            <text:p>9.16207</text:p>
          </table:table-cell>
          <table:table-cell table:number-columns-repeated="6"/>
        </table:table-row>
        <table:table-row table:style-name="ro1">
          <table:table-cell office:value-type="float" office:value="23.1266">
            <text:p>23.1266</text:p>
          </table:table-cell>
          <table:table-cell office:value-type="float" office:value="9.31599">
            <text:p>9.31599</text:p>
          </table:table-cell>
          <table:table-cell table:number-columns-repeated="6"/>
        </table:table-row>
        <table:table-row table:style-name="ro1">
          <table:table-cell office:value-type="float" office:value="11.0281">
            <text:p>11.0281</text:p>
          </table:table-cell>
          <table:table-cell office:value-type="float" office:value="9.35152">
            <text:p>9.35152</text:p>
          </table:table-cell>
          <table:table-cell table:number-columns-repeated="6"/>
        </table:table-row>
        <table:table-row table:style-name="ro1">
          <table:table-cell office:value-type="float" office:value="23.6926">
            <text:p>23.6926</text:p>
          </table:table-cell>
          <table:table-cell office:value-type="float" office:value="9.38704">
            <text:p>9.38704</text:p>
          </table:table-cell>
          <table:table-cell table:number-columns-repeated="6"/>
        </table:table-row>
        <table:table-row table:style-name="ro1">
          <table:table-cell office:value-type="float" office:value="10.5734">
            <text:p>10.5734</text:p>
          </table:table-cell>
          <table:table-cell office:value-type="float" office:value="9.41309">
            <text:p>9.41309</text:p>
          </table:table-cell>
          <table:table-cell table:number-columns-repeated="6"/>
        </table:table-row>
        <table:table-row table:style-name="ro1">
          <table:table-cell office:value-type="float" office:value="30.7613">
            <text:p>30.7613</text:p>
          </table:table-cell>
          <table:table-cell office:value-type="float" office:value="9.42256">
            <text:p>9.42256</text:p>
          </table:table-cell>
          <table:table-cell table:number-columns-repeated="6"/>
        </table:table-row>
        <table:table-row table:style-name="ro1">
          <table:table-cell office:value-type="float" office:value="19.5413">
            <text:p>19.5413</text:p>
          </table:table-cell>
          <table:table-cell office:value-type="float" office:value="9.43677">
            <text:p>9.43677</text:p>
          </table:table-cell>
          <table:table-cell table:number-columns-repeated="6"/>
        </table:table-row>
        <table:table-row table:style-name="ro1">
          <table:table-cell office:value-type="float" office:value="35.9165">
            <text:p>35.9165</text:p>
          </table:table-cell>
          <table:table-cell office:value-type="float" office:value="9.43913">
            <text:p>9.43913</text:p>
          </table:table-cell>
          <table:table-cell table:number-columns-repeated="6"/>
        </table:table-row>
        <table:table-row table:style-name="ro1">
          <table:table-cell office:value-type="float" office:value="3.4337">
            <text:p>3.4337</text:p>
          </table:table-cell>
          <table:table-cell office:value-type="float" office:value="9.49597">
            <text:p>9.49597</text:p>
          </table:table-cell>
          <table:table-cell table:number-columns-repeated="6"/>
        </table:table-row>
        <table:table-row table:style-name="ro1">
          <table:table-cell office:value-type="float" office:value="51.3943">
            <text:p>51.3943</text:p>
          </table:table-cell>
          <table:table-cell office:value-type="float" office:value="9.54096">
            <text:p>9.54096</text:p>
          </table:table-cell>
          <table:table-cell table:number-columns-repeated="6"/>
        </table:table-row>
        <table:table-row table:style-name="ro1">
          <table:table-cell office:value-type="float" office:value="21.2132">
            <text:p>21.2132</text:p>
          </table:table-cell>
          <table:table-cell office:value-type="float" office:value="9.57885">
            <text:p>9.57885</text:p>
          </table:table-cell>
          <table:table-cell table:number-columns-repeated="6"/>
        </table:table-row>
        <table:table-row table:style-name="ro1">
          <table:table-cell office:value-type="float" office:value="34.195">
            <text:p>34.195</text:p>
          </table:table-cell>
          <table:table-cell office:value-type="float" office:value="9.60727">
            <text:p>9.60727</text:p>
          </table:table-cell>
          <table:table-cell table:number-columns-repeated="6"/>
        </table:table-row>
        <table:table-row table:style-name="ro1">
          <table:table-cell office:value-type="float" office:value="35.5826">
            <text:p>35.5826</text:p>
          </table:table-cell>
          <table:table-cell office:value-type="float" office:value="9.64752">
            <text:p>9.64752</text:p>
          </table:table-cell>
          <table:table-cell table:number-columns-repeated="6"/>
        </table:table-row>
        <table:table-row table:style-name="ro1">
          <table:table-cell office:value-type="float" office:value="10.1922">
            <text:p>10.1922</text:p>
          </table:table-cell>
          <table:table-cell office:value-type="float" office:value="9.66884">
            <text:p>9.66884</text:p>
          </table:table-cell>
          <table:table-cell table:number-columns-repeated="6"/>
        </table:table-row>
        <table:table-row table:style-name="ro1">
          <table:table-cell office:value-type="float" office:value="22.3664">
            <text:p>22.3664</text:p>
          </table:table-cell>
          <table:table-cell office:value-type="float" office:value="9.67594">
            <text:p>9.67594</text:p>
          </table:table-cell>
          <table:table-cell table:number-columns-repeated="6"/>
        </table:table-row>
        <table:table-row table:style-name="ro1">
          <table:table-cell office:value-type="float" office:value="20.5264">
            <text:p>20.5264</text:p>
          </table:table-cell>
          <table:table-cell office:value-type="float" office:value="9.69252">
            <text:p>9.69252</text:p>
          </table:table-cell>
          <table:table-cell table:number-columns-repeated="6"/>
        </table:table-row>
        <table:table-row table:style-name="ro1">
          <table:table-cell office:value-type="float" office:value="16.8891">
            <text:p>16.8891</text:p>
          </table:table-cell>
          <table:table-cell office:value-type="float" office:value="9.7233">
            <text:p>9.7233</text:p>
          </table:table-cell>
          <table:table-cell table:number-columns-repeated="6"/>
        </table:table-row>
        <table:table-row table:style-name="ro1">
          <table:table-cell office:value-type="float" office:value="20.4862">
            <text:p>20.4862</text:p>
          </table:table-cell>
          <table:table-cell office:value-type="float" office:value="9.76119">
            <text:p>9.76119</text:p>
          </table:table-cell>
          <table:table-cell table:number-columns-repeated="6"/>
        </table:table-row>
        <table:table-row table:style-name="ro1">
          <table:table-cell office:value-type="float" office:value="11.8356">
            <text:p>11.8356</text:p>
          </table:table-cell>
          <table:table-cell office:value-type="float" office:value="9.80855">
            <text:p>9.80855</text:p>
          </table:table-cell>
          <table:table-cell table:number-columns-repeated="6"/>
        </table:table-row>
        <table:table-row table:style-name="ro1">
          <table:table-cell office:value-type="float" office:value="46.2437">
            <text:p>46.2437</text:p>
          </table:table-cell>
          <table:table-cell office:value-type="float" office:value="9.81566">
            <text:p>9.81566</text:p>
          </table:table-cell>
          <table:table-cell table:number-columns-repeated="6"/>
        </table:table-row>
        <table:table-row table:style-name="ro1">
          <table:table-cell office:value-type="float" office:value="15.473">
            <text:p>15.473</text:p>
          </table:table-cell>
          <table:table-cell office:value-type="float" office:value="9.87486">
            <text:p>9.87486</text:p>
          </table:table-cell>
          <table:table-cell table:number-columns-repeated="6"/>
        </table:table-row>
        <table:table-row table:style-name="ro1">
          <table:table-cell office:value-type="float" office:value="45.5925">
            <text:p>45.5925</text:p>
          </table:table-cell>
          <table:table-cell office:value-type="float" office:value="9.87723">
            <text:p>9.87723</text:p>
          </table:table-cell>
          <table:table-cell table:number-columns-repeated="6"/>
        </table:table-row>
        <table:table-row table:style-name="ro1">
          <table:table-cell office:value-type="float" office:value="30.4084">
            <text:p>30.4084</text:p>
          </table:table-cell>
          <table:table-cell office:value-type="float" office:value="9.88433">
            <text:p>9.88433</text:p>
          </table:table-cell>
          <table:table-cell table:number-columns-repeated="6"/>
        </table:table-row>
        <table:table-row table:style-name="ro1">
          <table:table-cell office:value-type="float" office:value="15.158">
            <text:p>15.158</text:p>
          </table:table-cell>
          <table:table-cell office:value-type="float" office:value="9.90091">
            <text:p>9.90091</text:p>
          </table:table-cell>
          <table:table-cell table:number-columns-repeated="6"/>
        </table:table-row>
        <table:table-row table:style-name="ro1">
          <table:table-cell office:value-type="float" office:value="5.74968">
            <text:p>5.74968</text:p>
          </table:table-cell>
          <table:table-cell office:value-type="float" office:value="9.90564">
            <text:p>9.90564</text:p>
          </table:table-cell>
          <table:table-cell table:number-columns-repeated="6"/>
        </table:table-row>
        <table:table-row table:style-name="ro1">
          <table:table-cell office:value-type="float" office:value="28.8052">
            <text:p>28.8052</text:p>
          </table:table-cell>
          <table:table-cell office:value-type="float" office:value="9.90564">
            <text:p>9.90564</text:p>
          </table:table-cell>
          <table:table-cell table:number-columns-repeated="6"/>
        </table:table-row>
        <table:table-row table:style-name="ro1">
          <table:table-cell office:value-type="float" office:value="14.3718">
            <text:p>14.3718</text:p>
          </table:table-cell>
          <table:table-cell office:value-type="float" office:value="9.91512">
            <text:p>9.91512</text:p>
          </table:table-cell>
          <table:table-cell table:number-columns-repeated="6"/>
        </table:table-row>
        <table:table-row table:style-name="ro1">
          <table:table-cell office:value-type="float" office:value="33.224">
            <text:p>33.224</text:p>
          </table:table-cell>
          <table:table-cell office:value-type="float" office:value="9.93406">
            <text:p>9.93406</text:p>
          </table:table-cell>
          <table:table-cell table:number-columns-repeated="6"/>
        </table:table-row>
        <table:table-row table:style-name="ro1">
          <table:table-cell office:value-type="float" office:value="18.0589">
            <text:p>18.0589</text:p>
          </table:table-cell>
          <table:table-cell office:value-type="float" office:value="9.95774">
            <text:p>9.95774</text:p>
          </table:table-cell>
          <table:table-cell table:number-columns-repeated="6"/>
        </table:table-row>
        <table:table-row table:style-name="ro1">
          <table:table-cell office:value-type="float" office:value="21.1043">
            <text:p>21.1043</text:p>
          </table:table-cell>
          <table:table-cell office:value-type="float" office:value="9.96721">
            <text:p>9.96721</text:p>
          </table:table-cell>
          <table:table-cell table:number-columns-repeated="6"/>
        </table:table-row>
        <table:table-row table:style-name="ro1">
          <table:table-cell office:value-type="float" office:value="39.0684">
            <text:p>39.0684</text:p>
          </table:table-cell>
          <table:table-cell office:value-type="float" office:value="9.97432">
            <text:p>9.97432</text:p>
          </table:table-cell>
          <table:table-cell table:number-columns-repeated="6"/>
        </table:table-row>
        <table:table-row table:style-name="ro1">
          <table:table-cell office:value-type="float" office:value="9.90564">
            <text:p>9.90564</text:p>
          </table:table-cell>
          <table:table-cell office:value-type="float" office:value="9.9909">
            <text:p>9.9909</text:p>
          </table:table-cell>
          <table:table-cell table:number-columns-repeated="6"/>
        </table:table-row>
        <table:table-row table:style-name="ro1">
          <table:table-cell office:value-type="float" office:value="21.0308">
            <text:p>21.0308</text:p>
          </table:table-cell>
          <table:table-cell office:value-type="float" office:value="9.998">
            <text:p>9.998</text:p>
          </table:table-cell>
          <table:table-cell table:number-columns-repeated="6"/>
        </table:table-row>
        <table:table-row table:style-name="ro1">
          <table:table-cell office:value-type="float" office:value="8.05855">
            <text:p>8.05855</text:p>
          </table:table-cell>
          <table:table-cell office:value-type="float" office:value="10.0004">
            <text:p>10.0004</text:p>
          </table:table-cell>
          <table:table-cell table:number-columns-repeated="6"/>
        </table:table-row>
        <table:table-row table:style-name="ro1">
          <table:table-cell office:value-type="float" office:value="11.1181">
            <text:p>11.1181</text:p>
          </table:table-cell>
          <table:table-cell office:value-type="float" office:value="10.0477">
            <text:p>10.0477</text:p>
          </table:table-cell>
          <table:table-cell table:number-columns-repeated="6"/>
        </table:table-row>
        <table:table-row table:style-name="ro1">
          <table:table-cell office:value-type="float" office:value="17.9003">
            <text:p>17.9003</text:p>
          </table:table-cell>
          <table:table-cell office:value-type="float" office:value="10.0477">
            <text:p>10.0477</text:p>
          </table:table-cell>
          <table:table-cell table:number-columns-repeated="6"/>
        </table:table-row>
        <table:table-row table:style-name="ro1">
          <table:table-cell office:value-type="float" office:value="12.7402">
            <text:p>12.7402</text:p>
          </table:table-cell>
          <table:table-cell office:value-type="float" office:value="10.1898">
            <text:p>10.1898</text:p>
          </table:table-cell>
          <table:table-cell table:number-columns-repeated="6"/>
        </table:table-row>
        <table:table-row table:style-name="ro1">
          <table:table-cell office:value-type="float" office:value="12.9084">
            <text:p>12.9084</text:p>
          </table:table-cell>
          <table:table-cell office:value-type="float" office:value="10.1922">
            <text:p>10.1922</text:p>
          </table:table-cell>
          <table:table-cell table:number-columns-repeated="6"/>
        </table:table-row>
        <table:table-row table:style-name="ro1">
          <table:table-cell office:value-type="float" office:value="12.0701">
            <text:p>12.0701</text:p>
          </table:table-cell>
          <table:table-cell office:value-type="float" office:value="10.2111">
            <text:p>10.2111</text:p>
          </table:table-cell>
          <table:table-cell table:number-columns-repeated="6"/>
        </table:table-row>
        <table:table-row table:style-name="ro1">
          <table:table-cell office:value-type="float" office:value="17.9263">
            <text:p>17.9263</text:p>
          </table:table-cell>
          <table:table-cell office:value-type="float" office:value="10.2419">
            <text:p>10.2419</text:p>
          </table:table-cell>
          <table:table-cell table:number-columns-repeated="6"/>
        </table:table-row>
        <table:table-row table:style-name="ro1">
          <table:table-cell office:value-type="float" office:value="19.7402">
            <text:p>19.7402</text:p>
          </table:table-cell>
          <table:table-cell office:value-type="float" office:value="10.2443">
            <text:p>10.2443</text:p>
          </table:table-cell>
          <table:table-cell table:number-columns-repeated="6"/>
        </table:table-row>
        <table:table-row table:style-name="ro1">
          <table:table-cell office:value-type="float" office:value="9.60727">
            <text:p>9.60727</text:p>
          </table:table-cell>
          <table:table-cell office:value-type="float" office:value="10.2585">
            <text:p>10.2585</text:p>
          </table:table-cell>
          <table:table-cell table:number-columns-repeated="6"/>
        </table:table-row>
        <table:table-row table:style-name="ro1">
          <table:table-cell office:value-type="float" office:value="27.0457">
            <text:p>27.0457</text:p>
          </table:table-cell>
          <table:table-cell office:value-type="float" office:value="10.3177">
            <text:p>10.3177</text:p>
          </table:table-cell>
          <table:table-cell table:number-columns-repeated="6"/>
        </table:table-row>
        <table:table-row table:style-name="ro1">
          <table:table-cell office:value-type="float" office:value="14.8739">
            <text:p>14.8739</text:p>
          </table:table-cell>
          <table:table-cell office:value-type="float" office:value="10.3698">
            <text:p>10.3698</text:p>
          </table:table-cell>
          <table:table-cell table:number-columns-repeated="6"/>
        </table:table-row>
        <table:table-row table:style-name="ro1">
          <table:table-cell office:value-type="float" office:value="11.3099">
            <text:p>11.3099</text:p>
          </table:table-cell>
          <table:table-cell office:value-type="float" office:value="10.4148">
            <text:p>10.4148</text:p>
          </table:table-cell>
          <table:table-cell table:number-columns-repeated="6"/>
        </table:table-row>
        <table:table-row table:style-name="ro1">
          <table:table-cell office:value-type="float" office:value="24.7321">
            <text:p>24.7321</text:p>
          </table:table-cell>
          <table:table-cell office:value-type="float" office:value="10.4385">
            <text:p>10.4385</text:p>
          </table:table-cell>
          <table:table-cell table:number-columns-repeated="6"/>
        </table:table-row>
        <table:table-row table:style-name="ro1">
          <table:table-cell office:value-type="float" office:value="9.9909">
            <text:p>9.9909</text:p>
          </table:table-cell>
          <table:table-cell office:value-type="float" office:value="10.455">
            <text:p>10.455</text:p>
          </table:table-cell>
          <table:table-cell table:number-columns-repeated="6"/>
        </table:table-row>
        <table:table-row table:style-name="ro1">
          <table:table-cell office:value-type="float" office:value="9.90091">
            <text:p>9.90091</text:p>
          </table:table-cell>
          <table:table-cell office:value-type="float" office:value="10.4574">
            <text:p>10.4574</text:p>
          </table:table-cell>
          <table:table-cell table:number-columns-repeated="6"/>
        </table:table-row>
        <table:table-row table:style-name="ro1">
          <table:table-cell office:value-type="float" office:value="44.9626">
            <text:p>44.9626</text:p>
          </table:table-cell>
          <table:table-cell office:value-type="float" office:value="10.4574">
            <text:p>10.4574</text:p>
          </table:table-cell>
          <table:table-cell table:number-columns-repeated="6"/>
        </table:table-row>
        <table:table-row table:style-name="ro1">
          <table:table-cell office:value-type="float" office:value="24.699">
            <text:p>24.699</text:p>
          </table:table-cell>
          <table:table-cell office:value-type="float" office:value="10.4692">
            <text:p>10.4692</text:p>
          </table:table-cell>
          <table:table-cell table:number-columns-repeated="6"/>
        </table:table-row>
        <table:table-row table:style-name="ro1">
          <table:table-cell office:value-type="float" office:value="9.54096">
            <text:p>9.54096</text:p>
          </table:table-cell>
          <table:table-cell office:value-type="float" office:value="10.519">
            <text:p>10.519</text:p>
          </table:table-cell>
          <table:table-cell table:number-columns-repeated="6"/>
        </table:table-row>
        <table:table-row table:style-name="ro1">
          <table:table-cell office:value-type="float" office:value="36.2623">
            <text:p>36.2623</text:p>
          </table:table-cell>
          <table:table-cell office:value-type="float" office:value="10.5284">
            <text:p>10.5284</text:p>
          </table:table-cell>
          <table:table-cell table:number-columns-repeated="6"/>
        </table:table-row>
        <table:table-row table:style-name="ro1">
          <table:table-cell office:value-type="float" office:value="28.7744">
            <text:p>28.7744</text:p>
          </table:table-cell>
          <table:table-cell office:value-type="float" office:value="10.5498">
            <text:p>10.5498</text:p>
          </table:table-cell>
          <table:table-cell table:number-columns-repeated="6"/>
        </table:table-row>
        <table:table-row table:style-name="ro1">
          <table:table-cell office:value-type="float" office:value="58.7471">
            <text:p>58.7471</text:p>
          </table:table-cell>
          <table:table-cell office:value-type="float" office:value="10.5734">
            <text:p>10.5734</text:p>
          </table:table-cell>
          <table:table-cell table:number-columns-repeated="6"/>
        </table:table-row>
        <table:table-row table:style-name="ro1">
          <table:table-cell office:value-type="float" office:value="8.37587">
            <text:p>8.37587</text:p>
          </table:table-cell>
          <table:table-cell office:value-type="float" office:value="10.5782">
            <text:p>10.5782</text:p>
          </table:table-cell>
          <table:table-cell table:number-columns-repeated="6"/>
        </table:table-row>
        <table:table-row table:style-name="ro1">
          <table:table-cell office:value-type="float" office:value="22.1036">
            <text:p>22.1036</text:p>
          </table:table-cell>
          <table:table-cell office:value-type="float" office:value="10.5805">
            <text:p>10.5805</text:p>
          </table:table-cell>
          <table:table-cell table:number-columns-repeated="6"/>
        </table:table-row>
        <table:table-row table:style-name="ro1">
          <table:table-cell office:value-type="float" office:value="36.0302">
            <text:p>36.0302</text:p>
          </table:table-cell>
          <table:table-cell office:value-type="float" office:value="10.5924">
            <text:p>10.5924</text:p>
          </table:table-cell>
          <table:table-cell table:number-columns-repeated="6"/>
        </table:table-row>
        <table:table-row table:style-name="ro1">
          <table:table-cell office:value-type="float" office:value="27.0339">
            <text:p>27.0339</text:p>
          </table:table-cell>
          <table:table-cell office:value-type="float" office:value="10.5948">
            <text:p>10.5948</text:p>
          </table:table-cell>
          <table:table-cell table:number-columns-repeated="6"/>
        </table:table-row>
        <table:table-row table:style-name="ro1">
          <table:table-cell office:value-type="float" office:value="19.295">
            <text:p>19.295</text:p>
          </table:table-cell>
          <table:table-cell office:value-type="float" office:value="10.5948">
            <text:p>10.59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.5995">
            <text:p>10.5995</text:p>
          </table:table-cell>
          <table:table-cell table:number-columns-repeated="6"/>
        </table:table-row>
        <table:table-row table:style-name="ro1">
          <table:table-cell office:value-type="float" office:value="19.4513">
            <text:p>19.4513</text:p>
          </table:table-cell>
          <table:table-cell office:value-type="float" office:value="10.7013">
            <text:p>10.7013</text:p>
          </table:table-cell>
          <table:table-cell table:number-columns-repeated="6"/>
        </table:table-row>
        <table:table-row table:style-name="ro1">
          <table:table-cell office:value-type="float" office:value="15.2385">
            <text:p>15.2385</text:p>
          </table:table-cell>
          <table:table-cell office:value-type="float" office:value="10.725">
            <text:p>10.725</text:p>
          </table:table-cell>
          <table:table-cell table:number-columns-repeated="6"/>
        </table:table-row>
        <table:table-row table:style-name="ro1">
          <table:table-cell office:value-type="float" office:value="18.7551">
            <text:p>18.7551</text:p>
          </table:table-cell>
          <table:table-cell office:value-type="float" office:value="10.7439">
            <text:p>10.7439</text:p>
          </table:table-cell>
          <table:table-cell table:number-columns-repeated="6"/>
        </table:table-row>
        <table:table-row table:style-name="ro1">
          <table:table-cell office:value-type="float" office:value="12.3542">
            <text:p>12.3542</text:p>
          </table:table-cell>
          <table:table-cell office:value-type="float" office:value="10.7676">
            <text:p>10.7676</text:p>
          </table:table-cell>
          <table:table-cell table:number-columns-repeated="6"/>
        </table:table-row>
        <table:table-row table:style-name="ro1">
          <table:table-cell office:value-type="float" office:value="18.5088">
            <text:p>18.5088</text:p>
          </table:table-cell>
          <table:table-cell office:value-type="float" office:value="10.8339">
            <text:p>10.8339</text:p>
          </table:table-cell>
          <table:table-cell table:number-columns-repeated="6"/>
        </table:table-row>
        <table:table-row table:style-name="ro1">
          <table:table-cell office:value-type="float" office:value="5.86808">
            <text:p>5.86808</text:p>
          </table:table-cell>
          <table:table-cell office:value-type="float" office:value="10.8458">
            <text:p>10.8458</text:p>
          </table:table-cell>
          <table:table-cell table:number-columns-repeated="6"/>
        </table:table-row>
        <table:table-row table:style-name="ro1">
          <table:table-cell office:value-type="float" office:value="60.9518">
            <text:p>60.9518</text:p>
          </table:table-cell>
          <table:table-cell office:value-type="float" office:value="10.931">
            <text:p>10.931</text:p>
          </table:table-cell>
          <table:table-cell table:number-columns-repeated="6"/>
        </table:table-row>
        <table:table-row table:style-name="ro1">
          <table:table-cell office:value-type="float" office:value="38.1449">
            <text:p>38.1449</text:p>
          </table:table-cell>
          <table:table-cell office:value-type="float" office:value="10.9358">
            <text:p>10.9358</text:p>
          </table:table-cell>
          <table:table-cell table:number-columns-repeated="6"/>
        </table:table-row>
        <table:table-row table:style-name="ro1">
          <table:table-cell office:value-type="float" office:value="17.4953">
            <text:p>17.4953</text:p>
          </table:table-cell>
          <table:table-cell office:value-type="float" office:value="10.9476">
            <text:p>10.9476</text:p>
          </table:table-cell>
          <table:table-cell table:number-columns-repeated="6"/>
        </table:table-row>
        <table:table-row table:style-name="ro1">
          <table:table-cell office:value-type="float" office:value="8.07749">
            <text:p>8.07749</text:p>
          </table:table-cell>
          <table:table-cell office:value-type="float" office:value="11.0234">
            <text:p>11.0234</text:p>
          </table:table-cell>
          <table:table-cell table:number-columns-repeated="6"/>
        </table:table-row>
        <table:table-row table:style-name="ro1">
          <table:table-cell office:value-type="float" office:value="12.2311">
            <text:p>12.2311</text:p>
          </table:table-cell>
          <table:table-cell office:value-type="float" office:value="11.0281">
            <text:p>11.0281</text:p>
          </table:table-cell>
          <table:table-cell table:number-columns-repeated="6"/>
        </table:table-row>
        <table:table-row table:style-name="ro1">
          <table:table-cell office:value-type="float" office:value="29.6625">
            <text:p>29.6625</text:p>
          </table:table-cell>
          <table:table-cell office:value-type="float" office:value="11.0281">
            <text:p>11.0281</text:p>
          </table:table-cell>
          <table:table-cell table:number-columns-repeated="6"/>
        </table:table-row>
        <table:table-row table:style-name="ro1">
          <table:table-cell office:value-type="float" office:value="21.8573">
            <text:p>21.8573</text:p>
          </table:table-cell>
          <table:table-cell office:value-type="float" office:value="11.0565">
            <text:p>11.0565</text:p>
          </table:table-cell>
          <table:table-cell table:number-columns-repeated="6"/>
        </table:table-row>
        <table:table-row table:style-name="ro1">
          <table:table-cell office:value-type="float" office:value="25.497">
            <text:p>25.497</text:p>
          </table:table-cell>
          <table:table-cell office:value-type="float" office:value="11.0684">
            <text:p>11.0684</text:p>
          </table:table-cell>
          <table:table-cell table:number-columns-repeated="6"/>
        </table:table-row>
        <table:table-row table:style-name="ro1">
          <table:table-cell office:value-type="float" office:value="8.33561">
            <text:p>8.33561</text:p>
          </table:table-cell>
          <table:table-cell office:value-type="float" office:value="11.0826">
            <text:p>11.0826</text:p>
          </table:table-cell>
          <table:table-cell table:number-columns-repeated="6"/>
        </table:table-row>
        <table:table-row table:style-name="ro1">
          <table:table-cell office:value-type="float" office:value="17.8955">
            <text:p>17.8955</text:p>
          </table:table-cell>
          <table:table-cell office:value-type="float" office:value="11.1181">
            <text:p>11.1181</text:p>
          </table:table-cell>
          <table:table-cell table:number-columns-repeated="6"/>
        </table:table-row>
        <table:table-row table:style-name="ro1">
          <table:table-cell office:value-type="float" office:value="18.0234">
            <text:p>18.0234</text:p>
          </table:table-cell>
          <table:table-cell office:value-type="float" office:value="11.1276">
            <text:p>11.1276</text:p>
          </table:table-cell>
          <table:table-cell table:number-columns-repeated="6"/>
        </table:table-row>
        <table:table-row table:style-name="ro1">
          <table:table-cell office:value-type="float" office:value="23.4558">
            <text:p>23.4558</text:p>
          </table:table-cell>
          <table:table-cell office:value-type="float" office:value="11.2152">
            <text:p>11.2152</text:p>
          </table:table-cell>
          <table:table-cell table:number-columns-repeated="6"/>
        </table:table-row>
        <table:table-row table:style-name="ro1">
          <table:table-cell office:value-type="float" office:value="36.2126">
            <text:p>36.2126</text:p>
          </table:table-cell>
          <table:table-cell office:value-type="float" office:value="11.2247">
            <text:p>11.2247</text:p>
          </table:table-cell>
          <table:table-cell table:number-columns-repeated="6"/>
        </table:table-row>
        <table:table-row table:style-name="ro1">
          <table:table-cell office:value-type="float" office:value="28.6608">
            <text:p>28.6608</text:p>
          </table:table-cell>
          <table:table-cell office:value-type="float" office:value="11.2815">
            <text:p>11.2815</text:p>
          </table:table-cell>
          <table:table-cell table:number-columns-repeated="6"/>
        </table:table-row>
        <table:table-row table:style-name="ro1">
          <table:table-cell office:value-type="float" office:value="19.0653">
            <text:p>19.0653</text:p>
          </table:table-cell>
          <table:table-cell office:value-type="float" office:value="11.3099">
            <text:p>11.3099</text:p>
          </table:table-cell>
          <table:table-cell table:number-columns-repeated="6"/>
        </table:table-row>
        <table:table-row table:style-name="ro1">
          <table:table-cell office:value-type="float" office:value="79.6619">
            <text:p>79.6619</text:p>
          </table:table-cell>
          <table:table-cell office:value-type="float" office:value="11.3123">
            <text:p>11.3123</text:p>
          </table:table-cell>
          <table:table-cell table:number-columns-repeated="6"/>
        </table:table-row>
        <table:table-row table:style-name="ro1">
          <table:table-cell office:value-type="float" office:value="38.9477">
            <text:p>38.9477</text:p>
          </table:table-cell>
          <table:table-cell office:value-type="float" office:value="11.317">
            <text:p>11.317</text:p>
          </table:table-cell>
          <table:table-cell table:number-columns-repeated="6"/>
        </table:table-row>
        <table:table-row table:style-name="ro1">
          <table:table-cell office:value-type="float" office:value="7.22972">
            <text:p>7.22972</text:p>
          </table:table-cell>
          <table:table-cell office:value-type="float" office:value="11.3312">
            <text:p>11.3312</text:p>
          </table:table-cell>
          <table:table-cell table:number-columns-repeated="6"/>
        </table:table-row>
        <table:table-row table:style-name="ro1">
          <table:table-cell office:value-type="float" office:value="6.76321">
            <text:p>6.76321</text:p>
          </table:table-cell>
          <table:table-cell office:value-type="float" office:value="11.3407">
            <text:p>11.3407</text:p>
          </table:table-cell>
          <table:table-cell table:number-columns-repeated="6"/>
        </table:table-row>
        <table:table-row table:style-name="ro1">
          <table:table-cell office:value-type="float" office:value="36.1202">
            <text:p>36.1202</text:p>
          </table:table-cell>
          <table:table-cell office:value-type="float" office:value="11.3667">
            <text:p>11.3667</text:p>
          </table:table-cell>
          <table:table-cell table:number-columns-repeated="6"/>
        </table:table-row>
        <table:table-row table:style-name="ro1">
          <table:table-cell office:value-type="float" office:value="22.2315">
            <text:p>22.2315</text:p>
          </table:table-cell>
          <table:table-cell office:value-type="float" office:value="11.4283">
            <text:p>11.4283</text:p>
          </table:table-cell>
          <table:table-cell table:number-columns-repeated="6"/>
        </table:table-row>
        <table:table-row table:style-name="ro1">
          <table:table-cell office:value-type="float" office:value="7.0758">
            <text:p>7.0758</text:p>
          </table:table-cell>
          <table:table-cell office:value-type="float" office:value="11.5065">
            <text:p>11.5065</text:p>
          </table:table-cell>
          <table:table-cell table:number-columns-repeated="6"/>
        </table:table-row>
        <table:table-row table:style-name="ro1">
          <table:table-cell office:value-type="float" office:value="26.9155">
            <text:p>26.9155</text:p>
          </table:table-cell>
          <table:table-cell office:value-type="float" office:value="11.5159">
            <text:p>11.5159</text:p>
          </table:table-cell>
          <table:table-cell table:number-columns-repeated="6"/>
        </table:table-row>
        <table:table-row table:style-name="ro1">
          <table:table-cell office:value-type="float" office:value="33.7592">
            <text:p>33.7592</text:p>
          </table:table-cell>
          <table:table-cell office:value-type="float" office:value="11.5633">
            <text:p>11.5633</text:p>
          </table:table-cell>
          <table:table-cell table:number-columns-repeated="6"/>
        </table:table-row>
        <table:table-row table:style-name="ro1">
          <table:table-cell office:value-type="float" office:value="26.134">
            <text:p>26.134</text:p>
          </table:table-cell>
          <table:table-cell office:value-type="float" office:value="11.6201">
            <text:p>11.6201</text:p>
          </table:table-cell>
          <table:table-cell table:number-columns-repeated="6"/>
        </table:table-row>
        <table:table-row table:style-name="ro1">
          <table:table-cell office:value-type="float" office:value="22.4943">
            <text:p>22.4943</text:p>
          </table:table-cell>
          <table:table-cell office:value-type="float" office:value="11.6225">
            <text:p>11.6225</text:p>
          </table:table-cell>
          <table:table-cell table:number-columns-repeated="6"/>
        </table:table-row>
        <table:table-row table:style-name="ro1">
          <table:table-cell office:value-type="float" office:value="16.4652">
            <text:p>16.4652</text:p>
          </table:table-cell>
          <table:table-cell office:value-type="float" office:value="11.6225">
            <text:p>11.6225</text:p>
          </table:table-cell>
          <table:table-cell table:number-columns-repeated="6"/>
        </table:table-row>
        <table:table-row table:style-name="ro1">
          <table:table-cell office:value-type="float" office:value="65.7921">
            <text:p>65.7921</text:p>
          </table:table-cell>
          <table:table-cell office:value-type="float" office:value="11.6249">
            <text:p>11.6249</text:p>
          </table:table-cell>
          <table:table-cell table:number-columns-repeated="6"/>
        </table:table-row>
        <table:table-row table:style-name="ro1">
          <table:table-cell office:value-type="float" office:value="28.54">
            <text:p>28.54</text:p>
          </table:table-cell>
          <table:table-cell office:value-type="float" office:value="11.632">
            <text:p>11.632</text:p>
          </table:table-cell>
          <table:table-cell table:number-columns-repeated="6"/>
        </table:table-row>
        <table:table-row table:style-name="ro1">
          <table:table-cell office:value-type="float" office:value="26.8563">
            <text:p>26.8563</text:p>
          </table:table-cell>
          <table:table-cell office:value-type="float" office:value="11.6533">
            <text:p>11.6533</text:p>
          </table:table-cell>
          <table:table-cell table:number-columns-repeated="6"/>
        </table:table-row>
        <table:table-row table:style-name="ro1">
          <table:table-cell office:value-type="float" office:value="26.2264">
            <text:p>26.2264</text:p>
          </table:table-cell>
          <table:table-cell office:value-type="float" office:value="11.6604">
            <text:p>11.6604</text:p>
          </table:table-cell>
          <table:table-cell table:number-columns-repeated="6"/>
        </table:table-row>
        <table:table-row table:style-name="ro1">
          <table:table-cell office:value-type="float" office:value="6.49325">
            <text:p>6.49325</text:p>
          </table:table-cell>
          <table:table-cell office:value-type="float" office:value="11.748">
            <text:p>11.748</text:p>
          </table:table-cell>
          <table:table-cell table:number-columns-repeated="6"/>
        </table:table-row>
        <table:table-row table:style-name="ro1">
          <table:table-cell office:value-type="float" office:value="10.519">
            <text:p>10.519</text:p>
          </table:table-cell>
          <table:table-cell office:value-type="float" office:value="11.7598">
            <text:p>11.7598</text:p>
          </table:table-cell>
          <table:table-cell table:number-columns-repeated="6"/>
        </table:table-row>
        <table:table-row table:style-name="ro1">
          <table:table-cell office:value-type="float" office:value="16.7944">
            <text:p>16.7944</text:p>
          </table:table-cell>
          <table:table-cell office:value-type="float" office:value="11.7717">
            <text:p>11.7717</text:p>
          </table:table-cell>
          <table:table-cell table:number-columns-repeated="6"/>
        </table:table-row>
        <table:table-row table:style-name="ro1">
          <table:table-cell office:value-type="float" office:value="26.5058">
            <text:p>26.5058</text:p>
          </table:table-cell>
          <table:table-cell office:value-type="float" office:value="11.7859">
            <text:p>11.7859</text:p>
          </table:table-cell>
          <table:table-cell table:number-columns-repeated="6"/>
        </table:table-row>
        <table:table-row table:style-name="ro1">
          <table:table-cell office:value-type="float" office:value="24.3272">
            <text:p>24.3272</text:p>
          </table:table-cell>
          <table:table-cell office:value-type="float" office:value="11.7859">
            <text:p>11.7859</text:p>
          </table:table-cell>
          <table:table-cell table:number-columns-repeated="6"/>
        </table:table-row>
        <table:table-row table:style-name="ro1">
          <table:table-cell office:value-type="float" office:value="44.695">
            <text:p>44.695</text:p>
          </table:table-cell>
          <table:table-cell office:value-type="float" office:value="11.7906">
            <text:p>11.7906</text:p>
          </table:table-cell>
          <table:table-cell table:number-columns-repeated="6"/>
        </table:table-row>
        <table:table-row table:style-name="ro1">
          <table:table-cell office:value-type="float" office:value="5.25002">
            <text:p>5.25002</text:p>
          </table:table-cell>
          <table:table-cell office:value-type="float" office:value="11.793">
            <text:p>11.793</text:p>
          </table:table-cell>
          <table:table-cell table:number-columns-repeated="6"/>
        </table:table-row>
        <table:table-row table:style-name="ro1">
          <table:table-cell office:value-type="float" office:value="12.3329">
            <text:p>12.3329</text:p>
          </table:table-cell>
          <table:table-cell office:value-type="float" office:value="11.8356">
            <text:p>11.8356</text:p>
          </table:table-cell>
          <table:table-cell table:number-columns-repeated="6"/>
        </table:table-row>
        <table:table-row table:style-name="ro1">
          <table:table-cell office:value-type="float" office:value="30.586">
            <text:p>30.586</text:p>
          </table:table-cell>
          <table:table-cell office:value-type="float" office:value="11.8356">
            <text:p>11.8356</text:p>
          </table:table-cell>
          <table:table-cell table:number-columns-repeated="6"/>
        </table:table-row>
        <table:table-row table:style-name="ro1">
          <table:table-cell office:value-type="float" office:value="31.7843">
            <text:p>31.7843</text:p>
          </table:table-cell>
          <table:table-cell office:value-type="float" office:value="11.8404">
            <text:p>11.8404</text:p>
          </table:table-cell>
          <table:table-cell table:number-columns-repeated="6"/>
        </table:table-row>
        <table:table-row table:style-name="ro1">
          <table:table-cell office:value-type="float" office:value="8.92053">
            <text:p>8.92053</text:p>
          </table:table-cell>
          <table:table-cell office:value-type="float" office:value="11.8546">
            <text:p>11.8546</text:p>
          </table:table-cell>
          <table:table-cell table:number-columns-repeated="6"/>
        </table:table-row>
        <table:table-row table:style-name="ro1">
          <table:table-cell office:value-type="float" office:value="7.30787">
            <text:p>7.30787</text:p>
          </table:table-cell>
          <table:table-cell office:value-type="float" office:value="11.8948">
            <text:p>11.8948</text:p>
          </table:table-cell>
          <table:table-cell table:number-columns-repeated="6"/>
        </table:table-row>
        <table:table-row table:style-name="ro1">
          <table:table-cell office:value-type="float" office:value="17.4408">
            <text:p>17.4408</text:p>
          </table:table-cell>
          <table:table-cell office:value-type="float" office:value="11.954">
            <text:p>11.954</text:p>
          </table:table-cell>
          <table:table-cell table:number-columns-repeated="6"/>
        </table:table-row>
        <table:table-row table:style-name="ro1">
          <table:table-cell office:value-type="float" office:value="15.1438">
            <text:p>15.1438</text:p>
          </table:table-cell>
          <table:table-cell office:value-type="float" office:value="11.9824">
            <text:p>11.9824</text:p>
          </table:table-cell>
          <table:table-cell table:number-columns-repeated="6"/>
        </table:table-row>
        <table:table-row table:style-name="ro1">
          <table:table-cell office:value-type="float" office:value="13.1688">
            <text:p>13.1688</text:p>
          </table:table-cell>
          <table:table-cell office:value-type="float" office:value="12.0038">
            <text:p>12.0038</text:p>
          </table:table-cell>
          <table:table-cell table:number-columns-repeated="6"/>
        </table:table-row>
        <table:table-row table:style-name="ro1">
          <table:table-cell office:value-type="float" office:value="10.0004">
            <text:p>10.0004</text:p>
          </table:table-cell>
          <table:table-cell office:value-type="float" office:value="12.0061">
            <text:p>12.0061</text:p>
          </table:table-cell>
          <table:table-cell table:number-columns-repeated="6"/>
        </table:table-row>
        <table:table-row table:style-name="ro1">
          <table:table-cell office:value-type="float" office:value="21.7673">
            <text:p>21.7673</text:p>
          </table:table-cell>
          <table:table-cell office:value-type="float" office:value="12.0393">
            <text:p>12.0393</text:p>
          </table:table-cell>
          <table:table-cell table:number-columns-repeated="6"/>
        </table:table-row>
        <table:table-row table:style-name="ro1">
          <table:table-cell office:value-type="float" office:value="57.3144">
            <text:p>57.3144</text:p>
          </table:table-cell>
          <table:table-cell office:value-type="float" office:value="12.0582">
            <text:p>12.0582</text:p>
          </table:table-cell>
          <table:table-cell table:number-columns-repeated="6"/>
        </table:table-row>
        <table:table-row table:style-name="ro1">
          <table:table-cell office:value-type="float" office:value="18.722">
            <text:p>18.722</text:p>
          </table:table-cell>
          <table:table-cell office:value-type="float" office:value="12.0653">
            <text:p>12.0653</text:p>
          </table:table-cell>
          <table:table-cell table:number-columns-repeated="6"/>
        </table:table-row>
        <table:table-row table:style-name="ro1">
          <table:table-cell office:value-type="float" office:value="25.0163">
            <text:p>25.0163</text:p>
          </table:table-cell>
          <table:table-cell office:value-type="float" office:value="12.0677">
            <text:p>12.0677</text:p>
          </table:table-cell>
          <table:table-cell table:number-columns-repeated="6"/>
        </table:table-row>
        <table:table-row table:style-name="ro1">
          <table:table-cell office:value-type="float" office:value="11.8404">
            <text:p>11.8404</text:p>
          </table:table-cell>
          <table:table-cell office:value-type="float" office:value="12.0701">
            <text:p>12.0701</text:p>
          </table:table-cell>
          <table:table-cell table:number-columns-repeated="6"/>
        </table:table-row>
        <table:table-row table:style-name="ro1">
          <table:table-cell office:value-type="float" office:value="10.5284">
            <text:p>10.5284</text:p>
          </table:table-cell>
          <table:table-cell office:value-type="float" office:value="12.0985">
            <text:p>12.0985</text:p>
          </table:table-cell>
          <table:table-cell table:number-columns-repeated="6"/>
        </table:table-row>
        <table:table-row table:style-name="ro1">
          <table:table-cell office:value-type="float" office:value="32.1016">
            <text:p>32.1016</text:p>
          </table:table-cell>
          <table:table-cell office:value-type="float" office:value="12.1103">
            <text:p>12.1103</text:p>
          </table:table-cell>
          <table:table-cell table:number-columns-repeated="6"/>
        </table:table-row>
        <table:table-row table:style-name="ro1">
          <table:table-cell office:value-type="float" office:value="13.8485">
            <text:p>13.8485</text:p>
          </table:table-cell>
          <table:table-cell office:value-type="float" office:value="12.179">
            <text:p>12.179</text:p>
          </table:table-cell>
          <table:table-cell table:number-columns-repeated="6"/>
        </table:table-row>
        <table:table-row table:style-name="ro1">
          <table:table-cell office:value-type="float" office:value="37.6405">
            <text:p>37.6405</text:p>
          </table:table-cell>
          <table:table-cell office:value-type="float" office:value="12.1861">
            <text:p>12.1861</text:p>
          </table:table-cell>
          <table:table-cell table:number-columns-repeated="6"/>
        </table:table-row>
        <table:table-row table:style-name="ro1">
          <table:table-cell office:value-type="float" office:value="13.3015">
            <text:p>13.3015</text:p>
          </table:table-cell>
          <table:table-cell office:value-type="float" office:value="12.2121">
            <text:p>12.2121</text:p>
          </table:table-cell>
          <table:table-cell table:number-columns-repeated="6"/>
        </table:table-row>
        <table:table-row table:style-name="ro1">
          <table:table-cell office:value-type="float" office:value="15.5914">
            <text:p>15.5914</text:p>
          </table:table-cell>
          <table:table-cell office:value-type="float" office:value="12.2311">
            <text:p>12.2311</text:p>
          </table:table-cell>
          <table:table-cell table:number-columns-repeated="6"/>
        </table:table-row>
        <table:table-row table:style-name="ro1">
          <table:table-cell office:value-type="float" office:value="10.4692">
            <text:p>10.4692</text:p>
          </table:table-cell>
          <table:table-cell office:value-type="float" office:value="12.2406">
            <text:p>12.2406</text:p>
          </table:table-cell>
          <table:table-cell table:number-columns-repeated="6"/>
        </table:table-row>
        <table:table-row table:style-name="ro1">
          <table:table-cell office:value-type="float" office:value="5.68337">
            <text:p>5.68337</text:p>
          </table:table-cell>
          <table:table-cell office:value-type="float" office:value="12.2477">
            <text:p>12.2477</text:p>
          </table:table-cell>
          <table:table-cell table:number-columns-repeated="6"/>
        </table:table-row>
        <table:table-row table:style-name="ro1">
          <table:table-cell office:value-type="float" office:value="23.02">
            <text:p>23.02</text:p>
          </table:table-cell>
          <table:table-cell office:value-type="float" office:value="12.2927">
            <text:p>12.2927</text:p>
          </table:table-cell>
          <table:table-cell table:number-columns-repeated="6"/>
        </table:table-row>
        <table:table-row table:style-name="ro1">
          <table:table-cell office:value-type="float" office:value="17.77">
            <text:p>17.77</text:p>
          </table:table-cell>
          <table:table-cell office:value-type="float" office:value="12.2998">
            <text:p>12.2998</text:p>
          </table:table-cell>
          <table:table-cell table:number-columns-repeated="6"/>
        </table:table-row>
        <table:table-row table:style-name="ro1">
          <table:table-cell office:value-type="float" office:value="33.4822">
            <text:p>33.4822</text:p>
          </table:table-cell>
          <table:table-cell office:value-type="float" office:value="12.3069">
            <text:p>12.3069</text:p>
          </table:table-cell>
          <table:table-cell table:number-columns-repeated="6"/>
        </table:table-row>
        <table:table-row table:style-name="ro1">
          <table:table-cell office:value-type="float" office:value="28.7744">
            <text:p>28.7744</text:p>
          </table:table-cell>
          <table:table-cell office:value-type="float" office:value="12.3234">
            <text:p>12.3234</text:p>
          </table:table-cell>
          <table:table-cell table:number-columns-repeated="6"/>
        </table:table-row>
        <table:table-row table:style-name="ro1">
          <table:table-cell office:value-type="float" office:value="3.63736">
            <text:p>3.63736</text:p>
          </table:table-cell>
          <table:table-cell office:value-type="float" office:value="12.3329">
            <text:p>12.3329</text:p>
          </table:table-cell>
          <table:table-cell table:number-columns-repeated="6"/>
        </table:table-row>
        <table:table-row table:style-name="ro1">
          <table:table-cell office:value-type="float" office:value="49.6206">
            <text:p>49.6206</text:p>
          </table:table-cell>
          <table:table-cell office:value-type="float" office:value="12.3471">
            <text:p>12.3471</text:p>
          </table:table-cell>
          <table:table-cell table:number-columns-repeated="6"/>
        </table:table-row>
        <table:table-row table:style-name="ro1">
          <table:table-cell office:value-type="float" office:value="16.6215">
            <text:p>16.6215</text:p>
          </table:table-cell>
          <table:table-cell office:value-type="float" office:value="12.3542">
            <text:p>12.3542</text:p>
          </table:table-cell>
          <table:table-cell table:number-columns-repeated="6"/>
        </table:table-row>
        <table:table-row table:style-name="ro1">
          <table:table-cell office:value-type="float" office:value="20.6543">
            <text:p>20.6543</text:p>
          </table:table-cell>
          <table:table-cell office:value-type="float" office:value="12.3637">
            <text:p>12.3637</text:p>
          </table:table-cell>
          <table:table-cell table:number-columns-repeated="6"/>
        </table:table-row>
        <table:table-row table:style-name="ro1">
          <table:table-cell office:value-type="float" office:value="13.2044">
            <text:p>13.2044</text:p>
          </table:table-cell>
          <table:table-cell office:value-type="float" office:value="12.4868">
            <text:p>12.4868</text:p>
          </table:table-cell>
          <table:table-cell table:number-columns-repeated="6"/>
        </table:table-row>
        <table:table-row table:style-name="ro1">
          <table:table-cell office:value-type="float" office:value="12.7805">
            <text:p>12.7805</text:p>
          </table:table-cell>
          <table:table-cell office:value-type="float" office:value="12.5224">
            <text:p>12.5224</text:p>
          </table:table-cell>
          <table:table-cell table:number-columns-repeated="6"/>
        </table:table-row>
        <table:table-row table:style-name="ro1">
          <table:table-cell office:value-type="float" office:value="28.9592">
            <text:p>28.9592</text:p>
          </table:table-cell>
          <table:table-cell office:value-type="float" office:value="12.5981">
            <text:p>12.5981</text:p>
          </table:table-cell>
          <table:table-cell table:number-columns-repeated="6"/>
        </table:table-row>
        <table:table-row table:style-name="ro1">
          <table:table-cell office:value-type="float" office:value="12.9368">
            <text:p>12.9368</text:p>
          </table:table-cell>
          <table:table-cell office:value-type="float" office:value="12.6147">
            <text:p>12.6147</text:p>
          </table:table-cell>
          <table:table-cell table:number-columns-repeated="6"/>
        </table:table-row>
        <table:table-row table:style-name="ro1">
          <table:table-cell office:value-type="float" office:value="40.6077">
            <text:p>40.6077</text:p>
          </table:table-cell>
          <table:table-cell office:value-type="float" office:value="12.6716">
            <text:p>12.6716</text:p>
          </table:table-cell>
          <table:table-cell table:number-columns-repeated="6"/>
        </table:table-row>
        <table:table-row table:style-name="ro1">
          <table:table-cell office:value-type="float" office:value="14.341">
            <text:p>14.341</text:p>
          </table:table-cell>
          <table:table-cell office:value-type="float" office:value="12.7094">
            <text:p>12.7094</text:p>
          </table:table-cell>
          <table:table-cell table:number-columns-repeated="6"/>
        </table:table-row>
        <table:table-row table:style-name="ro1">
          <table:table-cell office:value-type="float" office:value="17.313">
            <text:p>17.313</text:p>
          </table:table-cell>
          <table:table-cell office:value-type="float" office:value="12.7142">
            <text:p>12.7142</text:p>
          </table:table-cell>
          <table:table-cell table:number-columns-repeated="6"/>
        </table:table-row>
        <table:table-row table:style-name="ro1">
          <table:table-cell office:value-type="float" office:value="13.2304">
            <text:p>13.2304</text:p>
          </table:table-cell>
          <table:table-cell office:value-type="float" office:value="12.7402">
            <text:p>12.7402</text:p>
          </table:table-cell>
          <table:table-cell table:number-columns-repeated="6"/>
        </table:table-row>
        <table:table-row table:style-name="ro1">
          <table:table-cell office:value-type="float" office:value="20.6117">
            <text:p>20.6117</text:p>
          </table:table-cell>
          <table:table-cell office:value-type="float" office:value="12.7426">
            <text:p>12.7426</text:p>
          </table:table-cell>
          <table:table-cell table:number-columns-repeated="6"/>
        </table:table-row>
        <table:table-row table:style-name="ro1">
          <table:table-cell office:value-type="float" office:value="30.1953">
            <text:p>30.1953</text:p>
          </table:table-cell>
          <table:table-cell office:value-type="float" office:value="12.7663">
            <text:p>12.7663</text:p>
          </table:table-cell>
          <table:table-cell table:number-columns-repeated="6"/>
        </table:table-row>
        <table:table-row table:style-name="ro1">
          <table:table-cell office:value-type="float" office:value="6.48378">
            <text:p>6.48378</text:p>
          </table:table-cell>
          <table:table-cell office:value-type="float" office:value="12.7734">
            <text:p>12.7734</text:p>
          </table:table-cell>
          <table:table-cell table:number-columns-repeated="6"/>
        </table:table-row>
        <table:table-row table:style-name="ro1">
          <table:table-cell office:value-type="float" office:value="16.2687">
            <text:p>16.2687</text:p>
          </table:table-cell>
          <table:table-cell office:value-type="float" office:value="12.7734">
            <text:p>12.7734</text:p>
          </table:table-cell>
          <table:table-cell table:number-columns-repeated="6"/>
        </table:table-row>
        <table:table-row table:style-name="ro1">
          <table:table-cell office:value-type="float" office:value="18.2484">
            <text:p>18.2484</text:p>
          </table:table-cell>
          <table:table-cell office:value-type="float" office:value="12.7757">
            <text:p>12.7757</text:p>
          </table:table-cell>
          <table:table-cell table:number-columns-repeated="6"/>
        </table:table-row>
        <table:table-row table:style-name="ro1">
          <table:table-cell office:value-type="float" office:value="26.0109">
            <text:p>26.0109</text:p>
          </table:table-cell>
          <table:table-cell office:value-type="float" office:value="12.7805">
            <text:p>12.7805</text:p>
          </table:table-cell>
          <table:table-cell table:number-columns-repeated="6"/>
        </table:table-row>
        <table:table-row table:style-name="ro1">
          <table:table-cell office:value-type="float" office:value="28.6702">
            <text:p>28.6702</text:p>
          </table:table-cell>
          <table:table-cell office:value-type="float" office:value="12.8302">
            <text:p>12.8302</text:p>
          </table:table-cell>
          <table:table-cell table:number-columns-repeated="6"/>
        </table:table-row>
        <table:table-row table:style-name="ro1">
          <table:table-cell office:value-type="float" office:value="19.0251">
            <text:p>19.0251</text:p>
          </table:table-cell>
          <table:table-cell office:value-type="float" office:value="12.9084">
            <text:p>12.9084</text:p>
          </table:table-cell>
          <table:table-cell table:number-columns-repeated="6"/>
        </table:table-row>
        <table:table-row table:style-name="ro1">
          <table:table-cell office:value-type="float" office:value="19.7876">
            <text:p>19.7876</text:p>
          </table:table-cell>
          <table:table-cell office:value-type="float" office:value="12.9368">
            <text:p>12.9368</text:p>
          </table:table-cell>
          <table:table-cell table:number-columns-repeated="6"/>
        </table:table-row>
        <table:table-row table:style-name="ro1">
          <table:table-cell office:value-type="float" office:value="23.2829">
            <text:p>23.2829</text:p>
          </table:table-cell>
          <table:table-cell office:value-type="float" office:value="12.9581">
            <text:p>12.9581</text:p>
          </table:table-cell>
          <table:table-cell table:number-columns-repeated="6"/>
        </table:table-row>
        <table:table-row table:style-name="ro1">
          <table:table-cell office:value-type="float" office:value="13.794">
            <text:p>13.794</text:p>
          </table:table-cell>
          <table:table-cell office:value-type="float" office:value="12.996">
            <text:p>12.996</text:p>
          </table:table-cell>
          <table:table-cell table:number-columns-repeated="6"/>
        </table:table-row>
        <table:table-row table:style-name="ro1">
          <table:table-cell office:value-type="float" office:value="14.8952">
            <text:p>14.8952</text:p>
          </table:table-cell>
          <table:table-cell office:value-type="float" office:value="13.0599">
            <text:p>13.0599</text:p>
          </table:table-cell>
          <table:table-cell table:number-columns-repeated="6"/>
        </table:table-row>
        <table:table-row table:style-name="ro1">
          <table:table-cell office:value-type="float" office:value="21.4145">
            <text:p>21.4145</text:p>
          </table:table-cell>
          <table:table-cell office:value-type="float" office:value="13.0623">
            <text:p>13.0623</text:p>
          </table:table-cell>
          <table:table-cell table:number-columns-repeated="6"/>
        </table:table-row>
        <table:table-row table:style-name="ro1">
          <table:table-cell office:value-type="float" office:value="27.8864">
            <text:p>27.8864</text:p>
          </table:table-cell>
          <table:table-cell office:value-type="float" office:value="13.0694">
            <text:p>13.0694</text:p>
          </table:table-cell>
          <table:table-cell table:number-columns-repeated="6"/>
        </table:table-row>
        <table:table-row table:style-name="ro1">
          <table:table-cell office:value-type="float" office:value="16.5883">
            <text:p>16.5883</text:p>
          </table:table-cell>
          <table:table-cell office:value-type="float" office:value="13.1688">
            <text:p>13.1688</text:p>
          </table:table-cell>
          <table:table-cell table:number-columns-repeated="6"/>
        </table:table-row>
        <table:table-row table:style-name="ro1">
          <table:table-cell office:value-type="float" office:value="11.3312">
            <text:p>11.3312</text:p>
          </table:table-cell>
          <table:table-cell office:value-type="float" office:value="13.1902">
            <text:p>13.1902</text:p>
          </table:table-cell>
          <table:table-cell table:number-columns-repeated="6"/>
        </table:table-row>
        <table:table-row table:style-name="ro1">
          <table:table-cell office:value-type="float" office:value="18.4733">
            <text:p>18.4733</text:p>
          </table:table-cell>
          <table:table-cell office:value-type="float" office:value="13.2044">
            <text:p>13.2044</text:p>
          </table:table-cell>
          <table:table-cell table:number-columns-repeated="6"/>
        </table:table-row>
        <table:table-row table:style-name="ro1">
          <table:table-cell office:value-type="float" office:value="17.8553">
            <text:p>17.8553</text:p>
          </table:table-cell>
          <table:table-cell office:value-type="float" office:value="13.2044">
            <text:p>13.2044</text:p>
          </table:table-cell>
          <table:table-cell table:number-columns-repeated="6"/>
        </table:table-row>
        <table:table-row table:style-name="ro1">
          <table:table-cell office:value-type="float" office:value="11.793">
            <text:p>11.793</text:p>
          </table:table-cell>
          <table:table-cell office:value-type="float" office:value="13.2209">
            <text:p>13.2209</text:p>
          </table:table-cell>
          <table:table-cell table:number-columns-repeated="6"/>
        </table:table-row>
        <table:table-row table:style-name="ro1">
          <table:table-cell office:value-type="float" office:value="10.5498">
            <text:p>10.5498</text:p>
          </table:table-cell>
          <table:table-cell office:value-type="float" office:value="13.2304">
            <text:p>13.2304</text:p>
          </table:table-cell>
          <table:table-cell table:number-columns-repeated="6"/>
        </table:table-row>
        <table:table-row table:style-name="ro1">
          <table:table-cell office:value-type="float" office:value="13.7301">
            <text:p>13.7301</text:p>
          </table:table-cell>
          <table:table-cell office:value-type="float" office:value="13.273">
            <text:p>13.273</text:p>
          </table:table-cell>
          <table:table-cell table:number-columns-repeated="6"/>
        </table:table-row>
        <table:table-row table:style-name="ro1">
          <table:table-cell office:value-type="float" office:value="11.0684">
            <text:p>11.0684</text:p>
          </table:table-cell>
          <table:table-cell office:value-type="float" office:value="13.2825">
            <text:p>13.2825</text:p>
          </table:table-cell>
          <table:table-cell table:number-columns-repeated="6"/>
        </table:table-row>
        <table:table-row table:style-name="ro1">
          <table:table-cell office:value-type="float" office:value="22.9608">
            <text:p>22.9608</text:p>
          </table:table-cell>
          <table:table-cell office:value-type="float" office:value="13.3015">
            <text:p>13.3015</text:p>
          </table:table-cell>
          <table:table-cell table:number-columns-repeated="6"/>
        </table:table-row>
        <table:table-row table:style-name="ro1">
          <table:table-cell office:value-type="float" office:value="18.4402">
            <text:p>18.4402</text:p>
          </table:table-cell>
          <table:table-cell office:value-type="float" office:value="13.3251">
            <text:p>13.3251</text:p>
          </table:table-cell>
          <table:table-cell table:number-columns-repeated="6"/>
        </table:table-row>
        <table:table-row table:style-name="ro1">
          <table:table-cell office:value-type="float" office:value="33.7237">
            <text:p>33.7237</text:p>
          </table:table-cell>
          <table:table-cell office:value-type="float" office:value="13.3986">
            <text:p>13.3986</text:p>
          </table:table-cell>
          <table:table-cell table:number-columns-repeated="6"/>
        </table:table-row>
        <table:table-row table:style-name="ro1">
          <table:table-cell office:value-type="float" office:value="24.9382">
            <text:p>24.9382</text:p>
          </table:table-cell>
          <table:table-cell office:value-type="float" office:value="13.4317">
            <text:p>13.4317</text:p>
          </table:table-cell>
          <table:table-cell table:number-columns-repeated="6"/>
        </table:table-row>
        <table:table-row table:style-name="ro1">
          <table:table-cell office:value-type="float" office:value="30.5221">
            <text:p>30.5221</text:p>
          </table:table-cell>
          <table:table-cell office:value-type="float" office:value="13.4412">
            <text:p>13.4412</text:p>
          </table:table-cell>
          <table:table-cell table:number-columns-repeated="6"/>
        </table:table-row>
        <table:table-row table:style-name="ro1">
          <table:table-cell office:value-type="float" office:value="14.5731">
            <text:p>14.5731</text:p>
          </table:table-cell>
          <table:table-cell office:value-type="float" office:value="13.4506">
            <text:p>13.4506</text:p>
          </table:table-cell>
          <table:table-cell table:number-columns-repeated="6"/>
        </table:table-row>
        <table:table-row table:style-name="ro1">
          <table:table-cell office:value-type="float" office:value="35.7934">
            <text:p>35.7934</text:p>
          </table:table-cell>
          <table:table-cell office:value-type="float" office:value="13.4625">
            <text:p>13.4625</text:p>
          </table:table-cell>
          <table:table-cell table:number-columns-repeated="6"/>
        </table:table-row>
        <table:table-row table:style-name="ro1">
          <table:table-cell office:value-type="float" office:value="19.9865">
            <text:p>19.9865</text:p>
          </table:table-cell>
          <table:table-cell office:value-type="float" office:value="13.4767">
            <text:p>13.4767</text:p>
          </table:table-cell>
          <table:table-cell table:number-columns-repeated="6"/>
        </table:table-row>
        <table:table-row table:style-name="ro1">
          <table:table-cell office:value-type="float" office:value="18.5278">
            <text:p>18.5278</text:p>
          </table:table-cell>
          <table:table-cell office:value-type="float" office:value="13.4791">
            <text:p>13.4791</text:p>
          </table:table-cell>
          <table:table-cell table:number-columns-repeated="6"/>
        </table:table-row>
        <table:table-row table:style-name="ro1">
          <table:table-cell office:value-type="float" office:value="32.5965">
            <text:p>32.5965</text:p>
          </table:table-cell>
          <table:table-cell office:value-type="float" office:value="13.4933">
            <text:p>13.4933</text:p>
          </table:table-cell>
          <table:table-cell table:number-columns-repeated="6"/>
        </table:table-row>
        <table:table-row table:style-name="ro1">
          <table:table-cell office:value-type="float" office:value="21.6134">
            <text:p>21.6134</text:p>
          </table:table-cell>
          <table:table-cell office:value-type="float" office:value="13.5004">
            <text:p>13.5004</text:p>
          </table:table-cell>
          <table:table-cell table:number-columns-repeated="6"/>
        </table:table-row>
        <table:table-row table:style-name="ro1">
          <table:table-cell office:value-type="float" office:value="33.5082">
            <text:p>33.5082</text:p>
          </table:table-cell>
          <table:table-cell office:value-type="float" office:value="13.5004">
            <text:p>13.5004</text:p>
          </table:table-cell>
          <table:table-cell table:number-columns-repeated="6"/>
        </table:table-row>
        <table:table-row table:style-name="ro1">
          <table:table-cell office:value-type="float" office:value="14.1042">
            <text:p>14.1042</text:p>
          </table:table-cell>
          <table:table-cell office:value-type="float" office:value="13.588">
            <text:p>13.588</text:p>
          </table:table-cell>
          <table:table-cell table:number-columns-repeated="6"/>
        </table:table-row>
        <table:table-row table:style-name="ro1">
          <table:table-cell office:value-type="float" office:value="13.4625">
            <text:p>13.4625</text:p>
          </table:table-cell>
          <table:table-cell office:value-type="float" office:value="13.6164">
            <text:p>13.6164</text:p>
          </table:table-cell>
          <table:table-cell table:number-columns-repeated="6"/>
        </table:table-row>
        <table:table-row table:style-name="ro1">
          <table:table-cell office:value-type="float" office:value="68.8801">
            <text:p>68.8801</text:p>
          </table:table-cell>
          <table:table-cell office:value-type="float" office:value="13.6614">
            <text:p>13.6614</text:p>
          </table:table-cell>
          <table:table-cell table:number-columns-repeated="6"/>
        </table:table-row>
        <table:table-row table:style-name="ro1">
          <table:table-cell office:value-type="float" office:value="29.6483">
            <text:p>29.6483</text:p>
          </table:table-cell>
          <table:table-cell office:value-type="float" office:value="13.6827">
            <text:p>13.6827</text:p>
          </table:table-cell>
          <table:table-cell table:number-columns-repeated="6"/>
        </table:table-row>
        <table:table-row table:style-name="ro1">
          <table:table-cell office:value-type="float" office:value="28.128">
            <text:p>28.128</text:p>
          </table:table-cell>
          <table:table-cell office:value-type="float" office:value="13.6875">
            <text:p>13.6875</text:p>
          </table:table-cell>
          <table:table-cell table:number-columns-repeated="6"/>
        </table:table-row>
        <table:table-row table:style-name="ro1">
          <table:table-cell office:value-type="float" office:value="16.11">
            <text:p>16.11</text:p>
          </table:table-cell>
          <table:table-cell office:value-type="float" office:value="13.7017">
            <text:p>13.7017</text:p>
          </table:table-cell>
          <table:table-cell table:number-columns-repeated="6"/>
        </table:table-row>
        <table:table-row table:style-name="ro1">
          <table:table-cell office:value-type="float" office:value="16.7517">
            <text:p>16.7517</text:p>
          </table:table-cell>
          <table:table-cell office:value-type="float" office:value="13.704">
            <text:p>13.704</text:p>
          </table:table-cell>
          <table:table-cell table:number-columns-repeated="6"/>
        </table:table-row>
        <table:table-row table:style-name="ro1">
          <table:table-cell office:value-type="float" office:value="37.6689">
            <text:p>37.6689</text:p>
          </table:table-cell>
          <table:table-cell office:value-type="float" office:value="13.7159">
            <text:p>13.7159</text:p>
          </table:table-cell>
          <table:table-cell table:number-columns-repeated="6"/>
        </table:table-row>
        <table:table-row table:style-name="ro1">
          <table:table-cell office:value-type="float" office:value="11.6225">
            <text:p>11.6225</text:p>
          </table:table-cell>
          <table:table-cell office:value-type="float" office:value="13.7301">
            <text:p>13.7301</text:p>
          </table:table-cell>
          <table:table-cell table:number-columns-repeated="6"/>
        </table:table-row>
        <table:table-row table:style-name="ro1">
          <table:table-cell office:value-type="float" office:value="6.47431">
            <text:p>6.47431</text:p>
          </table:table-cell>
          <table:table-cell office:value-type="float" office:value="13.7419">
            <text:p>13.7419</text:p>
          </table:table-cell>
          <table:table-cell table:number-columns-repeated="6"/>
        </table:table-row>
        <table:table-row table:style-name="ro1">
          <table:table-cell office:value-type="float" office:value="5.63601">
            <text:p>5.63601</text:p>
          </table:table-cell>
          <table:table-cell office:value-type="float" office:value="13.7467">
            <text:p>13.7467</text:p>
          </table:table-cell>
          <table:table-cell table:number-columns-repeated="6"/>
        </table:table-row>
        <table:table-row table:style-name="ro1">
          <table:table-cell office:value-type="float" office:value="37.0532">
            <text:p>37.0532</text:p>
          </table:table-cell>
          <table:table-cell office:value-type="float" office:value="13.749">
            <text:p>13.749</text:p>
          </table:table-cell>
          <table:table-cell table:number-columns-repeated="6"/>
        </table:table-row>
        <table:table-row table:style-name="ro1">
          <table:table-cell office:value-type="float" office:value="60.9731">
            <text:p>60.9731</text:p>
          </table:table-cell>
          <table:table-cell office:value-type="float" office:value="13.794">
            <text:p>13.794</text:p>
          </table:table-cell>
          <table:table-cell table:number-columns-repeated="6"/>
        </table:table-row>
        <table:table-row table:style-name="ro1">
          <table:table-cell office:value-type="float" office:value="74.6014">
            <text:p>74.6014</text:p>
          </table:table-cell>
          <table:table-cell office:value-type="float" office:value="13.8201">
            <text:p>13.8201</text:p>
          </table:table-cell>
          <table:table-cell table:number-columns-repeated="6"/>
        </table:table-row>
        <table:table-row table:style-name="ro1">
          <table:table-cell office:value-type="float" office:value="60.2011">
            <text:p>60.2011</text:p>
          </table:table-cell>
          <table:table-cell office:value-type="float" office:value="13.839">
            <text:p>13.839</text:p>
          </table:table-cell>
          <table:table-cell table:number-columns-repeated="6"/>
        </table:table-row>
        <table:table-row table:style-name="ro1">
          <table:table-cell office:value-type="float" office:value="37.6831">
            <text:p>37.6831</text:p>
          </table:table-cell>
          <table:table-cell office:value-type="float" office:value="13.8485">
            <text:p>13.8485</text:p>
          </table:table-cell>
          <table:table-cell table:number-columns-repeated="6"/>
        </table:table-row>
        <table:table-row table:style-name="ro1">
          <table:table-cell office:value-type="float" office:value="35.1398">
            <text:p>35.1398</text:p>
          </table:table-cell>
          <table:table-cell office:value-type="float" office:value="13.8793">
            <text:p>13.8793</text:p>
          </table:table-cell>
          <table:table-cell table:number-columns-repeated="6"/>
        </table:table-row>
        <table:table-row table:style-name="ro1">
          <table:table-cell office:value-type="float" office:value="10.9358">
            <text:p>10.9358</text:p>
          </table:table-cell>
          <table:table-cell office:value-type="float" office:value="13.9432">
            <text:p>13.9432</text:p>
          </table:table-cell>
          <table:table-cell table:number-columns-repeated="6"/>
        </table:table-row>
        <table:table-row table:style-name="ro1">
          <table:table-cell office:value-type="float" office:value="7.73649">
            <text:p>7.73649</text:p>
          </table:table-cell>
          <table:table-cell office:value-type="float" office:value="13.9479">
            <text:p>13.9479</text:p>
          </table:table-cell>
          <table:table-cell table:number-columns-repeated="6"/>
        </table:table-row>
        <table:table-row table:style-name="ro1">
          <table:table-cell office:value-type="float" office:value="24.7653">
            <text:p>24.7653</text:p>
          </table:table-cell>
          <table:table-cell office:value-type="float" office:value="13.974">
            <text:p>13.974</text:p>
          </table:table-cell>
          <table:table-cell table:number-columns-repeated="6"/>
        </table:table-row>
        <table:table-row table:style-name="ro1">
          <table:table-cell office:value-type="float" office:value="34.581">
            <text:p>34.581</text:p>
          </table:table-cell>
          <table:table-cell office:value-type="float" office:value="13.974">
            <text:p>13.974</text:p>
          </table:table-cell>
          <table:table-cell table:number-columns-repeated="6"/>
        </table:table-row>
        <table:table-row table:style-name="ro1">
          <table:table-cell office:value-type="float" office:value="34.697">
            <text:p>34.697</text:p>
          </table:table-cell>
          <table:table-cell office:value-type="float" office:value="13.9811">
            <text:p>13.9811</text:p>
          </table:table-cell>
          <table:table-cell table:number-columns-repeated="6"/>
        </table:table-row>
        <table:table-row table:style-name="ro1">
          <table:table-cell office:value-type="float" office:value="19.4584">
            <text:p>19.4584</text:p>
          </table:table-cell>
          <table:table-cell office:value-type="float" office:value="13.9953">
            <text:p>13.9953</text:p>
          </table:table-cell>
          <table:table-cell table:number-columns-repeated="6"/>
        </table:table-row>
        <table:table-row table:style-name="ro1">
          <table:table-cell office:value-type="float" office:value="9.95774">
            <text:p>9.95774</text:p>
          </table:table-cell>
          <table:table-cell office:value-type="float" office:value="14.0095">
            <text:p>14.0095</text:p>
          </table:table-cell>
          <table:table-cell table:number-columns-repeated="6"/>
        </table:table-row>
        <table:table-row table:style-name="ro1">
          <table:table-cell office:value-type="float" office:value="20.1168">
            <text:p>20.1168</text:p>
          </table:table-cell>
          <table:table-cell office:value-type="float" office:value="14.0427">
            <text:p>14.0427</text:p>
          </table:table-cell>
          <table:table-cell table:number-columns-repeated="6"/>
        </table:table-row>
        <table:table-row table:style-name="ro1">
          <table:table-cell office:value-type="float" office:value="27.7135">
            <text:p>27.7135</text:p>
          </table:table-cell>
          <table:table-cell office:value-type="float" office:value="14.0498">
            <text:p>14.0498</text:p>
          </table:table-cell>
          <table:table-cell table:number-columns-repeated="6"/>
        </table:table-row>
        <table:table-row table:style-name="ro1">
          <table:table-cell office:value-type="float" office:value="22.3712">
            <text:p>22.3712</text:p>
          </table:table-cell>
          <table:table-cell office:value-type="float" office:value="14.0569">
            <text:p>14.0569</text:p>
          </table:table-cell>
          <table:table-cell table:number-columns-repeated="6"/>
        </table:table-row>
        <table:table-row table:style-name="ro1">
          <table:table-cell office:value-type="float" office:value="13.5004">
            <text:p>13.5004</text:p>
          </table:table-cell>
          <table:table-cell office:value-type="float" office:value="14.0687">
            <text:p>14.0687</text:p>
          </table:table-cell>
          <table:table-cell table:number-columns-repeated="6"/>
        </table:table-row>
        <table:table-row table:style-name="ro1">
          <table:table-cell office:value-type="float" office:value="38.403">
            <text:p>38.403</text:p>
          </table:table-cell>
          <table:table-cell office:value-type="float" office:value="14.0711">
            <text:p>14.0711</text:p>
          </table:table-cell>
          <table:table-cell table:number-columns-repeated="6"/>
        </table:table-row>
        <table:table-row table:style-name="ro1">
          <table:table-cell office:value-type="float" office:value="6.11673">
            <text:p>6.11673</text:p>
          </table:table-cell>
          <table:table-cell office:value-type="float" office:value="14.0711">
            <text:p>14.0711</text:p>
          </table:table-cell>
          <table:table-cell table:number-columns-repeated="6"/>
        </table:table-row>
        <table:table-row table:style-name="ro1">
          <table:table-cell office:value-type="float" office:value="9.88433">
            <text:p>9.88433</text:p>
          </table:table-cell>
          <table:table-cell office:value-type="float" office:value="14.1042">
            <text:p>14.1042</text:p>
          </table:table-cell>
          <table:table-cell table:number-columns-repeated="6"/>
        </table:table-row>
        <table:table-row table:style-name="ro1">
          <table:table-cell office:value-type="float" office:value="39.085">
            <text:p>39.085</text:p>
          </table:table-cell>
          <table:table-cell office:value-type="float" office:value="14.109">
            <text:p>14.109</text:p>
          </table:table-cell>
          <table:table-cell table:number-columns-repeated="6"/>
        </table:table-row>
        <table:table-row table:style-name="ro1">
          <table:table-cell office:value-type="float" office:value="14.0498">
            <text:p>14.0498</text:p>
          </table:table-cell>
          <table:table-cell office:value-type="float" office:value="14.1279">
            <text:p>14.1279</text:p>
          </table:table-cell>
          <table:table-cell table:number-columns-repeated="6"/>
        </table:table-row>
        <table:table-row table:style-name="ro1">
          <table:table-cell office:value-type="float" office:value="15.5724">
            <text:p>15.5724</text:p>
          </table:table-cell>
          <table:table-cell office:value-type="float" office:value="14.2108">
            <text:p>14.2108</text:p>
          </table:table-cell>
          <table:table-cell table:number-columns-repeated="6"/>
        </table:table-row>
        <table:table-row table:style-name="ro1">
          <table:table-cell office:value-type="float" office:value="15.383">
            <text:p>15.383</text:p>
          </table:table-cell>
          <table:table-cell office:value-type="float" office:value="14.2558">
            <text:p>14.2558</text:p>
          </table:table-cell>
          <table:table-cell table:number-columns-repeated="6"/>
        </table:table-row>
        <table:table-row table:style-name="ro1">
          <table:table-cell office:value-type="float" office:value="6.23277">
            <text:p>6.23277</text:p>
          </table:table-cell>
          <table:table-cell office:value-type="float" office:value="14.2724">
            <text:p>14.2724</text:p>
          </table:table-cell>
          <table:table-cell table:number-columns-repeated="6"/>
        </table:table-row>
        <table:table-row table:style-name="ro1">
          <table:table-cell office:value-type="float" office:value="23.7778">
            <text:p>23.7778</text:p>
          </table:table-cell>
          <table:table-cell office:value-type="float" office:value="14.3316">
            <text:p>14.3316</text:p>
          </table:table-cell>
          <table:table-cell table:number-columns-repeated="6"/>
        </table:table-row>
        <table:table-row table:style-name="ro1">
          <table:table-cell office:value-type="float" office:value="20.6425">
            <text:p>20.6425</text:p>
          </table:table-cell>
          <table:table-cell office:value-type="float" office:value="14.341">
            <text:p>14.341</text:p>
          </table:table-cell>
          <table:table-cell table:number-columns-repeated="6"/>
        </table:table-row>
        <table:table-row table:style-name="ro1">
          <table:table-cell office:value-type="float" office:value="19.4087">
            <text:p>19.4087</text:p>
          </table:table-cell>
          <table:table-cell office:value-type="float" office:value="14.3718">
            <text:p>14.3718</text:p>
          </table:table-cell>
          <table:table-cell table:number-columns-repeated="6"/>
        </table:table-row>
        <table:table-row table:style-name="ro1">
          <table:table-cell office:value-type="float" office:value="35.0877">
            <text:p>35.0877</text:p>
          </table:table-cell>
          <table:table-cell office:value-type="float" office:value="14.4002">
            <text:p>14.4002</text:p>
          </table:table-cell>
          <table:table-cell table:number-columns-repeated="6"/>
        </table:table-row>
        <table:table-row table:style-name="ro1">
          <table:table-cell office:value-type="float" office:value="10.2419">
            <text:p>10.2419</text:p>
          </table:table-cell>
          <table:table-cell office:value-type="float" office:value="14.476">
            <text:p>14.476</text:p>
          </table:table-cell>
          <table:table-cell table:number-columns-repeated="6"/>
        </table:table-row>
        <table:table-row table:style-name="ro1">
          <table:table-cell office:value-type="float" office:value="30.0674">
            <text:p>30.0674</text:p>
          </table:table-cell>
          <table:table-cell office:value-type="float" office:value="14.4784">
            <text:p>14.4784</text:p>
          </table:table-cell>
          <table:table-cell table:number-columns-repeated="6"/>
        </table:table-row>
        <table:table-row table:style-name="ro1">
          <table:table-cell office:value-type="float" office:value="16.6191">
            <text:p>16.6191</text:p>
          </table:table-cell>
          <table:table-cell office:value-type="float" office:value="14.4973">
            <text:p>14.4973</text:p>
          </table:table-cell>
          <table:table-cell table:number-columns-repeated="6"/>
        </table:table-row>
        <table:table-row table:style-name="ro1">
          <table:table-cell office:value-type="float" office:value="13.6164">
            <text:p>13.6164</text:p>
          </table:table-cell>
          <table:table-cell office:value-type="float" office:value="14.5186">
            <text:p>14.5186</text:p>
          </table:table-cell>
          <table:table-cell table:number-columns-repeated="6"/>
        </table:table-row>
        <table:table-row table:style-name="ro1">
          <table:table-cell office:value-type="float" office:value="35.649">
            <text:p>35.649</text:p>
          </table:table-cell>
          <table:table-cell office:value-type="float" office:value="14.5542">
            <text:p>14.5542</text:p>
          </table:table-cell>
          <table:table-cell table:number-columns-repeated="6"/>
        </table:table-row>
        <table:table-row table:style-name="ro1">
          <table:table-cell office:value-type="float" office:value="26.0062">
            <text:p>26.0062</text:p>
          </table:table-cell>
          <table:table-cell office:value-type="float" office:value="14.5731">
            <text:p>14.5731</text:p>
          </table:table-cell>
          <table:table-cell table:number-columns-repeated="6"/>
        </table:table-row>
        <table:table-row table:style-name="ro1">
          <table:table-cell office:value-type="float" office:value="22.177">
            <text:p>22.177</text:p>
          </table:table-cell>
          <table:table-cell office:value-type="float" office:value="14.6299">
            <text:p>14.6299</text:p>
          </table:table-cell>
          <table:table-cell table:number-columns-repeated="6"/>
        </table:table-row>
        <table:table-row table:style-name="ro1">
          <table:table-cell office:value-type="float" office:value="16.1408">
            <text:p>16.1408</text:p>
          </table:table-cell>
          <table:table-cell office:value-type="float" office:value="14.6418">
            <text:p>14.6418</text:p>
          </table:table-cell>
          <table:table-cell table:number-columns-repeated="6"/>
        </table:table-row>
        <table:table-row table:style-name="ro1">
          <table:table-cell office:value-type="float" office:value="11.7906">
            <text:p>11.7906</text:p>
          </table:table-cell>
          <table:table-cell office:value-type="float" office:value="14.6773">
            <text:p>14.6773</text:p>
          </table:table-cell>
          <table:table-cell table:number-columns-repeated="6"/>
        </table:table-row>
        <table:table-row table:style-name="ro1">
          <table:table-cell office:value-type="float" office:value="40.8824">
            <text:p>40.8824</text:p>
          </table:table-cell>
          <table:table-cell office:value-type="float" office:value="14.6868">
            <text:p>14.6868</text:p>
          </table:table-cell>
          <table:table-cell table:number-columns-repeated="6"/>
        </table:table-row>
        <table:table-row table:style-name="ro1">
          <table:table-cell office:value-type="float" office:value="5.85624">
            <text:p>5.85624</text:p>
          </table:table-cell>
          <table:table-cell office:value-type="float" office:value="14.7602">
            <text:p>14.7602</text:p>
          </table:table-cell>
          <table:table-cell table:number-columns-repeated="6"/>
        </table:table-row>
        <table:table-row table:style-name="ro1">
          <table:table-cell office:value-type="float" office:value="7.51626">
            <text:p>7.51626</text:p>
          </table:table-cell>
          <table:table-cell office:value-type="float" office:value="14.7886">
            <text:p>14.7886</text:p>
          </table:table-cell>
          <table:table-cell table:number-columns-repeated="6"/>
        </table:table-row>
        <table:table-row table:style-name="ro1">
          <table:table-cell office:value-type="float" office:value="13.6827">
            <text:p>13.6827</text:p>
          </table:table-cell>
          <table:table-cell office:value-type="float" office:value="14.7957">
            <text:p>14.7957</text:p>
          </table:table-cell>
          <table:table-cell table:number-columns-repeated="6"/>
        </table:table-row>
        <table:table-row table:style-name="ro1">
          <table:table-cell office:value-type="float" office:value="15.4422">
            <text:p>15.4422</text:p>
          </table:table-cell>
          <table:table-cell office:value-type="float" office:value="14.7957">
            <text:p>14.7957</text:p>
          </table:table-cell>
          <table:table-cell table:number-columns-repeated="6"/>
        </table:table-row>
        <table:table-row table:style-name="ro1">
          <table:table-cell office:value-type="float" office:value="54.7001">
            <text:p>54.7001</text:p>
          </table:table-cell>
          <table:table-cell office:value-type="float" office:value="14.8549">
            <text:p>14.8549</text:p>
          </table:table-cell>
          <table:table-cell table:number-columns-repeated="6"/>
        </table:table-row>
        <table:table-row table:style-name="ro1">
          <table:table-cell office:value-type="float" office:value="21.7792">
            <text:p>21.7792</text:p>
          </table:table-cell>
          <table:table-cell office:value-type="float" office:value="14.8715">
            <text:p>14.8715</text:p>
          </table:table-cell>
          <table:table-cell table:number-columns-repeated="6"/>
        </table:table-row>
        <table:table-row table:style-name="ro1">
          <table:table-cell office:value-type="float" office:value="14.8549">
            <text:p>14.8549</text:p>
          </table:table-cell>
          <table:table-cell office:value-type="float" office:value="14.8739">
            <text:p>14.8739</text:p>
          </table:table-cell>
          <table:table-cell table:number-columns-repeated="6"/>
        </table:table-row>
        <table:table-row table:style-name="ro1">
          <table:table-cell office:value-type="float" office:value="51.4771">
            <text:p>51.4771</text:p>
          </table:table-cell>
          <table:table-cell office:value-type="float" office:value="14.8952">
            <text:p>14.8952</text:p>
          </table:table-cell>
          <table:table-cell table:number-columns-repeated="6"/>
        </table:table-row>
        <table:table-row table:style-name="ro1">
          <table:table-cell office:value-type="float" office:value="20.4104">
            <text:p>20.4104</text:p>
          </table:table-cell>
          <table:table-cell office:value-type="float" office:value="14.9425">
            <text:p>14.9425</text:p>
          </table:table-cell>
          <table:table-cell table:number-columns-repeated="6"/>
        </table:table-row>
        <table:table-row table:style-name="ro1">
          <table:table-cell office:value-type="float" office:value="32.3976">
            <text:p>32.3976</text:p>
          </table:table-cell>
          <table:table-cell office:value-type="float" office:value="14.9923">
            <text:p>14.9923</text:p>
          </table:table-cell>
          <table:table-cell table:number-columns-repeated="6"/>
        </table:table-row>
        <table:table-row table:style-name="ro1">
          <table:table-cell office:value-type="float" office:value="18.3336">
            <text:p>18.3336</text:p>
          </table:table-cell>
          <table:table-cell office:value-type="float" office:value="15.0491">
            <text:p>15.0491</text:p>
          </table:table-cell>
          <table:table-cell table:number-columns-repeated="6"/>
        </table:table-row>
        <table:table-row table:style-name="ro1">
          <table:table-cell office:value-type="float" office:value="21.2724">
            <text:p>21.2724</text:p>
          </table:table-cell>
          <table:table-cell office:value-type="float" office:value="15.0917">
            <text:p>15.0917</text:p>
          </table:table-cell>
          <table:table-cell table:number-columns-repeated="6"/>
        </table:table-row>
        <table:table-row table:style-name="ro1">
          <table:table-cell office:value-type="float" office:value="15.7666">
            <text:p>15.7666</text:p>
          </table:table-cell>
          <table:table-cell office:value-type="float" office:value="15.1107">
            <text:p>15.1107</text:p>
          </table:table-cell>
          <table:table-cell table:number-columns-repeated="6"/>
        </table:table-row>
        <table:table-row table:style-name="ro1">
          <table:table-cell office:value-type="float" office:value="17.7416">
            <text:p>17.7416</text:p>
          </table:table-cell>
          <table:table-cell office:value-type="float" office:value="15.132">
            <text:p>15.132</text:p>
          </table:table-cell>
          <table:table-cell table:number-columns-repeated="6"/>
        </table:table-row>
        <table:table-row table:style-name="ro1">
          <table:table-cell office:value-type="float" office:value="16.9933">
            <text:p>16.9933</text:p>
          </table:table-cell>
          <table:table-cell office:value-type="float" office:value="15.1438">
            <text:p>15.1438</text:p>
          </table:table-cell>
          <table:table-cell table:number-columns-repeated="6"/>
        </table:table-row>
        <table:table-row table:style-name="ro1">
          <table:table-cell office:value-type="float" office:value="9.90564">
            <text:p>9.90564</text:p>
          </table:table-cell>
          <table:table-cell office:value-type="float" office:value="15.158">
            <text:p>15.158</text:p>
          </table:table-cell>
          <table:table-cell table:number-columns-repeated="6"/>
        </table:table-row>
        <table:table-row table:style-name="ro1">
          <table:table-cell office:value-type="float" office:value="15.2456">
            <text:p>15.2456</text:p>
          </table:table-cell>
          <table:table-cell office:value-type="float" office:value="15.1722">
            <text:p>15.1722</text:p>
          </table:table-cell>
          <table:table-cell table:number-columns-repeated="6"/>
        </table:table-row>
        <table:table-row table:style-name="ro1">
          <table:table-cell office:value-type="float" office:value="19.3732">
            <text:p>19.3732</text:p>
          </table:table-cell>
          <table:table-cell office:value-type="float" office:value="15.2385">
            <text:p>15.2385</text:p>
          </table:table-cell>
          <table:table-cell table:number-columns-repeated="6"/>
        </table:table-row>
        <table:table-row table:style-name="ro1">
          <table:table-cell office:value-type="float" office:value="13.4767">
            <text:p>13.4767</text:p>
          </table:table-cell>
          <table:table-cell office:value-type="float" office:value="15.2385">
            <text:p>15.2385</text:p>
          </table:table-cell>
          <table:table-cell table:number-columns-repeated="6"/>
        </table:table-row>
        <table:table-row table:style-name="ro1">
          <table:table-cell office:value-type="float" office:value="44.193">
            <text:p>44.193</text:p>
          </table:table-cell>
          <table:table-cell office:value-type="float" office:value="15.2456">
            <text:p>15.2456</text:p>
          </table:table-cell>
          <table:table-cell table:number-columns-repeated="6"/>
        </table:table-row>
        <table:table-row table:style-name="ro1">
          <table:table-cell office:value-type="float" office:value="14.8715">
            <text:p>14.8715</text:p>
          </table:table-cell>
          <table:table-cell office:value-type="float" office:value="15.2646">
            <text:p>15.2646</text:p>
          </table:table-cell>
          <table:table-cell table:number-columns-repeated="6"/>
        </table:table-row>
        <table:table-row table:style-name="ro1">
          <table:table-cell office:value-type="float" office:value="10.1898">
            <text:p>10.1898</text:p>
          </table:table-cell>
          <table:table-cell office:value-type="float" office:value="15.2693">
            <text:p>15.2693</text:p>
          </table:table-cell>
          <table:table-cell table:number-columns-repeated="6"/>
        </table:table-row>
        <table:table-row table:style-name="ro1">
          <table:table-cell office:value-type="float" office:value="30.5576">
            <text:p>30.5576</text:p>
          </table:table-cell>
          <table:table-cell office:value-type="float" office:value="15.2741">
            <text:p>15.2741</text:p>
          </table:table-cell>
          <table:table-cell table:number-columns-repeated="6"/>
        </table:table-row>
        <table:table-row table:style-name="ro1">
          <table:table-cell office:value-type="float" office:value="40.8729">
            <text:p>40.8729</text:p>
          </table:table-cell>
          <table:table-cell office:value-type="float" office:value="15.3688">
            <text:p>15.3688</text:p>
          </table:table-cell>
          <table:table-cell table:number-columns-repeated="6"/>
        </table:table-row>
        <table:table-row table:style-name="ro1">
          <table:table-cell office:value-type="float" office:value="25.6581">
            <text:p>25.6581</text:p>
          </table:table-cell>
          <table:table-cell office:value-type="float" office:value="15.383">
            <text:p>15.383</text:p>
          </table:table-cell>
          <table:table-cell table:number-columns-repeated="6"/>
        </table:table-row>
        <table:table-row table:style-name="ro1">
          <table:table-cell office:value-type="float" office:value="64.1747">
            <text:p>64.1747</text:p>
          </table:table-cell>
          <table:table-cell office:value-type="float" office:value="15.4043">
            <text:p>15.4043</text:p>
          </table:table-cell>
          <table:table-cell table:number-columns-repeated="6"/>
        </table:table-row>
        <table:table-row table:style-name="ro1">
          <table:table-cell office:value-type="float" office:value="24.9429">
            <text:p>24.9429</text:p>
          </table:table-cell>
          <table:table-cell office:value-type="float" office:value="15.4233">
            <text:p>15.4233</text:p>
          </table:table-cell>
          <table:table-cell table:number-columns-repeated="6"/>
        </table:table-row>
        <table:table-row table:style-name="ro1">
          <table:table-cell office:value-type="float" office:value="11.3123">
            <text:p>11.3123</text:p>
          </table:table-cell>
          <table:table-cell office:value-type="float" office:value="15.4422">
            <text:p>15.4422</text:p>
          </table:table-cell>
          <table:table-cell table:number-columns-repeated="6"/>
        </table:table-row>
        <table:table-row table:style-name="ro1">
          <table:table-cell office:value-type="float" office:value="23.1526">
            <text:p>23.1526</text:p>
          </table:table-cell>
          <table:table-cell office:value-type="float" office:value="15.4682">
            <text:p>15.4682</text:p>
          </table:table-cell>
          <table:table-cell table:number-columns-repeated="6"/>
        </table:table-row>
        <table:table-row table:style-name="ro1">
          <table:table-cell office:value-type="float" office:value="12.5981">
            <text:p>12.5981</text:p>
          </table:table-cell>
          <table:table-cell office:value-type="float" office:value="15.473">
            <text:p>15.473</text:p>
          </table:table-cell>
          <table:table-cell table:number-columns-repeated="6"/>
        </table:table-row>
        <table:table-row table:style-name="ro1">
          <table:table-cell office:value-type="float" office:value="10.8339">
            <text:p>10.8339</text:p>
          </table:table-cell>
          <table:table-cell office:value-type="float" office:value="15.499">
            <text:p>15.499</text:p>
          </table:table-cell>
          <table:table-cell table:number-columns-repeated="6"/>
        </table:table-row>
        <table:table-row table:style-name="ro1">
          <table:table-cell office:value-type="float" office:value="6.86741">
            <text:p>6.86741</text:p>
          </table:table-cell>
          <table:table-cell office:value-type="float" office:value="15.5298">
            <text:p>15.5298</text:p>
          </table:table-cell>
          <table:table-cell table:number-columns-repeated="6"/>
        </table:table-row>
        <table:table-row table:style-name="ro1">
          <table:table-cell office:value-type="float" office:value="42.3624">
            <text:p>42.3624</text:p>
          </table:table-cell>
          <table:table-cell office:value-type="float" office:value="15.563">
            <text:p>15.563</text:p>
          </table:table-cell>
          <table:table-cell table:number-columns-repeated="6"/>
        </table:table-row>
        <table:table-row table:style-name="ro1">
          <table:table-cell office:value-type="float" office:value="42.1091">
            <text:p>42.1091</text:p>
          </table:table-cell>
          <table:table-cell office:value-type="float" office:value="15.5724">
            <text:p>15.5724</text:p>
          </table:table-cell>
          <table:table-cell table:number-columns-repeated="6"/>
        </table:table-row>
        <table:table-row table:style-name="ro1">
          <table:table-cell office:value-type="float" office:value="8.31193">
            <text:p>8.31193</text:p>
          </table:table-cell>
          <table:table-cell office:value-type="float" office:value="15.5819">
            <text:p>15.5819</text:p>
          </table:table-cell>
          <table:table-cell table:number-columns-repeated="6"/>
        </table:table-row>
        <table:table-row table:style-name="ro1">
          <table:table-cell office:value-type="float" office:value="10.0477">
            <text:p>10.0477</text:p>
          </table:table-cell>
          <table:table-cell office:value-type="float" office:value="15.5914">
            <text:p>15.5914</text:p>
          </table:table-cell>
          <table:table-cell table:number-columns-repeated="6"/>
        </table:table-row>
        <table:table-row table:style-name="ro1">
          <table:table-cell office:value-type="float" office:value="23.0106">
            <text:p>23.0106</text:p>
          </table:table-cell>
          <table:table-cell office:value-type="float" office:value="15.5938">
            <text:p>15.5938</text:p>
          </table:table-cell>
          <table:table-cell table:number-columns-repeated="6"/>
        </table:table-row>
        <table:table-row table:style-name="ro1">
          <table:table-cell office:value-type="float" office:value="32.7717">
            <text:p>32.7717</text:p>
          </table:table-cell>
          <table:table-cell office:value-type="float" office:value="15.6459">
            <text:p>15.6459</text:p>
          </table:table-cell>
          <table:table-cell table:number-columns-repeated="6"/>
        </table:table-row>
        <table:table-row table:style-name="ro1">
          <table:table-cell office:value-type="float" office:value="36.7833">
            <text:p>36.7833</text:p>
          </table:table-cell>
          <table:table-cell office:value-type="float" office:value="15.7666">
            <text:p>15.7666</text:p>
          </table:table-cell>
          <table:table-cell table:number-columns-repeated="6"/>
        </table:table-row>
        <table:table-row table:style-name="ro1">
          <table:table-cell office:value-type="float" office:value="25.2081">
            <text:p>25.2081</text:p>
          </table:table-cell>
          <table:table-cell office:value-type="float" office:value="15.8092">
            <text:p>15.8092</text:p>
          </table:table-cell>
          <table:table-cell table:number-columns-repeated="6"/>
        </table:table-row>
        <table:table-row table:style-name="ro1">
          <table:table-cell office:value-type="float" office:value="74.2201">
            <text:p>74.2201</text:p>
          </table:table-cell>
          <table:table-cell office:value-type="float" office:value="15.8329">
            <text:p>15.8329</text:p>
          </table:table-cell>
          <table:table-cell table:number-columns-repeated="6"/>
        </table:table-row>
        <table:table-row table:style-name="ro1">
          <table:table-cell office:value-type="float" office:value="36.1652">
            <text:p>36.1652</text:p>
          </table:table-cell>
          <table:table-cell office:value-type="float" office:value="15.8329">
            <text:p>15.8329</text:p>
          </table:table-cell>
          <table:table-cell table:number-columns-repeated="6"/>
        </table:table-row>
        <table:table-row table:style-name="ro1">
          <table:table-cell office:value-type="float" office:value="38.9335">
            <text:p>38.9335</text:p>
          </table:table-cell>
          <table:table-cell office:value-type="float" office:value="15.8495">
            <text:p>15.8495</text:p>
          </table:table-cell>
          <table:table-cell table:number-columns-repeated="6"/>
        </table:table-row>
        <table:table-row table:style-name="ro1">
          <table:table-cell office:value-type="float" office:value="19.243">
            <text:p>19.243</text:p>
          </table:table-cell>
          <table:table-cell office:value-type="float" office:value="15.8827">
            <text:p>15.8827</text:p>
          </table:table-cell>
          <table:table-cell table:number-columns-repeated="6"/>
        </table:table-row>
        <table:table-row table:style-name="ro1">
          <table:table-cell office:value-type="float" office:value="30.1858">
            <text:p>30.1858</text:p>
          </table:table-cell>
          <table:table-cell office:value-type="float" office:value="15.9016">
            <text:p>15.9016</text:p>
          </table:table-cell>
          <table:table-cell table:number-columns-repeated="6"/>
        </table:table-row>
        <table:table-row table:style-name="ro1">
          <table:table-cell office:value-type="float" office:value="18.6865">
            <text:p>18.6865</text:p>
          </table:table-cell>
          <table:table-cell office:value-type="float" office:value="16.0082">
            <text:p>16.0082</text:p>
          </table:table-cell>
          <table:table-cell table:number-columns-repeated="6"/>
        </table:table-row>
        <table:table-row table:style-name="ro1">
          <table:table-cell office:value-type="float" office:value="20.7467">
            <text:p>20.7467</text:p>
          </table:table-cell>
          <table:table-cell office:value-type="float" office:value="16.0247">
            <text:p>16.0247</text:p>
          </table:table-cell>
          <table:table-cell table:number-columns-repeated="6"/>
        </table:table-row>
        <table:table-row table:style-name="ro1">
          <table:table-cell office:value-type="float" office:value="42.6584">
            <text:p>42.6584</text:p>
          </table:table-cell>
          <table:table-cell office:value-type="float" office:value="16.11">
            <text:p>16.11</text:p>
          </table:table-cell>
          <table:table-cell table:number-columns-repeated="6"/>
        </table:table-row>
        <table:table-row table:style-name="ro1">
          <table:table-cell office:value-type="float" office:value="27.7775">
            <text:p>27.7775</text:p>
          </table:table-cell>
          <table:table-cell office:value-type="float" office:value="16.136">
            <text:p>16.136</text:p>
          </table:table-cell>
          <table:table-cell table:number-columns-repeated="6"/>
        </table:table-row>
        <table:table-row table:style-name="ro1">
          <table:table-cell office:value-type="float" office:value="28.405">
            <text:p>28.405</text:p>
          </table:table-cell>
          <table:table-cell office:value-type="float" office:value="16.1408">
            <text:p>16.1408</text:p>
          </table:table-cell>
          <table:table-cell table:number-columns-repeated="6"/>
        </table:table-row>
        <table:table-row table:style-name="ro1">
          <table:table-cell office:value-type="float" office:value="42.1256">
            <text:p>42.1256</text:p>
          </table:table-cell>
          <table:table-cell office:value-type="float" office:value="16.1431">
            <text:p>16.1431</text:p>
          </table:table-cell>
          <table:table-cell table:number-columns-repeated="6"/>
        </table:table-row>
        <table:table-row table:style-name="ro1">
          <table:table-cell office:value-type="float" office:value="41.0932">
            <text:p>41.0932</text:p>
          </table:table-cell>
          <table:table-cell office:value-type="float" office:value="16.2">
            <text:p>16.2</text:p>
          </table:table-cell>
          <table:table-cell table:number-columns-repeated="6"/>
        </table:table-row>
        <table:table-row table:style-name="ro1">
          <table:table-cell office:value-type="float" office:value="70.9356">
            <text:p>70.9356</text:p>
          </table:table-cell>
          <table:table-cell office:value-type="float" office:value="16.2142">
            <text:p>16.2142</text:p>
          </table:table-cell>
          <table:table-cell table:number-columns-repeated="6"/>
        </table:table-row>
        <table:table-row table:style-name="ro1">
          <table:table-cell office:value-type="float" office:value="24.7913">
            <text:p>24.7913</text:p>
          </table:table-cell>
          <table:table-cell office:value-type="float" office:value="16.2166">
            <text:p>16.2166</text:p>
          </table:table-cell>
          <table:table-cell table:number-columns-repeated="6"/>
        </table:table-row>
        <table:table-row table:style-name="ro1">
          <table:table-cell office:value-type="float" office:value="26.3543">
            <text:p>26.3543</text:p>
          </table:table-cell>
          <table:table-cell office:value-type="float" office:value="16.2521">
            <text:p>16.2521</text:p>
          </table:table-cell>
          <table:table-cell table:number-columns-repeated="6"/>
        </table:table-row>
        <table:table-row table:style-name="ro1">
          <table:table-cell office:value-type="float" office:value="15.4682">
            <text:p>15.4682</text:p>
          </table:table-cell>
          <table:table-cell office:value-type="float" office:value="16.2544">
            <text:p>16.2544</text:p>
          </table:table-cell>
          <table:table-cell table:number-columns-repeated="6"/>
        </table:table-row>
        <table:table-row table:style-name="ro1">
          <table:table-cell office:value-type="float" office:value="5.32579">
            <text:p>5.32579</text:p>
          </table:table-cell>
          <table:table-cell office:value-type="float" office:value="16.2687">
            <text:p>16.2687</text:p>
          </table:table-cell>
          <table:table-cell table:number-columns-repeated="6"/>
        </table:table-row>
        <table:table-row table:style-name="ro1">
          <table:table-cell office:value-type="float" office:value="18.6628">
            <text:p>18.6628</text:p>
          </table:table-cell>
          <table:table-cell office:value-type="float" office:value="16.2758">
            <text:p>16.2758</text:p>
          </table:table-cell>
          <table:table-cell table:number-columns-repeated="6"/>
        </table:table-row>
        <table:table-row table:style-name="ro1">
          <table:table-cell office:value-type="float" office:value="10.4574">
            <text:p>10.4574</text:p>
          </table:table-cell>
          <table:table-cell office:value-type="float" office:value="16.3042">
            <text:p>16.3042</text:p>
          </table:table-cell>
          <table:table-cell table:number-columns-repeated="6"/>
        </table:table-row>
        <table:table-row table:style-name="ro1">
          <table:table-cell office:value-type="float" office:value="6.78926">
            <text:p>6.78926</text:p>
          </table:table-cell>
          <table:table-cell office:value-type="float" office:value="16.3208">
            <text:p>16.3208</text:p>
          </table:table-cell>
          <table:table-cell table:number-columns-repeated="6"/>
        </table:table-row>
        <table:table-row table:style-name="ro1">
          <table:table-cell office:value-type="float" office:value="16.2142">
            <text:p>16.2142</text:p>
          </table:table-cell>
          <table:table-cell office:value-type="float" office:value="16.3705">
            <text:p>16.3705</text:p>
          </table:table-cell>
          <table:table-cell table:number-columns-repeated="6"/>
        </table:table-row>
        <table:table-row table:style-name="ro1">
          <table:table-cell office:value-type="float" office:value="28.6608">
            <text:p>28.6608</text:p>
          </table:table-cell>
          <table:table-cell office:value-type="float" office:value="16.4415">
            <text:p>16.4415</text:p>
          </table:table-cell>
          <table:table-cell table:number-columns-repeated="6"/>
        </table:table-row>
        <table:table-row table:style-name="ro1">
          <table:table-cell office:value-type="float" office:value="12.0061">
            <text:p>12.0061</text:p>
          </table:table-cell>
          <table:table-cell office:value-type="float" office:value="16.4415">
            <text:p>16.4415</text:p>
          </table:table-cell>
          <table:table-cell table:number-columns-repeated="6"/>
        </table:table-row>
        <table:table-row table:style-name="ro1">
          <table:table-cell office:value-type="float" office:value="15.6459">
            <text:p>15.6459</text:p>
          </table:table-cell>
          <table:table-cell office:value-type="float" office:value="16.4652">
            <text:p>16.4652</text:p>
          </table:table-cell>
          <table:table-cell table:number-columns-repeated="6"/>
        </table:table-row>
        <table:table-row table:style-name="ro1">
          <table:table-cell office:value-type="float" office:value="12.7426">
            <text:p>12.7426</text:p>
          </table:table-cell>
          <table:table-cell office:value-type="float" office:value="16.5007">
            <text:p>16.5007</text:p>
          </table:table-cell>
          <table:table-cell table:number-columns-repeated="6"/>
        </table:table-row>
        <table:table-row table:style-name="ro1">
          <table:table-cell office:value-type="float" office:value="14.2558">
            <text:p>14.2558</text:p>
          </table:table-cell>
          <table:table-cell office:value-type="float" office:value="16.5173">
            <text:p>16.5173</text:p>
          </table:table-cell>
          <table:table-cell table:number-columns-repeated="6"/>
        </table:table-row>
        <table:table-row table:style-name="ro1">
          <table:table-cell office:value-type="float" office:value="36.1391">
            <text:p>36.1391</text:p>
          </table:table-cell>
          <table:table-cell office:value-type="float" office:value="16.5197">
            <text:p>16.5197</text:p>
          </table:table-cell>
          <table:table-cell table:number-columns-repeated="6"/>
        </table:table-row>
        <table:table-row table:style-name="ro1">
          <table:table-cell office:value-type="float" office:value="17.5072">
            <text:p>17.5072</text:p>
          </table:table-cell>
          <table:table-cell office:value-type="float" office:value="16.5268">
            <text:p>16.5268</text:p>
          </table:table-cell>
          <table:table-cell table:number-columns-repeated="6"/>
        </table:table-row>
        <table:table-row table:style-name="ro1">
          <table:table-cell office:value-type="float" office:value="29.8259">
            <text:p>29.8259</text:p>
          </table:table-cell>
          <table:table-cell office:value-type="float" office:value="16.5883">
            <text:p>16.5883</text:p>
          </table:table-cell>
          <table:table-cell table:number-columns-repeated="6"/>
        </table:table-row>
        <table:table-row table:style-name="ro1">
          <table:table-cell office:value-type="float" office:value="23.0555">
            <text:p>23.0555</text:p>
          </table:table-cell>
          <table:table-cell office:value-type="float" office:value="16.6191">
            <text:p>16.6191</text:p>
          </table:table-cell>
          <table:table-cell table:number-columns-repeated="6"/>
        </table:table-row>
        <table:table-row table:style-name="ro1">
          <table:table-cell office:value-type="float" office:value="56.6703">
            <text:p>56.6703</text:p>
          </table:table-cell>
          <table:table-cell office:value-type="float" office:value="16.6215">
            <text:p>16.6215</text:p>
          </table:table-cell>
          <table:table-cell table:number-columns-repeated="6"/>
        </table:table-row>
        <table:table-row table:style-name="ro1">
          <table:table-cell office:value-type="float" office:value="21.3884">
            <text:p>21.3884</text:p>
          </table:table-cell>
          <table:table-cell office:value-type="float" office:value="16.6523">
            <text:p>16.6523</text:p>
          </table:table-cell>
          <table:table-cell table:number-columns-repeated="6"/>
        </table:table-row>
        <table:table-row table:style-name="ro1">
          <table:table-cell office:value-type="float" office:value="37.605">
            <text:p>37.605</text:p>
          </table:table-cell>
          <table:table-cell office:value-type="float" office:value="16.6831">
            <text:p>16.6831</text:p>
          </table:table-cell>
          <table:table-cell table:number-columns-repeated="6"/>
        </table:table-row>
        <table:table-row table:style-name="ro1">
          <table:table-cell office:value-type="float" office:value="17.429">
            <text:p>17.429</text:p>
          </table:table-cell>
          <table:table-cell office:value-type="float" office:value="16.7517">
            <text:p>16.7517</text:p>
          </table:table-cell>
          <table:table-cell table:number-columns-repeated="6"/>
        </table:table-row>
        <table:table-row table:style-name="ro1">
          <table:table-cell office:value-type="float" office:value="10.3177">
            <text:p>10.3177</text:p>
          </table:table-cell>
          <table:table-cell office:value-type="float" office:value="16.7944">
            <text:p>16.7944</text:p>
          </table:table-cell>
          <table:table-cell table:number-columns-repeated="6"/>
        </table:table-row>
        <table:table-row table:style-name="ro1">
          <table:table-cell office:value-type="float" office:value="32.8428">
            <text:p>32.8428</text:p>
          </table:table-cell>
          <table:table-cell office:value-type="float" office:value="16.8086">
            <text:p>16.8086</text:p>
          </table:table-cell>
          <table:table-cell table:number-columns-repeated="6"/>
        </table:table-row>
        <table:table-row table:style-name="ro1">
          <table:table-cell office:value-type="float" office:value="24.3959">
            <text:p>24.3959</text:p>
          </table:table-cell>
          <table:table-cell office:value-type="float" office:value="16.8891">
            <text:p>16.8891</text:p>
          </table:table-cell>
          <table:table-cell table:number-columns-repeated="6"/>
        </table:table-row>
        <table:table-row table:style-name="ro1">
          <table:table-cell office:value-type="float" office:value="12.996">
            <text:p>12.996</text:p>
          </table:table-cell>
          <table:table-cell office:value-type="float" office:value="16.8891">
            <text:p>16.8891</text:p>
          </table:table-cell>
          <table:table-cell table:number-columns-repeated="6"/>
        </table:table-row>
        <table:table-row table:style-name="ro1">
          <table:table-cell office:value-type="float" office:value="4.74562">
            <text:p>4.74562</text:p>
          </table:table-cell>
          <table:table-cell office:value-type="float" office:value="16.9317">
            <text:p>16.9317</text:p>
          </table:table-cell>
          <table:table-cell table:number-columns-repeated="6"/>
        </table:table-row>
        <table:table-row table:style-name="ro1">
          <table:table-cell office:value-type="float" office:value="11.8948">
            <text:p>11.8948</text:p>
          </table:table-cell>
          <table:table-cell office:value-type="float" office:value="16.9885">
            <text:p>16.9885</text:p>
          </table:table-cell>
          <table:table-cell table:number-columns-repeated="6"/>
        </table:table-row>
        <table:table-row table:style-name="ro1">
          <table:table-cell office:value-type="float" office:value="3.77471">
            <text:p>3.77471</text:p>
          </table:table-cell>
          <table:table-cell office:value-type="float" office:value="16.9933">
            <text:p>16.9933</text:p>
          </table:table-cell>
          <table:table-cell table:number-columns-repeated="6"/>
        </table:table-row>
        <table:table-row table:style-name="ro1">
          <table:table-cell office:value-type="float" office:value="8.57242">
            <text:p>8.57242</text:p>
          </table:table-cell>
          <table:table-cell office:value-type="float" office:value="17.0264">
            <text:p>17.0264</text:p>
          </table:table-cell>
          <table:table-cell table:number-columns-repeated="6"/>
        </table:table-row>
        <table:table-row table:style-name="ro1">
          <table:table-cell office:value-type="float" office:value="43.5678">
            <text:p>43.5678</text:p>
          </table:table-cell>
          <table:table-cell office:value-type="float" office:value="17.062">
            <text:p>17.062</text:p>
          </table:table-cell>
          <table:table-cell table:number-columns-repeated="6"/>
        </table:table-row>
        <table:table-row table:style-name="ro1">
          <table:table-cell office:value-type="float" office:value="34.4554">
            <text:p>34.4554</text:p>
          </table:table-cell>
          <table:table-cell office:value-type="float" office:value="17.1141">
            <text:p>17.1141</text:p>
          </table:table-cell>
          <table:table-cell table:number-columns-repeated="6"/>
        </table:table-row>
        <table:table-row table:style-name="ro1">
          <table:table-cell office:value-type="float" office:value="28.5329">
            <text:p>28.5329</text:p>
          </table:table-cell>
          <table:table-cell office:value-type="float" office:value="17.1377">
            <text:p>17.1377</text:p>
          </table:table-cell>
          <table:table-cell table:number-columns-repeated="6"/>
        </table:table-row>
        <table:table-row table:style-name="ro1">
          <table:table-cell office:value-type="float" office:value="12.7757">
            <text:p>12.7757</text:p>
          </table:table-cell>
          <table:table-cell office:value-type="float" office:value="17.2111">
            <text:p>17.2111</text:p>
          </table:table-cell>
          <table:table-cell table:number-columns-repeated="6"/>
        </table:table-row>
        <table:table-row table:style-name="ro1">
          <table:table-cell office:value-type="float" office:value="16.0082">
            <text:p>16.0082</text:p>
          </table:table-cell>
          <table:table-cell office:value-type="float" office:value="17.2325">
            <text:p>17.2325</text:p>
          </table:table-cell>
          <table:table-cell table:number-columns-repeated="6"/>
        </table:table-row>
        <table:table-row table:style-name="ro1">
          <table:table-cell office:value-type="float" office:value="19.9818">
            <text:p>19.9818</text:p>
          </table:table-cell>
          <table:table-cell office:value-type="float" office:value="17.2325">
            <text:p>17.2325</text:p>
          </table:table-cell>
          <table:table-cell table:number-columns-repeated="6"/>
        </table:table-row>
        <table:table-row table:style-name="ro1">
          <table:table-cell office:value-type="float" office:value="13.9811">
            <text:p>13.9811</text:p>
          </table:table-cell>
          <table:table-cell office:value-type="float" office:value="17.313">
            <text:p>17.313</text:p>
          </table:table-cell>
          <table:table-cell table:number-columns-repeated="6"/>
        </table:table-row>
        <table:table-row table:style-name="ro1">
          <table:table-cell office:value-type="float" office:value="22.4919">
            <text:p>22.4919</text:p>
          </table:table-cell>
          <table:table-cell office:value-type="float" office:value="17.4172">
            <text:p>17.4172</text:p>
          </table:table-cell>
          <table:table-cell table:number-columns-repeated="6"/>
        </table:table-row>
        <table:table-row table:style-name="ro1">
          <table:table-cell office:value-type="float" office:value="23.8962">
            <text:p>23.8962</text:p>
          </table:table-cell>
          <table:table-cell office:value-type="float" office:value="17.429">
            <text:p>17.429</text:p>
          </table:table-cell>
          <table:table-cell table:number-columns-repeated="6"/>
        </table:table-row>
        <table:table-row table:style-name="ro1">
          <table:table-cell office:value-type="float" office:value="12.0582">
            <text:p>12.0582</text:p>
          </table:table-cell>
          <table:table-cell office:value-type="float" office:value="17.4408">
            <text:p>17.4408</text:p>
          </table:table-cell>
          <table:table-cell table:number-columns-repeated="6"/>
        </table:table-row>
        <table:table-row table:style-name="ro1">
          <table:table-cell office:value-type="float" office:value="19.6905">
            <text:p>19.6905</text:p>
          </table:table-cell>
          <table:table-cell office:value-type="float" office:value="17.4527">
            <text:p>17.4527</text:p>
          </table:table-cell>
          <table:table-cell table:number-columns-repeated="6"/>
        </table:table-row>
        <table:table-row table:style-name="ro1">
          <table:table-cell office:value-type="float" office:value="21.9615">
            <text:p>21.9615</text:p>
          </table:table-cell>
          <table:table-cell office:value-type="float" office:value="17.4645">
            <text:p>17.4645</text:p>
          </table:table-cell>
          <table:table-cell table:number-columns-repeated="6"/>
        </table:table-row>
        <table:table-row table:style-name="ro1">
          <table:table-cell office:value-type="float" office:value="17.2325">
            <text:p>17.2325</text:p>
          </table:table-cell>
          <table:table-cell office:value-type="float" office:value="17.4953">
            <text:p>17.4953</text:p>
          </table:table-cell>
          <table:table-cell table:number-columns-repeated="6"/>
        </table:table-row>
        <table:table-row table:style-name="ro1">
          <table:table-cell office:value-type="float" office:value="7.66308">
            <text:p>7.66308</text:p>
          </table:table-cell>
          <table:table-cell office:value-type="float" office:value="17.5072">
            <text:p>17.5072</text:p>
          </table:table-cell>
          <table:table-cell table:number-columns-repeated="6"/>
        </table:table-row>
        <table:table-row table:style-name="ro1">
          <table:table-cell office:value-type="float" office:value="19.0796">
            <text:p>19.0796</text:p>
          </table:table-cell>
          <table:table-cell office:value-type="float" office:value="17.5521">
            <text:p>17.5521</text:p>
          </table:table-cell>
          <table:table-cell table:number-columns-repeated="6"/>
        </table:table-row>
        <table:table-row table:style-name="ro1">
          <table:table-cell office:value-type="float" office:value="9.81566">
            <text:p>9.81566</text:p>
          </table:table-cell>
          <table:table-cell office:value-type="float" office:value="17.5616">
            <text:p>17.5616</text:p>
          </table:table-cell>
          <table:table-cell table:number-columns-repeated="6"/>
        </table:table-row>
        <table:table-row table:style-name="ro1">
          <table:table-cell office:value-type="float" office:value="20.5643">
            <text:p>20.5643</text:p>
          </table:table-cell>
          <table:table-cell office:value-type="float" office:value="17.5664">
            <text:p>17.5664</text:p>
          </table:table-cell>
          <table:table-cell table:number-columns-repeated="6"/>
        </table:table-row>
        <table:table-row table:style-name="ro1">
          <table:table-cell office:value-type="float" office:value="19.1861">
            <text:p>19.1861</text:p>
          </table:table-cell>
          <table:table-cell office:value-type="float" office:value="17.5664">
            <text:p>17.5664</text:p>
          </table:table-cell>
          <table:table-cell table:number-columns-repeated="6"/>
        </table:table-row>
        <table:table-row table:style-name="ro1">
          <table:table-cell office:value-type="float" office:value="16.4415">
            <text:p>16.4415</text:p>
          </table:table-cell>
          <table:table-cell office:value-type="float" office:value="17.654">
            <text:p>17.654</text:p>
          </table:table-cell>
          <table:table-cell table:number-columns-repeated="6"/>
        </table:table-row>
        <table:table-row table:style-name="ro1">
          <table:table-cell office:value-type="float" office:value="17.4527">
            <text:p>17.4527</text:p>
          </table:table-cell>
          <table:table-cell office:value-type="float" office:value="17.6563">
            <text:p>17.6563</text:p>
          </table:table-cell>
          <table:table-cell table:number-columns-repeated="6"/>
        </table:table-row>
        <table:table-row table:style-name="ro1">
          <table:table-cell office:value-type="float" office:value="22.1367">
            <text:p>22.1367</text:p>
          </table:table-cell>
          <table:table-cell office:value-type="float" office:value="17.6824">
            <text:p>17.6824</text:p>
          </table:table-cell>
          <table:table-cell table:number-columns-repeated="6"/>
        </table:table-row>
        <table:table-row table:style-name="ro1">
          <table:table-cell office:value-type="float" office:value="30.3895">
            <text:p>30.3895</text:p>
          </table:table-cell>
          <table:table-cell office:value-type="float" office:value="17.6919">
            <text:p>17.6919</text:p>
          </table:table-cell>
          <table:table-cell table:number-columns-repeated="6"/>
        </table:table-row>
        <table:table-row table:style-name="ro1">
          <table:table-cell office:value-type="float" office:value="23.5244">
            <text:p>23.5244</text:p>
          </table:table-cell>
          <table:table-cell office:value-type="float" office:value="17.6942">
            <text:p>17.6942</text:p>
          </table:table-cell>
          <table:table-cell table:number-columns-repeated="6"/>
        </table:table-row>
        <table:table-row table:style-name="ro1">
          <table:table-cell office:value-type="float" office:value="14.3316">
            <text:p>14.3316</text:p>
          </table:table-cell>
          <table:table-cell office:value-type="float" office:value="17.7416">
            <text:p>17.7416</text:p>
          </table:table-cell>
          <table:table-cell table:number-columns-repeated="6"/>
        </table:table-row>
        <table:table-row table:style-name="ro1">
          <table:table-cell office:value-type="float" office:value="5.78283">
            <text:p>5.78283</text:p>
          </table:table-cell>
          <table:table-cell office:value-type="float" office:value="17.77">
            <text:p>17.77</text:p>
          </table:table-cell>
          <table:table-cell table:number-columns-repeated="6"/>
        </table:table-row>
        <table:table-row table:style-name="ro1">
          <table:table-cell office:value-type="float" office:value="24.062">
            <text:p>24.062</text:p>
          </table:table-cell>
          <table:table-cell office:value-type="float" office:value="17.8055">
            <text:p>17.8055</text:p>
          </table:table-cell>
          <table:table-cell table:number-columns-repeated="6"/>
        </table:table-row>
        <table:table-row table:style-name="ro1">
          <table:table-cell office:value-type="float" office:value="31.9642">
            <text:p>31.9642</text:p>
          </table:table-cell>
          <table:table-cell office:value-type="float" office:value="17.8553">
            <text:p>17.8553</text:p>
          </table:table-cell>
          <table:table-cell table:number-columns-repeated="6"/>
        </table:table-row>
        <table:table-row table:style-name="ro1">
          <table:table-cell office:value-type="float" office:value="13.4317">
            <text:p>13.4317</text:p>
          </table:table-cell>
          <table:table-cell office:value-type="float" office:value="17.8553">
            <text:p>17.8553</text:p>
          </table:table-cell>
          <table:table-cell table:number-columns-repeated="6"/>
        </table:table-row>
        <table:table-row table:style-name="ro1">
          <table:table-cell office:value-type="float" office:value="25.5799">
            <text:p>25.5799</text:p>
          </table:table-cell>
          <table:table-cell office:value-type="float" office:value="17.8955">
            <text:p>17.8955</text:p>
          </table:table-cell>
          <table:table-cell table:number-columns-repeated="6"/>
        </table:table-row>
        <table:table-row table:style-name="ro1">
          <table:table-cell office:value-type="float" office:value="53.7505">
            <text:p>53.7505</text:p>
          </table:table-cell>
          <table:table-cell office:value-type="float" office:value="17.9003">
            <text:p>17.9003</text:p>
          </table:table-cell>
          <table:table-cell table:number-columns-repeated="6"/>
        </table:table-row>
        <table:table-row table:style-name="ro1">
          <table:table-cell office:value-type="float" office:value="16.3208">
            <text:p>16.3208</text:p>
          </table:table-cell>
          <table:table-cell office:value-type="float" office:value="17.9121">
            <text:p>17.9121</text:p>
          </table:table-cell>
          <table:table-cell table:number-columns-repeated="6"/>
        </table:table-row>
        <table:table-row table:style-name="ro1">
          <table:table-cell office:value-type="float" office:value="7.38602">
            <text:p>7.38602</text:p>
          </table:table-cell>
          <table:table-cell office:value-type="float" office:value="17.9192">
            <text:p>17.9192</text:p>
          </table:table-cell>
          <table:table-cell table:number-columns-repeated="6"/>
        </table:table-row>
        <table:table-row table:style-name="ro1">
          <table:table-cell office:value-type="float" office:value="30.9223">
            <text:p>30.9223</text:p>
          </table:table-cell>
          <table:table-cell office:value-type="float" office:value="17.9263">
            <text:p>17.9263</text:p>
          </table:table-cell>
          <table:table-cell table:number-columns-repeated="6"/>
        </table:table-row>
        <table:table-row table:style-name="ro1">
          <table:table-cell office:value-type="float" office:value="9.93406">
            <text:p>9.93406</text:p>
          </table:table-cell>
          <table:table-cell office:value-type="float" office:value="17.9381">
            <text:p>17.9381</text:p>
          </table:table-cell>
          <table:table-cell table:number-columns-repeated="6"/>
        </table:table-row>
        <table:table-row table:style-name="ro1">
          <table:table-cell office:value-type="float" office:value="38.8482">
            <text:p>38.8482</text:p>
          </table:table-cell>
          <table:table-cell office:value-type="float" office:value="17.9524">
            <text:p>17.9524</text:p>
          </table:table-cell>
          <table:table-cell table:number-columns-repeated="6"/>
        </table:table-row>
        <table:table-row table:style-name="ro1">
          <table:table-cell office:value-type="float" office:value="13.0623">
            <text:p>13.0623</text:p>
          </table:table-cell>
          <table:table-cell office:value-type="float" office:value="17.9902">
            <text:p>17.9902</text:p>
          </table:table-cell>
          <table:table-cell table:number-columns-repeated="6"/>
        </table:table-row>
        <table:table-row table:style-name="ro1">
          <table:table-cell office:value-type="float" office:value="34.7917">
            <text:p>34.7917</text:p>
          </table:table-cell>
          <table:table-cell office:value-type="float" office:value="18.0234">
            <text:p>18.0234</text:p>
          </table:table-cell>
          <table:table-cell table:number-columns-repeated="6"/>
        </table:table-row>
        <table:table-row table:style-name="ro1">
          <table:table-cell office:value-type="float" office:value="13.7467">
            <text:p>13.7467</text:p>
          </table:table-cell>
          <table:table-cell office:value-type="float" office:value="18.0376">
            <text:p>18.0376</text:p>
          </table:table-cell>
          <table:table-cell table:number-columns-repeated="6"/>
        </table:table-row>
        <table:table-row table:style-name="ro1">
          <table:table-cell office:value-type="float" office:value="14.4784">
            <text:p>14.4784</text:p>
          </table:table-cell>
          <table:table-cell office:value-type="float" office:value="18.0589">
            <text:p>18.0589</text:p>
          </table:table-cell>
          <table:table-cell table:number-columns-repeated="6"/>
        </table:table-row>
        <table:table-row table:style-name="ro1">
          <table:table-cell office:value-type="float" office:value="7.06159">
            <text:p>7.06159</text:p>
          </table:table-cell>
          <table:table-cell office:value-type="float" office:value="18.0779">
            <text:p>18.0779</text:p>
          </table:table-cell>
          <table:table-cell table:number-columns-repeated="6"/>
        </table:table-row>
        <table:table-row table:style-name="ro1">
          <table:table-cell office:value-type="float" office:value="11.3407">
            <text:p>11.3407</text:p>
          </table:table-cell>
          <table:table-cell office:value-type="float" office:value="18.0897">
            <text:p>18.0897</text:p>
          </table:table-cell>
          <table:table-cell table:number-columns-repeated="6"/>
        </table:table-row>
        <table:table-row table:style-name="ro1">
          <table:table-cell office:value-type="float" office:value="31.1733">
            <text:p>31.1733</text:p>
          </table:table-cell>
          <table:table-cell office:value-type="float" office:value="18.2484">
            <text:p>18.2484</text:p>
          </table:table-cell>
          <table:table-cell table:number-columns-repeated="6"/>
        </table:table-row>
        <table:table-row table:style-name="ro1">
          <table:table-cell office:value-type="float" office:value="20.6567">
            <text:p>20.6567</text:p>
          </table:table-cell>
          <table:table-cell office:value-type="float" office:value="18.2484">
            <text:p>18.2484</text:p>
          </table:table-cell>
          <table:table-cell table:number-columns-repeated="6"/>
        </table:table-row>
        <table:table-row table:style-name="ro1">
          <table:table-cell office:value-type="float" office:value="19.5153">
            <text:p>19.5153</text:p>
          </table:table-cell>
          <table:table-cell office:value-type="float" office:value="18.2744">
            <text:p>18.2744</text:p>
          </table:table-cell>
          <table:table-cell table:number-columns-repeated="6"/>
        </table:table-row>
        <table:table-row table:style-name="ro1">
          <table:table-cell office:value-type="float" office:value="15.8329">
            <text:p>15.8329</text:p>
          </table:table-cell>
          <table:table-cell office:value-type="float" office:value="18.3123">
            <text:p>18.3123</text:p>
          </table:table-cell>
          <table:table-cell table:number-columns-repeated="6"/>
        </table:table-row>
        <table:table-row table:style-name="ro1">
          <table:table-cell office:value-type="float" office:value="12.7142">
            <text:p>12.7142</text:p>
          </table:table-cell>
          <table:table-cell office:value-type="float" office:value="18.3218">
            <text:p>18.3218</text:p>
          </table:table-cell>
          <table:table-cell table:number-columns-repeated="6"/>
        </table:table-row>
        <table:table-row table:style-name="ro1">
          <table:table-cell office:value-type="float" office:value="17.5664">
            <text:p>17.5664</text:p>
          </table:table-cell>
          <table:table-cell office:value-type="float" office:value="18.3336">
            <text:p>18.3336</text:p>
          </table:table-cell>
          <table:table-cell table:number-columns-repeated="6"/>
        </table:table-row>
        <table:table-row table:style-name="ro1">
          <table:table-cell office:value-type="float" office:value="11.6249">
            <text:p>11.6249</text:p>
          </table:table-cell>
          <table:table-cell office:value-type="float" office:value="18.3549">
            <text:p>18.3549</text:p>
          </table:table-cell>
          <table:table-cell table:number-columns-repeated="6"/>
        </table:table-row>
        <table:table-row table:style-name="ro1">
          <table:table-cell office:value-type="float" office:value="24.744">
            <text:p>24.744</text:p>
          </table:table-cell>
          <table:table-cell office:value-type="float" office:value="18.3762">
            <text:p>18.3762</text:p>
          </table:table-cell>
          <table:table-cell table:number-columns-repeated="6"/>
        </table:table-row>
        <table:table-row table:style-name="ro1">
          <table:table-cell office:value-type="float" office:value="10.8458">
            <text:p>10.8458</text:p>
          </table:table-cell>
          <table:table-cell office:value-type="float" office:value="18.4402">
            <text:p>18.4402</text:p>
          </table:table-cell>
          <table:table-cell table:number-columns-repeated="6"/>
        </table:table-row>
        <table:table-row table:style-name="ro1">
          <table:table-cell office:value-type="float" office:value="31.7298">
            <text:p>31.7298</text:p>
          </table:table-cell>
          <table:table-cell office:value-type="float" office:value="18.4449">
            <text:p>18.4449</text:p>
          </table:table-cell>
          <table:table-cell table:number-columns-repeated="6"/>
        </table:table-row>
        <table:table-row table:style-name="ro1">
          <table:table-cell office:value-type="float" office:value="9.7233">
            <text:p>9.7233</text:p>
          </table:table-cell>
          <table:table-cell office:value-type="float" office:value="18.4591">
            <text:p>18.4591</text:p>
          </table:table-cell>
          <table:table-cell table:number-columns-repeated="6"/>
        </table:table-row>
        <table:table-row table:style-name="ro1">
          <table:table-cell office:value-type="float" office:value="31.4504">
            <text:p>31.4504</text:p>
          </table:table-cell>
          <table:table-cell office:value-type="float" office:value="18.4639">
            <text:p>18.4639</text:p>
          </table:table-cell>
          <table:table-cell table:number-columns-repeated="6"/>
        </table:table-row>
        <table:table-row table:style-name="ro1">
          <table:table-cell office:value-type="float" office:value="9.91512">
            <text:p>9.91512</text:p>
          </table:table-cell>
          <table:table-cell office:value-type="float" office:value="18.4733">
            <text:p>18.4733</text:p>
          </table:table-cell>
          <table:table-cell table:number-columns-repeated="6"/>
        </table:table-row>
        <table:table-row table:style-name="ro1">
          <table:table-cell office:value-type="float" office:value="34.3394">
            <text:p>34.3394</text:p>
          </table:table-cell>
          <table:table-cell office:value-type="float" office:value="18.4946">
            <text:p>18.4946</text:p>
          </table:table-cell>
          <table:table-cell table:number-columns-repeated="6"/>
        </table:table-row>
        <table:table-row table:style-name="ro1">
          <table:table-cell office:value-type="float" office:value="37.6097">
            <text:p>37.6097</text:p>
          </table:table-cell>
          <table:table-cell office:value-type="float" office:value="18.5088">
            <text:p>18.5088</text:p>
          </table:table-cell>
          <table:table-cell table:number-columns-repeated="6"/>
        </table:table-row>
        <table:table-row table:style-name="ro1">
          <table:table-cell office:value-type="float" office:value="82.12">
            <text:p>82.12</text:p>
          </table:table-cell>
          <table:table-cell office:value-type="float" office:value="18.5278">
            <text:p>18.5278</text:p>
          </table:table-cell>
          <table:table-cell table:number-columns-repeated="6"/>
        </table:table-row>
        <table:table-row table:style-name="ro1">
          <table:table-cell office:value-type="float" office:value="13.0694">
            <text:p>13.0694</text:p>
          </table:table-cell>
          <table:table-cell office:value-type="float" office:value="18.542">
            <text:p>18.542</text:p>
          </table:table-cell>
          <table:table-cell table:number-columns-repeated="6"/>
        </table:table-row>
        <table:table-row table:style-name="ro1">
          <table:table-cell office:value-type="float" office:value="13.9953">
            <text:p>13.9953</text:p>
          </table:table-cell>
          <table:table-cell office:value-type="float" office:value="18.542">
            <text:p>18.542</text:p>
          </table:table-cell>
          <table:table-cell table:number-columns-repeated="6"/>
        </table:table-row>
        <table:table-row table:style-name="ro1">
          <table:table-cell office:value-type="float" office:value="32.9541">
            <text:p>32.9541</text:p>
          </table:table-cell>
          <table:table-cell office:value-type="float" office:value="18.5491">
            <text:p>18.5491</text:p>
          </table:table-cell>
          <table:table-cell table:number-columns-repeated="6"/>
        </table:table-row>
        <table:table-row table:style-name="ro1">
          <table:table-cell office:value-type="float" office:value="55.4366">
            <text:p>55.4366</text:p>
          </table:table-cell>
          <table:table-cell office:value-type="float" office:value="18.6533">
            <text:p>18.6533</text:p>
          </table:table-cell>
          <table:table-cell table:number-columns-repeated="6"/>
        </table:table-row>
        <table:table-row table:style-name="ro1">
          <table:table-cell office:value-type="float" office:value="39.0732">
            <text:p>39.0732</text:p>
          </table:table-cell>
          <table:table-cell office:value-type="float" office:value="18.6628">
            <text:p>18.6628</text:p>
          </table:table-cell>
          <table:table-cell table:number-columns-repeated="6"/>
        </table:table-row>
        <table:table-row table:style-name="ro1">
          <table:table-cell office:value-type="float" office:value="17.9121">
            <text:p>17.9121</text:p>
          </table:table-cell>
          <table:table-cell office:value-type="float" office:value="18.6865">
            <text:p>18.6865</text:p>
          </table:table-cell>
          <table:table-cell table:number-columns-repeated="6"/>
        </table:table-row>
        <table:table-row table:style-name="ro1">
          <table:table-cell office:value-type="float" office:value="23.1621">
            <text:p>23.1621</text:p>
          </table:table-cell>
          <table:table-cell office:value-type="float" office:value="18.6865">
            <text:p>18.6865</text:p>
          </table:table-cell>
          <table:table-cell table:number-columns-repeated="6"/>
        </table:table-row>
        <table:table-row table:style-name="ro1">
          <table:table-cell office:value-type="float" office:value="24.0715">
            <text:p>24.0715</text:p>
          </table:table-cell>
          <table:table-cell office:value-type="float" office:value="18.722">
            <text:p>18.722</text:p>
          </table:table-cell>
          <table:table-cell table:number-columns-repeated="6"/>
        </table:table-row>
        <table:table-row table:style-name="ro1">
          <table:table-cell office:value-type="float" office:value="34.4247">
            <text:p>34.4247</text:p>
          </table:table-cell>
          <table:table-cell office:value-type="float" office:value="18.7314">
            <text:p>18.7314</text:p>
          </table:table-cell>
          <table:table-cell table:number-columns-repeated="6"/>
        </table:table-row>
        <table:table-row table:style-name="ro1">
          <table:table-cell office:value-type="float" office:value="64.0848">
            <text:p>64.0848</text:p>
          </table:table-cell>
          <table:table-cell office:value-type="float" office:value="18.7551">
            <text:p>18.7551</text:p>
          </table:table-cell>
          <table:table-cell table:number-columns-repeated="6"/>
        </table:table-row>
        <table:table-row table:style-name="ro1">
          <table:table-cell office:value-type="float" office:value="48.6899">
            <text:p>48.6899</text:p>
          </table:table-cell>
          <table:table-cell office:value-type="float" office:value="18.7551">
            <text:p>18.7551</text:p>
          </table:table-cell>
          <table:table-cell table:number-columns-repeated="6"/>
        </table:table-row>
        <table:table-row table:style-name="ro1">
          <table:table-cell office:value-type="float" office:value="24.8103">
            <text:p>24.8103</text:p>
          </table:table-cell>
          <table:table-cell office:value-type="float" office:value="18.8072">
            <text:p>18.8072</text:p>
          </table:table-cell>
          <table:table-cell table:number-columns-repeated="6"/>
        </table:table-row>
        <table:table-row table:style-name="ro1">
          <table:table-cell office:value-type="float" office:value="9.97432">
            <text:p>9.97432</text:p>
          </table:table-cell>
          <table:table-cell office:value-type="float" office:value="18.8427">
            <text:p>18.8427</text:p>
          </table:table-cell>
          <table:table-cell table:number-columns-repeated="6"/>
        </table:table-row>
        <table:table-row table:style-name="ro1">
          <table:table-cell office:value-type="float" office:value="14.5186">
            <text:p>14.5186</text:p>
          </table:table-cell>
          <table:table-cell office:value-type="float" office:value="18.8522">
            <text:p>18.8522</text:p>
          </table:table-cell>
          <table:table-cell table:number-columns-repeated="6"/>
        </table:table-row>
        <table:table-row table:style-name="ro1">
          <table:table-cell office:value-type="float" office:value="7.94725">
            <text:p>7.94725</text:p>
          </table:table-cell>
          <table:table-cell office:value-type="float" office:value="18.9469">
            <text:p>18.9469</text:p>
          </table:table-cell>
          <table:table-cell table:number-columns-repeated="6"/>
        </table:table-row>
        <table:table-row table:style-name="ro1">
          <table:table-cell office:value-type="float" office:value="12.8302">
            <text:p>12.8302</text:p>
          </table:table-cell>
          <table:table-cell office:value-type="float" office:value="19.0251">
            <text:p>19.0251</text:p>
          </table:table-cell>
          <table:table-cell table:number-columns-repeated="6"/>
        </table:table-row>
        <table:table-row table:style-name="ro1">
          <table:table-cell office:value-type="float" office:value="23.721">
            <text:p>23.721</text:p>
          </table:table-cell>
          <table:table-cell office:value-type="float" office:value="19.0653">
            <text:p>19.0653</text:p>
          </table:table-cell>
          <table:table-cell table:number-columns-repeated="6"/>
        </table:table-row>
        <table:table-row table:style-name="ro1">
          <table:table-cell office:value-type="float" office:value="61.3141">
            <text:p>61.3141</text:p>
          </table:table-cell>
          <table:table-cell office:value-type="float" office:value="19.0796">
            <text:p>19.0796</text:p>
          </table:table-cell>
          <table:table-cell table:number-columns-repeated="6"/>
        </table:table-row>
        <table:table-row table:style-name="ro1">
          <table:table-cell office:value-type="float" office:value="15.2693">
            <text:p>15.2693</text:p>
          </table:table-cell>
          <table:table-cell office:value-type="float" office:value="19.1174">
            <text:p>19.1174</text:p>
          </table:table-cell>
          <table:table-cell table:number-columns-repeated="6"/>
        </table:table-row>
        <table:table-row table:style-name="ro1">
          <table:table-cell office:value-type="float" office:value="91.6728">
            <text:p>91.6728</text:p>
          </table:table-cell>
          <table:table-cell office:value-type="float" office:value="19.1672">
            <text:p>19.1672</text:p>
          </table:table-cell>
          <table:table-cell table:number-columns-repeated="6"/>
        </table:table-row>
        <table:table-row table:style-name="ro1">
          <table:table-cell office:value-type="float" office:value="7.33865">
            <text:p>7.33865</text:p>
          </table:table-cell>
          <table:table-cell office:value-type="float" office:value="19.1766">
            <text:p>19.1766</text:p>
          </table:table-cell>
          <table:table-cell table:number-columns-repeated="6"/>
        </table:table-row>
        <table:table-row table:style-name="ro1">
          <table:table-cell office:value-type="float" office:value="5.46077">
            <text:p>5.46077</text:p>
          </table:table-cell>
          <table:table-cell office:value-type="float" office:value="19.1861">
            <text:p>19.1861</text:p>
          </table:table-cell>
          <table:table-cell table:number-columns-repeated="6"/>
        </table:table-row>
        <table:table-row table:style-name="ro1">
          <table:table-cell office:value-type="float" office:value="31.0715">
            <text:p>31.0715</text:p>
          </table:table-cell>
          <table:table-cell office:value-type="float" office:value="19.1861">
            <text:p>19.1861</text:p>
          </table:table-cell>
          <table:table-cell table:number-columns-repeated="6"/>
        </table:table-row>
        <table:table-row table:style-name="ro1">
          <table:table-cell office:value-type="float" office:value="28.3387">
            <text:p>28.3387</text:p>
          </table:table-cell>
          <table:table-cell office:value-type="float" office:value="19.243">
            <text:p>19.243</text:p>
          </table:table-cell>
          <table:table-cell table:number-columns-repeated="6"/>
        </table:table-row>
        <table:table-row table:style-name="ro1">
          <table:table-cell office:value-type="float" office:value="27.2541">
            <text:p>27.2541</text:p>
          </table:table-cell>
          <table:table-cell office:value-type="float" office:value="19.295">
            <text:p>19.295</text:p>
          </table:table-cell>
          <table:table-cell table:number-columns-repeated="6"/>
        </table:table-row>
        <table:table-row table:style-name="ro1">
          <table:table-cell office:value-type="float" office:value="7.97803">
            <text:p>7.97803</text:p>
          </table:table-cell>
          <table:table-cell office:value-type="float" office:value="19.3022">
            <text:p>19.3022</text:p>
          </table:table-cell>
          <table:table-cell table:number-columns-repeated="6"/>
        </table:table-row>
        <table:table-row table:style-name="ro1">
          <table:table-cell office:value-type="float" office:value="10.931">
            <text:p>10.931</text:p>
          </table:table-cell>
          <table:table-cell office:value-type="float" office:value="19.3211">
            <text:p>19.3211</text:p>
          </table:table-cell>
          <table:table-cell table:number-columns-repeated="6"/>
        </table:table-row>
        <table:table-row table:style-name="ro1">
          <table:table-cell office:value-type="float" office:value="7.21788">
            <text:p>7.21788</text:p>
          </table:table-cell>
          <table:table-cell office:value-type="float" office:value="19.3235">
            <text:p>19.3235</text:p>
          </table:table-cell>
          <table:table-cell table:number-columns-repeated="6"/>
        </table:table-row>
        <table:table-row table:style-name="ro1">
          <table:table-cell office:value-type="float" office:value="11.8546">
            <text:p>11.8546</text:p>
          </table:table-cell>
          <table:table-cell office:value-type="float" office:value="19.3329">
            <text:p>19.3329</text:p>
          </table:table-cell>
          <table:table-cell table:number-columns-repeated="6"/>
        </table:table-row>
        <table:table-row table:style-name="ro1">
          <table:table-cell office:value-type="float" office:value="26.4893">
            <text:p>26.4893</text:p>
          </table:table-cell>
          <table:table-cell office:value-type="float" office:value="19.3732">
            <text:p>19.3732</text:p>
          </table:table-cell>
          <table:table-cell table:number-columns-repeated="6"/>
        </table:table-row>
        <table:table-row table:style-name="ro1">
          <table:table-cell office:value-type="float" office:value="21.7507">
            <text:p>21.7507</text:p>
          </table:table-cell>
          <table:table-cell office:value-type="float" office:value="19.3827">
            <text:p>19.3827</text:p>
          </table:table-cell>
          <table:table-cell table:number-columns-repeated="6"/>
        </table:table-row>
        <table:table-row table:style-name="ro1">
          <table:table-cell office:value-type="float" office:value="37.4061">
            <text:p>37.4061</text:p>
          </table:table-cell>
          <table:table-cell office:value-type="float" office:value="19.3945">
            <text:p>19.3945</text:p>
          </table:table-cell>
          <table:table-cell table:number-columns-repeated="6"/>
        </table:table-row>
        <table:table-row table:style-name="ro1">
          <table:table-cell office:value-type="float" office:value="24.3769">
            <text:p>24.3769</text:p>
          </table:table-cell>
          <table:table-cell office:value-type="float" office:value="19.4087">
            <text:p>19.4087</text:p>
          </table:table-cell>
          <table:table-cell table:number-columns-repeated="6"/>
        </table:table-row>
        <table:table-row table:style-name="ro1">
          <table:table-cell office:value-type="float" office:value="22.5014">
            <text:p>22.5014</text:p>
          </table:table-cell>
          <table:table-cell office:value-type="float" office:value="19.4513">
            <text:p>19.4513</text:p>
          </table:table-cell>
          <table:table-cell table:number-columns-repeated="6"/>
        </table:table-row>
        <table:table-row table:style-name="ro1">
          <table:table-cell office:value-type="float" office:value="32.0968">
            <text:p>32.0968</text:p>
          </table:table-cell>
          <table:table-cell office:value-type="float" office:value="19.4584">
            <text:p>19.4584</text:p>
          </table:table-cell>
          <table:table-cell table:number-columns-repeated="6"/>
        </table:table-row>
        <table:table-row table:style-name="ro1">
          <table:table-cell office:value-type="float" office:value="10.2443">
            <text:p>10.2443</text:p>
          </table:table-cell>
          <table:table-cell office:value-type="float" office:value="19.5058">
            <text:p>19.5058</text:p>
          </table:table-cell>
          <table:table-cell table:number-columns-repeated="6"/>
        </table:table-row>
        <table:table-row table:style-name="ro1">
          <table:table-cell office:value-type="float" office:value="17.6942">
            <text:p>17.6942</text:p>
          </table:table-cell>
          <table:table-cell office:value-type="float" office:value="19.5153">
            <text:p>19.5153</text:p>
          </table:table-cell>
          <table:table-cell table:number-columns-repeated="6"/>
        </table:table-row>
        <table:table-row table:style-name="ro1">
          <table:table-cell office:value-type="float" office:value="41.8888">
            <text:p>41.8888</text:p>
          </table:table-cell>
          <table:table-cell office:value-type="float" office:value="19.5413">
            <text:p>19.5413</text:p>
          </table:table-cell>
          <table:table-cell table:number-columns-repeated="6"/>
        </table:table-row>
        <table:table-row table:style-name="ro1">
          <table:table-cell office:value-type="float" office:value="11.6604">
            <text:p>11.6604</text:p>
          </table:table-cell>
          <table:table-cell office:value-type="float" office:value="19.6905">
            <text:p>19.6905</text:p>
          </table:table-cell>
          <table:table-cell table:number-columns-repeated="6"/>
        </table:table-row>
        <table:table-row table:style-name="ro1">
          <table:table-cell office:value-type="float" office:value="38.6659">
            <text:p>38.6659</text:p>
          </table:table-cell>
          <table:table-cell office:value-type="float" office:value="19.7213">
            <text:p>19.7213</text:p>
          </table:table-cell>
          <table:table-cell table:number-columns-repeated="6"/>
        </table:table-row>
        <table:table-row table:style-name="ro1">
          <table:table-cell office:value-type="float" office:value="71.8923">
            <text:p>71.8923</text:p>
          </table:table-cell>
          <table:table-cell office:value-type="float" office:value="19.7402">
            <text:p>19.7402</text:p>
          </table:table-cell>
          <table:table-cell table:number-columns-repeated="6"/>
        </table:table-row>
        <table:table-row table:style-name="ro1">
          <table:table-cell office:value-type="float" office:value="15.2741">
            <text:p>15.2741</text:p>
          </table:table-cell>
          <table:table-cell office:value-type="float" office:value="19.7805">
            <text:p>19.7805</text:p>
          </table:table-cell>
          <table:table-cell table:number-columns-repeated="6"/>
        </table:table-row>
        <table:table-row table:style-name="ro1">
          <table:table-cell office:value-type="float" office:value="8.3214">
            <text:p>8.3214</text:p>
          </table:table-cell>
          <table:table-cell office:value-type="float" office:value="19.7876">
            <text:p>19.7876</text:p>
          </table:table-cell>
          <table:table-cell table:number-columns-repeated="6"/>
        </table:table-row>
        <table:table-row table:style-name="ro1">
          <table:table-cell office:value-type="float" office:value="18.3218">
            <text:p>18.3218</text:p>
          </table:table-cell>
          <table:table-cell office:value-type="float" office:value="19.8113">
            <text:p>19.8113</text:p>
          </table:table-cell>
          <table:table-cell table:number-columns-repeated="6"/>
        </table:table-row>
        <table:table-row table:style-name="ro1">
          <table:table-cell office:value-type="float" office:value="33.5035">
            <text:p>33.5035</text:p>
          </table:table-cell>
          <table:table-cell office:value-type="float" office:value="19.8468">
            <text:p>19.8468</text:p>
          </table:table-cell>
          <table:table-cell table:number-columns-repeated="6"/>
        </table:table-row>
        <table:table-row table:style-name="ro1">
          <table:table-cell office:value-type="float" office:value="18.542">
            <text:p>18.542</text:p>
          </table:table-cell>
          <table:table-cell office:value-type="float" office:value="19.9818">
            <text:p>19.9818</text:p>
          </table:table-cell>
          <table:table-cell table:number-columns-repeated="6"/>
        </table:table-row>
        <table:table-row table:style-name="ro1">
          <table:table-cell office:value-type="float" office:value="17.6824">
            <text:p>17.6824</text:p>
          </table:table-cell>
          <table:table-cell office:value-type="float" office:value="19.9865">
            <text:p>19.9865</text:p>
          </table:table-cell>
          <table:table-cell table:number-columns-repeated="6"/>
        </table:table-row>
        <table:table-row table:style-name="ro1">
          <table:table-cell office:value-type="float" office:value="33.2169">
            <text:p>33.2169</text:p>
          </table:table-cell>
          <table:table-cell office:value-type="float" office:value="20.0102">
            <text:p>20.0102</text:p>
          </table:table-cell>
          <table:table-cell table:number-columns-repeated="6"/>
        </table:table-row>
        <table:table-row table:style-name="ro1">
          <table:table-cell office:value-type="float" office:value="133.569">
            <text:p>133.569</text:p>
          </table:table-cell>
          <table:table-cell office:value-type="float" office:value="20.0481">
            <text:p>20.0481</text:p>
          </table:table-cell>
          <table:table-cell table:number-columns-repeated="6"/>
        </table:table-row>
        <table:table-row table:style-name="ro1">
          <table:table-cell office:value-type="float" office:value="8.16985">
            <text:p>8.16985</text:p>
          </table:table-cell>
          <table:table-cell office:value-type="float" office:value="20.0741">
            <text:p>20.0741</text:p>
          </table:table-cell>
          <table:table-cell table:number-columns-repeated="6"/>
        </table:table-row>
        <table:table-row table:style-name="ro1">
          <table:table-cell office:value-type="float" office:value="30.8678">
            <text:p>30.8678</text:p>
          </table:table-cell>
          <table:table-cell office:value-type="float" office:value="20.0931">
            <text:p>20.0931</text:p>
          </table:table-cell>
          <table:table-cell table:number-columns-repeated="6"/>
        </table:table-row>
        <table:table-row table:style-name="ro1">
          <table:table-cell office:value-type="float" office:value="39.6818">
            <text:p>39.6818</text:p>
          </table:table-cell>
          <table:table-cell office:value-type="float" office:value="20.1168">
            <text:p>20.1168</text:p>
          </table:table-cell>
          <table:table-cell table:number-columns-repeated="6"/>
        </table:table-row>
        <table:table-row table:style-name="ro1">
          <table:table-cell office:value-type="float" office:value="6.7419">
            <text:p>6.7419</text:p>
          </table:table-cell>
          <table:table-cell office:value-type="float" office:value="20.1476">
            <text:p>20.1476</text:p>
          </table:table-cell>
          <table:table-cell table:number-columns-repeated="6"/>
        </table:table-row>
        <table:table-row table:style-name="ro1">
          <table:table-cell office:value-type="float" office:value="54.6101">
            <text:p>54.6101</text:p>
          </table:table-cell>
          <table:table-cell office:value-type="float" office:value="20.2044">
            <text:p>20.2044</text:p>
          </table:table-cell>
          <table:table-cell table:number-columns-repeated="6"/>
        </table:table-row>
        <table:table-row table:style-name="ro1">
          <table:table-cell office:value-type="float" office:value="40.3519">
            <text:p>40.3519</text:p>
          </table:table-cell>
          <table:table-cell office:value-type="float" office:value="20.2873">
            <text:p>20.2873</text:p>
          </table:table-cell>
          <table:table-cell table:number-columns-repeated="6"/>
        </table:table-row>
        <table:table-row table:style-name="ro1">
          <table:table-cell office:value-type="float" office:value="30.1266">
            <text:p>30.1266</text:p>
          </table:table-cell>
          <table:table-cell office:value-type="float" office:value="20.337">
            <text:p>20.337</text:p>
          </table:table-cell>
          <table:table-cell table:number-columns-repeated="6"/>
        </table:table-row>
        <table:table-row table:style-name="ro1">
          <table:table-cell office:value-type="float" office:value="38.6351">
            <text:p>38.6351</text:p>
          </table:table-cell>
          <table:table-cell office:value-type="float" office:value="20.3559">
            <text:p>20.3559</text:p>
          </table:table-cell>
          <table:table-cell table:number-columns-repeated="6"/>
        </table:table-row>
        <table:table-row table:style-name="ro1">
          <table:table-cell office:value-type="float" office:value="38.8103">
            <text:p>38.8103</text:p>
          </table:table-cell>
          <table:table-cell office:value-type="float" office:value="20.382">
            <text:p>20.382</text:p>
          </table:table-cell>
          <table:table-cell table:number-columns-repeated="6"/>
        </table:table-row>
        <table:table-row table:style-name="ro1">
          <table:table-cell office:value-type="float" office:value="8.52269">
            <text:p>8.52269</text:p>
          </table:table-cell>
          <table:table-cell office:value-type="float" office:value="20.4104">
            <text:p>20.4104</text:p>
          </table:table-cell>
          <table:table-cell table:number-columns-repeated="6"/>
        </table:table-row>
        <table:table-row table:style-name="ro1">
          <table:table-cell office:value-type="float" office:value="18.4639">
            <text:p>18.4639</text:p>
          </table:table-cell>
          <table:table-cell office:value-type="float" office:value="20.4294">
            <text:p>20.4294</text:p>
          </table:table-cell>
          <table:table-cell table:number-columns-repeated="6"/>
        </table:table-row>
        <table:table-row table:style-name="ro1">
          <table:table-cell office:value-type="float" office:value="12.2998">
            <text:p>12.2998</text:p>
          </table:table-cell>
          <table:table-cell office:value-type="float" office:value="20.4862">
            <text:p>20.4862</text:p>
          </table:table-cell>
          <table:table-cell table:number-columns-repeated="6"/>
        </table:table-row>
        <table:table-row table:style-name="ro1">
          <table:table-cell office:value-type="float" office:value="35.7603">
            <text:p>35.7603</text:p>
          </table:table-cell>
          <table:table-cell office:value-type="float" office:value="20.517">
            <text:p>20.517</text:p>
          </table:table-cell>
          <table:table-cell table:number-columns-repeated="6"/>
        </table:table-row>
        <table:table-row table:style-name="ro1">
          <table:table-cell office:value-type="float" office:value="26.8729">
            <text:p>26.8729</text:p>
          </table:table-cell>
          <table:table-cell office:value-type="float" office:value="20.5264">
            <text:p>20.5264</text:p>
          </table:table-cell>
          <table:table-cell table:number-columns-repeated="6"/>
        </table:table-row>
        <table:table-row table:style-name="ro1">
          <table:table-cell office:value-type="float" office:value="34.5312">
            <text:p>34.5312</text:p>
          </table:table-cell>
          <table:table-cell office:value-type="float" office:value="20.5643">
            <text:p>20.5643</text:p>
          </table:table-cell>
          <table:table-cell table:number-columns-repeated="6"/>
        </table:table-row>
        <table:table-row table:style-name="ro1">
          <table:table-cell office:value-type="float" office:value="14.0427">
            <text:p>14.0427</text:p>
          </table:table-cell>
          <table:table-cell office:value-type="float" office:value="20.6117">
            <text:p>20.6117</text:p>
          </table:table-cell>
          <table:table-cell table:number-columns-repeated="6"/>
        </table:table-row>
        <table:table-row table:style-name="ro1">
          <table:table-cell office:value-type="float" office:value="67.2414">
            <text:p>67.2414</text:p>
          </table:table-cell>
          <table:table-cell office:value-type="float" office:value="20.6425">
            <text:p>20.6425</text:p>
          </table:table-cell>
          <table:table-cell table:number-columns-repeated="6"/>
        </table:table-row>
        <table:table-row table:style-name="ro1">
          <table:table-cell office:value-type="float" office:value="35.8905">
            <text:p>35.8905</text:p>
          </table:table-cell>
          <table:table-cell office:value-type="float" office:value="20.6543">
            <text:p>20.6543</text:p>
          </table:table-cell>
          <table:table-cell table:number-columns-repeated="6"/>
        </table:table-row>
        <table:table-row table:style-name="ro1">
          <table:table-cell office:value-type="float" office:value="40.5035">
            <text:p>40.5035</text:p>
          </table:table-cell>
          <table:table-cell office:value-type="float" office:value="20.6567">
            <text:p>20.6567</text:p>
          </table:table-cell>
          <table:table-cell table:number-columns-repeated="6"/>
        </table:table-row>
        <table:table-row table:style-name="ro1">
          <table:table-cell office:value-type="float" office:value="50.26">
            <text:p>50.26</text:p>
          </table:table-cell>
          <table:table-cell office:value-type="float" office:value="20.6733">
            <text:p>20.6733</text:p>
          </table:table-cell>
          <table:table-cell table:number-columns-repeated="6"/>
        </table:table-row>
        <table:table-row table:style-name="ro1">
          <table:table-cell office:value-type="float" office:value="37.811">
            <text:p>37.811</text:p>
          </table:table-cell>
          <table:table-cell office:value-type="float" office:value="20.6804">
            <text:p>20.6804</text:p>
          </table:table-cell>
          <table:table-cell table:number-columns-repeated="6"/>
        </table:table-row>
        <table:table-row table:style-name="ro1">
          <table:table-cell office:value-type="float" office:value="29.6293">
            <text:p>29.6293</text:p>
          </table:table-cell>
          <table:table-cell office:value-type="float" office:value="20.7467">
            <text:p>20.7467</text:p>
          </table:table-cell>
          <table:table-cell table:number-columns-repeated="6"/>
        </table:table-row>
        <table:table-row table:style-name="ro1">
          <table:table-cell office:value-type="float" office:value="14.0711">
            <text:p>14.0711</text:p>
          </table:table-cell>
          <table:table-cell office:value-type="float" office:value="20.974">
            <text:p>20.974</text:p>
          </table:table-cell>
          <table:table-cell table:number-columns-repeated="6"/>
        </table:table-row>
        <table:table-row table:style-name="ro1">
          <table:table-cell office:value-type="float" office:value="18.0376">
            <text:p>18.0376</text:p>
          </table:table-cell>
          <table:table-cell office:value-type="float" office:value="21.0237">
            <text:p>21.0237</text:p>
          </table:table-cell>
          <table:table-cell table:number-columns-repeated="6"/>
        </table:table-row>
        <table:table-row table:style-name="ro1">
          <table:table-cell office:value-type="float" office:value="29.0184">
            <text:p>29.0184</text:p>
          </table:table-cell>
          <table:table-cell office:value-type="float" office:value="21.0308">
            <text:p>21.0308</text:p>
          </table:table-cell>
          <table:table-cell table:number-columns-repeated="6"/>
        </table:table-row>
        <table:table-row table:style-name="ro1">
          <table:table-cell office:value-type="float" office:value="8.67188">
            <text:p>8.67188</text:p>
          </table:table-cell>
          <table:table-cell office:value-type="float" office:value="21.0308">
            <text:p>21.0308</text:p>
          </table:table-cell>
          <table:table-cell table:number-columns-repeated="6"/>
        </table:table-row>
        <table:table-row table:style-name="ro1">
          <table:table-cell office:value-type="float" office:value="26.0109">
            <text:p>26.0109</text:p>
          </table:table-cell>
          <table:table-cell office:value-type="float" office:value="21.0498">
            <text:p>21.0498</text:p>
          </table:table-cell>
          <table:table-cell table:number-columns-repeated="6"/>
        </table:table-row>
        <table:table-row table:style-name="ro1">
          <table:table-cell office:value-type="float" office:value="50.7217">
            <text:p>50.7217</text:p>
          </table:table-cell>
          <table:table-cell office:value-type="float" office:value="21.0569">
            <text:p>21.0569</text:p>
          </table:table-cell>
          <table:table-cell table:number-columns-repeated="6"/>
        </table:table-row>
        <table:table-row table:style-name="ro1">
          <table:table-cell office:value-type="float" office:value="14.5542">
            <text:p>14.5542</text:p>
          </table:table-cell>
          <table:table-cell office:value-type="float" office:value="21.1043">
            <text:p>21.1043</text:p>
          </table:table-cell>
          <table:table-cell table:number-columns-repeated="6"/>
        </table:table-row>
        <table:table-row table:style-name="ro1">
          <table:table-cell office:value-type="float" office:value="25.9896">
            <text:p>25.9896</text:p>
          </table:table-cell>
          <table:table-cell office:value-type="float" office:value="21.2132">
            <text:p>21.21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.2369">
            <text:p>21.2369</text:p>
          </table:table-cell>
          <table:table-cell table:number-columns-repeated="6"/>
        </table:table-row>
        <table:table-row table:style-name="ro1">
          <table:table-cell office:value-type="float" office:value="13.5004">
            <text:p>13.5004</text:p>
          </table:table-cell>
          <table:table-cell office:value-type="float" office:value="21.2487">
            <text:p>21.2487</text:p>
          </table:table-cell>
          <table:table-cell table:number-columns-repeated="6"/>
        </table:table-row>
        <table:table-row table:style-name="ro1">
          <table:table-cell office:value-type="float" office:value="5.56734">
            <text:p>5.56734</text:p>
          </table:table-cell>
          <table:table-cell office:value-type="float" office:value="21.2487">
            <text:p>21.2487</text:p>
          </table:table-cell>
          <table:table-cell table:number-columns-repeated="6"/>
        </table:table-row>
        <table:table-row table:style-name="ro1">
          <table:table-cell office:value-type="float" office:value="20.0481">
            <text:p>20.0481</text:p>
          </table:table-cell>
          <table:table-cell office:value-type="float" office:value="21.2653">
            <text:p>21.26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.27">
            <text:p>21.27</text:p>
          </table:table-cell>
          <table:table-cell table:number-columns-repeated="6"/>
        </table:table-row>
        <table:table-row table:style-name="ro1">
          <table:table-cell office:value-type="float" office:value="46.6676">
            <text:p>46.6676</text:p>
          </table:table-cell>
          <table:table-cell office:value-type="float" office:value="21.2724">
            <text:p>21.2724</text:p>
          </table:table-cell>
          <table:table-cell table:number-columns-repeated="6"/>
        </table:table-row>
        <table:table-row table:style-name="ro1">
          <table:table-cell office:value-type="float" office:value="8.1509">
            <text:p>8.1509</text:p>
          </table:table-cell>
          <table:table-cell office:value-type="float" office:value="21.289">
            <text:p>21.289</text:p>
          </table:table-cell>
          <table:table-cell table:number-columns-repeated="6"/>
        </table:table-row>
        <table:table-row table:style-name="ro1">
          <table:table-cell office:value-type="float" office:value="13.974">
            <text:p>13.974</text:p>
          </table:table-cell>
          <table:table-cell office:value-type="float" office:value="21.3126">
            <text:p>21.3126</text:p>
          </table:table-cell>
          <table:table-cell table:number-columns-repeated="6"/>
        </table:table-row>
        <table:table-row table:style-name="ro1">
          <table:table-cell office:value-type="float" office:value="6.40327">
            <text:p>6.40327</text:p>
          </table:table-cell>
          <table:table-cell office:value-type="float" office:value="21.3576">
            <text:p>21.3576</text:p>
          </table:table-cell>
          <table:table-cell table:number-columns-repeated="6"/>
        </table:table-row>
        <table:table-row table:style-name="ro1">
          <table:table-cell office:value-type="float" office:value="47.674">
            <text:p>47.674</text:p>
          </table:table-cell>
          <table:table-cell office:value-type="float" office:value="21.3884">
            <text:p>21.3884</text:p>
          </table:table-cell>
          <table:table-cell table:number-columns-repeated="6"/>
        </table:table-row>
        <table:table-row table:style-name="ro1">
          <table:table-cell office:value-type="float" office:value="10.5782">
            <text:p>10.5782</text:p>
          </table:table-cell>
          <table:table-cell office:value-type="float" office:value="21.405">
            <text:p>21.405</text:p>
          </table:table-cell>
          <table:table-cell table:number-columns-repeated="6"/>
        </table:table-row>
        <table:table-row table:style-name="ro1">
          <table:table-cell office:value-type="float" office:value="49.4288">
            <text:p>49.4288</text:p>
          </table:table-cell>
          <table:table-cell office:value-type="float" office:value="21.4145">
            <text:p>21.4145</text:p>
          </table:table-cell>
          <table:table-cell table:number-columns-repeated="6"/>
        </table:table-row>
        <table:table-row table:style-name="ro1">
          <table:table-cell office:value-type="float" office:value="8.52269">
            <text:p>8.52269</text:p>
          </table:table-cell>
          <table:table-cell office:value-type="float" office:value="21.4311">
            <text:p>21.4311</text:p>
          </table:table-cell>
          <table:table-cell table:number-columns-repeated="6"/>
        </table:table-row>
        <table:table-row table:style-name="ro1">
          <table:table-cell office:value-type="float" office:value="42.6537">
            <text:p>42.6537</text:p>
          </table:table-cell>
          <table:table-cell office:value-type="float" office:value="21.5116">
            <text:p>21.5116</text:p>
          </table:table-cell>
          <table:table-cell table:number-columns-repeated="6"/>
        </table:table-row>
        <table:table-row table:style-name="ro1">
          <table:table-cell office:value-type="float" office:value="16.6831">
            <text:p>16.6831</text:p>
          </table:table-cell>
          <table:table-cell office:value-type="float" office:value="21.5921">
            <text:p>21.5921</text:p>
          </table:table-cell>
          <table:table-cell table:number-columns-repeated="6"/>
        </table:table-row>
        <table:table-row table:style-name="ro1">
          <table:table-cell office:value-type="float" office:value="8.92289">
            <text:p>8.92289</text:p>
          </table:table-cell>
          <table:table-cell office:value-type="float" office:value="21.6134">
            <text:p>21.6134</text:p>
          </table:table-cell>
          <table:table-cell table:number-columns-repeated="6"/>
        </table:table-row>
        <table:table-row table:style-name="ro1">
          <table:table-cell office:value-type="float" office:value="29.8472">
            <text:p>29.8472</text:p>
          </table:table-cell>
          <table:table-cell office:value-type="float" office:value="21.6418">
            <text:p>21.6418</text:p>
          </table:table-cell>
          <table:table-cell table:number-columns-repeated="6"/>
        </table:table-row>
        <table:table-row table:style-name="ro1">
          <table:table-cell office:value-type="float" office:value="11.7598">
            <text:p>11.7598</text:p>
          </table:table-cell>
          <table:table-cell office:value-type="float" office:value="21.7176">
            <text:p>21.7176</text:p>
          </table:table-cell>
          <table:table-cell table:number-columns-repeated="6"/>
        </table:table-row>
        <table:table-row table:style-name="ro1">
          <table:table-cell office:value-type="float" office:value="36.2149">
            <text:p>36.2149</text:p>
          </table:table-cell>
          <table:table-cell office:value-type="float" office:value="21.7507">
            <text:p>21.7507</text:p>
          </table:table-cell>
          <table:table-cell table:number-columns-repeated="6"/>
        </table:table-row>
        <table:table-row table:style-name="ro1">
          <table:table-cell office:value-type="float" office:value="42.1067">
            <text:p>42.1067</text:p>
          </table:table-cell>
          <table:table-cell office:value-type="float" office:value="21.7531">
            <text:p>21.7531</text:p>
          </table:table-cell>
          <table:table-cell table:number-columns-repeated="6"/>
        </table:table-row>
        <table:table-row table:style-name="ro1">
          <table:table-cell office:value-type="float" office:value="15.5298">
            <text:p>15.5298</text:p>
          </table:table-cell>
          <table:table-cell office:value-type="float" office:value="21.7673">
            <text:p>21.7673</text:p>
          </table:table-cell>
          <table:table-cell table:number-columns-repeated="6"/>
        </table:table-row>
        <table:table-row table:style-name="ro1">
          <table:table-cell office:value-type="float" office:value="32.8546">
            <text:p>32.8546</text:p>
          </table:table-cell>
          <table:table-cell office:value-type="float" office:value="21.7792">
            <text:p>21.7792</text:p>
          </table:table-cell>
          <table:table-cell table:number-columns-repeated="6"/>
        </table:table-row>
        <table:table-row table:style-name="ro1">
          <table:table-cell office:value-type="float" office:value="15.8092">
            <text:p>15.8092</text:p>
          </table:table-cell>
          <table:table-cell office:value-type="float" office:value="21.8099">
            <text:p>21.8099</text:p>
          </table:table-cell>
          <table:table-cell table:number-columns-repeated="6"/>
        </table:table-row>
        <table:table-row table:style-name="ro1">
          <table:table-cell office:value-type="float" office:value="12.179">
            <text:p>12.179</text:p>
          </table:table-cell>
          <table:table-cell office:value-type="float" office:value="21.8265">
            <text:p>21.8265</text:p>
          </table:table-cell>
          <table:table-cell table:number-columns-repeated="6"/>
        </table:table-row>
        <table:table-row table:style-name="ro1">
          <table:table-cell office:value-type="float" office:value="5.49156">
            <text:p>5.49156</text:p>
          </table:table-cell>
          <table:table-cell office:value-type="float" office:value="21.8407">
            <text:p>21.8407</text:p>
          </table:table-cell>
          <table:table-cell table:number-columns-repeated="6"/>
        </table:table-row>
        <table:table-row table:style-name="ro1">
          <table:table-cell office:value-type="float" office:value="16.8891">
            <text:p>16.8891</text:p>
          </table:table-cell>
          <table:table-cell office:value-type="float" office:value="21.8573">
            <text:p>21.8573</text:p>
          </table:table-cell>
          <table:table-cell table:number-columns-repeated="6"/>
        </table:table-row>
        <table:table-row table:style-name="ro1">
          <table:table-cell office:value-type="float" office:value="21.6418">
            <text:p>21.6418</text:p>
          </table:table-cell>
          <table:table-cell office:value-type="float" office:value="21.9189">
            <text:p>21.9189</text:p>
          </table:table-cell>
          <table:table-cell table:number-columns-repeated="6"/>
        </table:table-row>
        <table:table-row table:style-name="ro1">
          <table:table-cell office:value-type="float" office:value="12.6147">
            <text:p>12.6147</text:p>
          </table:table-cell>
          <table:table-cell office:value-type="float" office:value="21.9615">
            <text:p>21.9615</text:p>
          </table:table-cell>
          <table:table-cell table:number-columns-repeated="6"/>
        </table:table-row>
        <table:table-row table:style-name="ro1">
          <table:table-cell office:value-type="float" office:value="41.3844">
            <text:p>41.3844</text:p>
          </table:table-cell>
          <table:table-cell office:value-type="float" office:value="22.0657">
            <text:p>22.0657</text:p>
          </table:table-cell>
          <table:table-cell table:number-columns-repeated="6"/>
        </table:table-row>
        <table:table-row table:style-name="ro1">
          <table:table-cell office:value-type="float" office:value="31.0975">
            <text:p>31.0975</text:p>
          </table:table-cell>
          <table:table-cell office:value-type="float" office:value="22.087">
            <text:p>22.087</text:p>
          </table:table-cell>
          <table:table-cell table:number-columns-repeated="6"/>
        </table:table-row>
        <table:table-row table:style-name="ro1">
          <table:table-cell office:value-type="float" office:value="71.9823">
            <text:p>71.9823</text:p>
          </table:table-cell>
          <table:table-cell office:value-type="float" office:value="22.0917">
            <text:p>22.0917</text:p>
          </table:table-cell>
          <table:table-cell table:number-columns-repeated="6"/>
        </table:table-row>
        <table:table-row table:style-name="ro1">
          <table:table-cell office:value-type="float" office:value="9.49597">
            <text:p>9.49597</text:p>
          </table:table-cell>
          <table:table-cell office:value-type="float" office:value="22.1036">
            <text:p>22.1036</text:p>
          </table:table-cell>
          <table:table-cell table:number-columns-repeated="6"/>
        </table:table-row>
        <table:table-row table:style-name="ro1">
          <table:table-cell office:value-type="float" office:value="7.02133">
            <text:p>7.02133</text:p>
          </table:table-cell>
          <table:table-cell office:value-type="float" office:value="22.1367">
            <text:p>22.1367</text:p>
          </table:table-cell>
          <table:table-cell table:number-columns-repeated="6"/>
        </table:table-row>
        <table:table-row table:style-name="ro1">
          <table:table-cell office:value-type="float" office:value="18.6533">
            <text:p>18.6533</text:p>
          </table:table-cell>
          <table:table-cell office:value-type="float" office:value="22.1699">
            <text:p>22.1699</text:p>
          </table:table-cell>
          <table:table-cell table:number-columns-repeated="6"/>
        </table:table-row>
        <table:table-row table:style-name="ro1">
          <table:table-cell office:value-type="float" office:value="20.0931">
            <text:p>20.0931</text:p>
          </table:table-cell>
          <table:table-cell office:value-type="float" office:value="22.177">
            <text:p>22.177</text:p>
          </table:table-cell>
          <table:table-cell table:number-columns-repeated="6"/>
        </table:table-row>
        <table:table-row table:style-name="ro1">
          <table:table-cell office:value-type="float" office:value="39.2579">
            <text:p>39.2579</text:p>
          </table:table-cell>
          <table:table-cell office:value-type="float" office:value="22.1983">
            <text:p>22.1983</text:p>
          </table:table-cell>
          <table:table-cell table:number-columns-repeated="6"/>
        </table:table-row>
        <table:table-row table:style-name="ro1">
          <table:table-cell office:value-type="float" office:value="44.3445">
            <text:p>44.3445</text:p>
          </table:table-cell>
          <table:table-cell office:value-type="float" office:value="22.2315">
            <text:p>22.2315</text:p>
          </table:table-cell>
          <table:table-cell table:number-columns-repeated="6"/>
        </table:table-row>
        <table:table-row table:style-name="ro1">
          <table:table-cell office:value-type="float" office:value="18.3549">
            <text:p>18.3549</text:p>
          </table:table-cell>
          <table:table-cell office:value-type="float" office:value="22.248">
            <text:p>22.248</text:p>
          </table:table-cell>
          <table:table-cell table:number-columns-repeated="6"/>
        </table:table-row>
        <table:table-row table:style-name="ro1">
          <table:table-cell office:value-type="float" office:value="34.0055">
            <text:p>34.0055</text:p>
          </table:table-cell>
          <table:table-cell office:value-type="float" office:value="22.2859">
            <text:p>22.2859</text:p>
          </table:table-cell>
          <table:table-cell table:number-columns-repeated="6"/>
        </table:table-row>
        <table:table-row table:style-name="ro1">
          <table:table-cell office:value-type="float" office:value="14.9923">
            <text:p>14.9923</text:p>
          </table:table-cell>
          <table:table-cell office:value-type="float" office:value="22.3664">
            <text:p>22.3664</text:p>
          </table:table-cell>
          <table:table-cell table:number-columns-repeated="6"/>
        </table:table-row>
        <table:table-row table:style-name="ro1">
          <table:table-cell office:value-type="float" office:value="16.6523">
            <text:p>16.6523</text:p>
          </table:table-cell>
          <table:table-cell office:value-type="float" office:value="22.3712">
            <text:p>22.3712</text:p>
          </table:table-cell>
          <table:table-cell table:number-columns-repeated="6"/>
        </table:table-row>
        <table:table-row table:style-name="ro1">
          <table:table-cell office:value-type="float" office:value="38.583">
            <text:p>38.583</text:p>
          </table:table-cell>
          <table:table-cell office:value-type="float" office:value="22.4612">
            <text:p>22.4612</text:p>
          </table:table-cell>
          <table:table-cell table:number-columns-repeated="6"/>
        </table:table-row>
        <table:table-row table:style-name="ro1">
          <table:table-cell office:value-type="float" office:value="68.5557">
            <text:p>68.5557</text:p>
          </table:table-cell>
          <table:table-cell office:value-type="float" office:value="22.4754">
            <text:p>22.4754</text:p>
          </table:table-cell>
          <table:table-cell table:number-columns-repeated="6"/>
        </table:table-row>
        <table:table-row table:style-name="ro1">
          <table:table-cell office:value-type="float" office:value="27.0623">
            <text:p>27.0623</text:p>
          </table:table-cell>
          <table:table-cell office:value-type="float" office:value="22.4919">
            <text:p>22.4919</text:p>
          </table:table-cell>
          <table:table-cell table:number-columns-repeated="6"/>
        </table:table-row>
        <table:table-row table:style-name="ro1">
          <table:table-cell office:value-type="float" office:value="9.96721">
            <text:p>9.96721</text:p>
          </table:table-cell>
          <table:table-cell office:value-type="float" office:value="22.4943">
            <text:p>22.4943</text:p>
          </table:table-cell>
          <table:table-cell table:number-columns-repeated="6"/>
        </table:table-row>
        <table:table-row table:style-name="ro1">
          <table:table-cell office:value-type="float" office:value="44.8489">
            <text:p>44.8489</text:p>
          </table:table-cell>
          <table:table-cell office:value-type="float" office:value="22.5014">
            <text:p>22.5014</text:p>
          </table:table-cell>
          <table:table-cell table:number-columns-repeated="6"/>
        </table:table-row>
        <table:table-row table:style-name="ro1">
          <table:table-cell office:value-type="float" office:value="31.3106">
            <text:p>31.3106</text:p>
          </table:table-cell>
          <table:table-cell office:value-type="float" office:value="22.5251">
            <text:p>22.5251</text:p>
          </table:table-cell>
          <table:table-cell table:number-columns-repeated="6"/>
        </table:table-row>
        <table:table-row table:style-name="ro1">
          <table:table-cell office:value-type="float" office:value="6.37011">
            <text:p>6.37011</text:p>
          </table:table-cell>
          <table:table-cell office:value-type="float" office:value="22.6104">
            <text:p>22.6104</text:p>
          </table:table-cell>
          <table:table-cell table:number-columns-repeated="6"/>
        </table:table-row>
        <table:table-row table:style-name="ro1">
          <table:table-cell office:value-type="float" office:value="32.2697">
            <text:p>32.2697</text:p>
          </table:table-cell>
          <table:table-cell office:value-type="float" office:value="22.634">
            <text:p>22.634</text:p>
          </table:table-cell>
          <table:table-cell table:number-columns-repeated="6"/>
        </table:table-row>
        <table:table-row table:style-name="ro1">
          <table:table-cell office:value-type="float" office:value="15.2646">
            <text:p>15.2646</text:p>
          </table:table-cell>
          <table:table-cell office:value-type="float" office:value="22.9182">
            <text:p>22.9182</text:p>
          </table:table-cell>
          <table:table-cell table:number-columns-repeated="6"/>
        </table:table-row>
        <table:table-row table:style-name="ro1">
          <table:table-cell office:value-type="float" office:value="18.7314">
            <text:p>18.7314</text:p>
          </table:table-cell>
          <table:table-cell office:value-type="float" office:value="22.9608">
            <text:p>22.9608</text:p>
          </table:table-cell>
          <table:table-cell table:number-columns-repeated="6"/>
        </table:table-row>
        <table:table-row table:style-name="ro1">
          <table:table-cell office:value-type="float" office:value="28.0759">
            <text:p>28.0759</text:p>
          </table:table-cell>
          <table:table-cell office:value-type="float" office:value="22.9608">
            <text:p>22.9608</text:p>
          </table:table-cell>
          <table:table-cell table:number-columns-repeated="6"/>
        </table:table-row>
        <table:table-row table:style-name="ro1">
          <table:table-cell office:value-type="float" office:value="22.248">
            <text:p>22.248</text:p>
          </table:table-cell>
          <table:table-cell office:value-type="float" office:value="23.0106">
            <text:p>23.0106</text:p>
          </table:table-cell>
          <table:table-cell table:number-columns-repeated="6"/>
        </table:table-row>
        <table:table-row table:style-name="ro1">
          <table:table-cell office:value-type="float" office:value="76.7397">
            <text:p>76.7397</text:p>
          </table:table-cell>
          <table:table-cell office:value-type="float" office:value="23.0153">
            <text:p>23.0153</text:p>
          </table:table-cell>
          <table:table-cell table:number-columns-repeated="6"/>
        </table:table-row>
        <table:table-row table:style-name="ro1">
          <table:table-cell office:value-type="float" office:value="86.2475">
            <text:p>86.2475</text:p>
          </table:table-cell>
          <table:table-cell office:value-type="float" office:value="23.02">
            <text:p>23.02</text:p>
          </table:table-cell>
          <table:table-cell table:number-columns-repeated="6"/>
        </table:table-row>
        <table:table-row table:style-name="ro1">
          <table:table-cell office:value-type="float" office:value="12.0653">
            <text:p>12.0653</text:p>
          </table:table-cell>
          <table:table-cell office:value-type="float" office:value="23.0555">
            <text:p>23.0555</text:p>
          </table:table-cell>
          <table:table-cell table:number-columns-repeated="6"/>
        </table:table-row>
        <table:table-row table:style-name="ro1">
          <table:table-cell office:value-type="float" office:value="7.85726">
            <text:p>7.85726</text:p>
          </table:table-cell>
          <table:table-cell office:value-type="float" office:value="23.0579">
            <text:p>23.0579</text:p>
          </table:table-cell>
          <table:table-cell table:number-columns-repeated="6"/>
        </table:table-row>
        <table:table-row table:style-name="ro1">
          <table:table-cell office:value-type="float" office:value="17.0264">
            <text:p>17.0264</text:p>
          </table:table-cell>
          <table:table-cell office:value-type="float" office:value="23.1195">
            <text:p>23.1195</text:p>
          </table:table-cell>
          <table:table-cell table:number-columns-repeated="6"/>
        </table:table-row>
        <table:table-row table:style-name="ro1">
          <table:table-cell office:value-type="float" office:value="12.9581">
            <text:p>12.9581</text:p>
          </table:table-cell>
          <table:table-cell office:value-type="float" office:value="23.1266">
            <text:p>23.1266</text:p>
          </table:table-cell>
          <table:table-cell table:number-columns-repeated="6"/>
        </table:table-row>
        <table:table-row table:style-name="ro1">
          <table:table-cell office:value-type="float" office:value="9.38704">
            <text:p>9.38704</text:p>
          </table:table-cell>
          <table:table-cell office:value-type="float" office:value="23.1526">
            <text:p>23.1526</text:p>
          </table:table-cell>
          <table:table-cell table:number-columns-repeated="6"/>
        </table:table-row>
        <table:table-row table:style-name="ro1">
          <table:table-cell office:value-type="float" office:value="31.197">
            <text:p>31.197</text:p>
          </table:table-cell>
          <table:table-cell office:value-type="float" office:value="23.1621">
            <text:p>23.1621</text:p>
          </table:table-cell>
          <table:table-cell table:number-columns-repeated="6"/>
        </table:table-row>
        <table:table-row table:style-name="ro1">
          <table:table-cell office:value-type="float" office:value="6.9574">
            <text:p>6.9574</text:p>
          </table:table-cell>
          <table:table-cell office:value-type="float" office:value="23.2829">
            <text:p>23.2829</text:p>
          </table:table-cell>
          <table:table-cell table:number-columns-repeated="6"/>
        </table:table-row>
        <table:table-row table:style-name="ro1">
          <table:table-cell office:value-type="float" office:value="35.3008">
            <text:p>35.3008</text:p>
          </table:table-cell>
          <table:table-cell office:value-type="float" office:value="23.2853">
            <text:p>23.2853</text:p>
          </table:table-cell>
          <table:table-cell table:number-columns-repeated="6"/>
        </table:table-row>
        <table:table-row table:style-name="ro1">
          <table:table-cell office:value-type="float" office:value="27.6472">
            <text:p>27.6472</text:p>
          </table:table-cell>
          <table:table-cell office:value-type="float" office:value="23.29">
            <text:p>23.29</text:p>
          </table:table-cell>
          <table:table-cell table:number-columns-repeated="6"/>
        </table:table-row>
        <table:table-row table:style-name="ro1">
          <table:table-cell office:value-type="float" office:value="41.6923">
            <text:p>41.6923</text:p>
          </table:table-cell>
          <table:table-cell office:value-type="float" office:value="23.3587">
            <text:p>23.3587</text:p>
          </table:table-cell>
          <table:table-cell table:number-columns-repeated="6"/>
        </table:table-row>
        <table:table-row table:style-name="ro1">
          <table:table-cell office:value-type="float" office:value="7.63466">
            <text:p>7.63466</text:p>
          </table:table-cell>
          <table:table-cell office:value-type="float" office:value="23.3942">
            <text:p>23.3942</text:p>
          </table:table-cell>
          <table:table-cell table:number-columns-repeated="6"/>
        </table:table-row>
        <table:table-row table:style-name="ro1">
          <table:table-cell office:value-type="float" office:value="28.4595">
            <text:p>28.4595</text:p>
          </table:table-cell>
          <table:table-cell office:value-type="float" office:value="23.4558">
            <text:p>23.4558</text:p>
          </table:table-cell>
          <table:table-cell table:number-columns-repeated="6"/>
        </table:table-row>
        <table:table-row table:style-name="ro1">
          <table:table-cell office:value-type="float" office:value="35.63">
            <text:p>35.63</text:p>
          </table:table-cell>
          <table:table-cell office:value-type="float" office:value="23.47">
            <text:p>23.47</text:p>
          </table:table-cell>
          <table:table-cell table:number-columns-repeated="6"/>
        </table:table-row>
        <table:table-row table:style-name="ro1">
          <table:table-cell office:value-type="float" office:value="6.65665">
            <text:p>6.65665</text:p>
          </table:table-cell>
          <table:table-cell office:value-type="float" office:value="23.5244">
            <text:p>23.5244</text:p>
          </table:table-cell>
          <table:table-cell table:number-columns-repeated="6"/>
        </table:table-row>
        <table:table-row table:style-name="ro1">
          <table:table-cell office:value-type="float" office:value="9.64752">
            <text:p>9.64752</text:p>
          </table:table-cell>
          <table:table-cell office:value-type="float" office:value="23.541">
            <text:p>23.541</text:p>
          </table:table-cell>
          <table:table-cell table:number-columns-repeated="6"/>
        </table:table-row>
        <table:table-row table:style-name="ro1">
          <table:table-cell office:value-type="float" office:value="20.382">
            <text:p>20.382</text:p>
          </table:table-cell>
          <table:table-cell office:value-type="float" office:value="23.5694">
            <text:p>23.5694</text:p>
          </table:table-cell>
          <table:table-cell table:number-columns-repeated="6"/>
        </table:table-row>
        <table:table-row table:style-name="ro1">
          <table:table-cell office:value-type="float" office:value="25.516">
            <text:p>25.516</text:p>
          </table:table-cell>
          <table:table-cell office:value-type="float" office:value="23.5955">
            <text:p>23.5955</text:p>
          </table:table-cell>
          <table:table-cell table:number-columns-repeated="6"/>
        </table:table-row>
        <table:table-row table:style-name="ro1">
          <table:table-cell office:value-type="float" office:value="20.1476">
            <text:p>20.1476</text:p>
          </table:table-cell>
          <table:table-cell office:value-type="float" office:value="23.6499">
            <text:p>23.6499</text:p>
          </table:table-cell>
          <table:table-cell table:number-columns-repeated="6"/>
        </table:table-row>
        <table:table-row table:style-name="ro1">
          <table:table-cell office:value-type="float" office:value="31.2633">
            <text:p>31.2633</text:p>
          </table:table-cell>
          <table:table-cell office:value-type="float" office:value="23.6926">
            <text:p>23.6926</text:p>
          </table:table-cell>
          <table:table-cell table:number-columns-repeated="6"/>
        </table:table-row>
        <table:table-row table:style-name="ro1">
          <table:table-cell office:value-type="float" office:value="31.0454">
            <text:p>31.0454</text:p>
          </table:table-cell>
          <table:table-cell office:value-type="float" office:value="23.721">
            <text:p>23.721</text:p>
          </table:table-cell>
          <table:table-cell table:number-columns-repeated="6"/>
        </table:table-row>
        <table:table-row table:style-name="ro1">
          <table:table-cell office:value-type="float" office:value="25.8736">
            <text:p>25.8736</text:p>
          </table:table-cell>
          <table:table-cell office:value-type="float" office:value="23.7589">
            <text:p>23.7589</text:p>
          </table:table-cell>
          <table:table-cell table:number-columns-repeated="6"/>
        </table:table-row>
        <table:table-row table:style-name="ro1">
          <table:table-cell office:value-type="float" office:value="53.7363">
            <text:p>53.7363</text:p>
          </table:table-cell>
          <table:table-cell office:value-type="float" office:value="23.7778">
            <text:p>23.7778</text:p>
          </table:table-cell>
          <table:table-cell table:number-columns-repeated="6"/>
        </table:table-row>
        <table:table-row table:style-name="ro1">
          <table:table-cell office:value-type="float" office:value="54.9156">
            <text:p>54.9156</text:p>
          </table:table-cell>
          <table:table-cell office:value-type="float" office:value="23.7873">
            <text:p>23.7873</text:p>
          </table:table-cell>
          <table:table-cell table:number-columns-repeated="6"/>
        </table:table-row>
        <table:table-row table:style-name="ro1">
          <table:table-cell office:value-type="float" office:value="29.0941">
            <text:p>29.0941</text:p>
          </table:table-cell>
          <table:table-cell office:value-type="float" office:value="23.8962">
            <text:p>23.8962</text:p>
          </table:table-cell>
          <table:table-cell table:number-columns-repeated="6"/>
        </table:table-row>
        <table:table-row table:style-name="ro1">
          <table:table-cell office:value-type="float" office:value="22.1699">
            <text:p>22.1699</text:p>
          </table:table-cell>
          <table:table-cell office:value-type="float" office:value="23.9057">
            <text:p>23.9057</text:p>
          </table:table-cell>
          <table:table-cell table:number-columns-repeated="6"/>
        </table:table-row>
        <table:table-row table:style-name="ro1">
          <table:table-cell office:value-type="float" office:value="56.9711">
            <text:p>56.9711</text:p>
          </table:table-cell>
          <table:table-cell office:value-type="float" office:value="24.062">
            <text:p>24.062</text:p>
          </table:table-cell>
          <table:table-cell table:number-columns-repeated="6"/>
        </table:table-row>
        <table:table-row table:style-name="ro1">
          <table:table-cell office:value-type="float" office:value="14.476">
            <text:p>14.476</text:p>
          </table:table-cell>
          <table:table-cell office:value-type="float" office:value="24.0715">
            <text:p>24.0715</text:p>
          </table:table-cell>
          <table:table-cell table:number-columns-repeated="6"/>
        </table:table-row>
        <table:table-row table:style-name="ro1">
          <table:table-cell office:value-type="float" office:value="32.355">
            <text:p>32.355</text:p>
          </table:table-cell>
          <table:table-cell office:value-type="float" office:value="24.2183">
            <text:p>24.2183</text:p>
          </table:table-cell>
          <table:table-cell table:number-columns-repeated="6"/>
        </table:table-row>
        <table:table-row table:style-name="ro1">
          <table:table-cell office:value-type="float" office:value="23.0153">
            <text:p>23.0153</text:p>
          </table:table-cell>
          <table:table-cell office:value-type="float" office:value="24.2538">
            <text:p>24.2538</text:p>
          </table:table-cell>
          <table:table-cell table:number-columns-repeated="6"/>
        </table:table-row>
        <table:table-row table:style-name="ro1">
          <table:table-cell office:value-type="float" office:value="8.87317">
            <text:p>8.87317</text:p>
          </table:table-cell>
          <table:table-cell office:value-type="float" office:value="24.268">
            <text:p>24.268</text:p>
          </table:table-cell>
          <table:table-cell table:number-columns-repeated="6"/>
        </table:table-row>
        <table:table-row table:style-name="ro1">
          <table:table-cell office:value-type="float" office:value="15.5819">
            <text:p>15.5819</text:p>
          </table:table-cell>
          <table:table-cell office:value-type="float" office:value="24.3106">
            <text:p>24.3106</text:p>
          </table:table-cell>
          <table:table-cell table:number-columns-repeated="6"/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24.3177">
            <text:p>24.3177</text:p>
          </table:table-cell>
          <table:table-cell table:number-columns-repeated="6"/>
        </table:table-row>
        <table:table-row table:style-name="ro1">
          <table:table-cell office:value-type="float" office:value="17.4645">
            <text:p>17.4645</text:p>
          </table:table-cell>
          <table:table-cell office:value-type="float" office:value="24.3272">
            <text:p>24.3272</text:p>
          </table:table-cell>
          <table:table-cell table:number-columns-repeated="6"/>
        </table:table-row>
        <table:table-row table:style-name="ro1">
          <table:table-cell office:value-type="float" office:value="12.7734">
            <text:p>12.7734</text:p>
          </table:table-cell>
          <table:table-cell office:value-type="float" office:value="24.3769">
            <text:p>24.3769</text:p>
          </table:table-cell>
          <table:table-cell table:number-columns-repeated="6"/>
        </table:table-row>
        <table:table-row table:style-name="ro1">
          <table:table-cell office:value-type="float" office:value="11.8356">
            <text:p>11.8356</text:p>
          </table:table-cell>
          <table:table-cell office:value-type="float" office:value="24.3959">
            <text:p>24.3959</text:p>
          </table:table-cell>
          <table:table-cell table:number-columns-repeated="6"/>
        </table:table-row>
        <table:table-row table:style-name="ro1">
          <table:table-cell office:value-type="float" office:value="5.5034">
            <text:p>5.5034</text:p>
          </table:table-cell>
          <table:table-cell office:value-type="float" office:value="24.6279">
            <text:p>24.6279</text:p>
          </table:table-cell>
          <table:table-cell table:number-columns-repeated="6"/>
        </table:table-row>
        <table:table-row table:style-name="ro1">
          <table:table-cell office:value-type="float" office:value="22.5251">
            <text:p>22.5251</text:p>
          </table:table-cell>
          <table:table-cell office:value-type="float" office:value="24.6587">
            <text:p>24.6587</text:p>
          </table:table-cell>
          <table:table-cell table:number-columns-repeated="6"/>
        </table:table-row>
        <table:table-row table:style-name="ro1">
          <table:table-cell office:value-type="float" office:value="62.214">
            <text:p>62.214</text:p>
          </table:table-cell>
          <table:table-cell office:value-type="float" office:value="24.6611">
            <text:p>24.6611</text:p>
          </table:table-cell>
          <table:table-cell table:number-columns-repeated="6"/>
        </table:table-row>
        <table:table-row table:style-name="ro1">
          <table:table-cell office:value-type="float" office:value="17.9192">
            <text:p>17.9192</text:p>
          </table:table-cell>
          <table:table-cell office:value-type="float" office:value="24.6824">
            <text:p>24.6824</text:p>
          </table:table-cell>
          <table:table-cell table:number-columns-repeated="6"/>
        </table:table-row>
        <table:table-row table:style-name="ro1">
          <table:table-cell office:value-type="float" office:value="23.5694">
            <text:p>23.5694</text:p>
          </table:table-cell>
          <table:table-cell office:value-type="float" office:value="24.699">
            <text:p>24.699</text:p>
          </table:table-cell>
          <table:table-cell table:number-columns-repeated="6"/>
        </table:table-row>
        <table:table-row table:style-name="ro1">
          <table:table-cell office:value-type="float" office:value="9.35152">
            <text:p>9.35152</text:p>
          </table:table-cell>
          <table:table-cell office:value-type="float" office:value="24.7274">
            <text:p>24.7274</text:p>
          </table:table-cell>
          <table:table-cell table:number-columns-repeated="6"/>
        </table:table-row>
        <table:table-row table:style-name="ro1">
          <table:table-cell office:value-type="float" office:value="48.7491">
            <text:p>48.7491</text:p>
          </table:table-cell>
          <table:table-cell office:value-type="float" office:value="24.7321">
            <text:p>24.7321</text:p>
          </table:table-cell>
          <table:table-cell table:number-columns-repeated="6"/>
        </table:table-row>
        <table:table-row table:style-name="ro1">
          <table:table-cell office:value-type="float" office:value="8.76187">
            <text:p>8.76187</text:p>
          </table:table-cell>
          <table:table-cell office:value-type="float" office:value="24.744">
            <text:p>24.744</text:p>
          </table:table-cell>
          <table:table-cell table:number-columns-repeated="6"/>
        </table:table-row>
        <table:table-row table:style-name="ro1">
          <table:table-cell office:value-type="float" office:value="21.8265">
            <text:p>21.8265</text:p>
          </table:table-cell>
          <table:table-cell office:value-type="float" office:value="24.7606">
            <text:p>24.7606</text:p>
          </table:table-cell>
          <table:table-cell table:number-columns-repeated="6"/>
        </table:table-row>
        <table:table-row table:style-name="ro1">
          <table:table-cell office:value-type="float" office:value="30.1148">
            <text:p>30.1148</text:p>
          </table:table-cell>
          <table:table-cell office:value-type="float" office:value="24.7653">
            <text:p>24.7653</text:p>
          </table:table-cell>
          <table:table-cell table:number-columns-repeated="6"/>
        </table:table-row>
        <table:table-row table:style-name="ro1">
          <table:table-cell office:value-type="float" office:value="12.0038">
            <text:p>12.0038</text:p>
          </table:table-cell>
          <table:table-cell office:value-type="float" office:value="24.7913">
            <text:p>24.7913</text:p>
          </table:table-cell>
          <table:table-cell table:number-columns-repeated="6"/>
        </table:table-row>
        <table:table-row table:style-name="ro1">
          <table:table-cell office:value-type="float" office:value="18.3123">
            <text:p>18.3123</text:p>
          </table:table-cell>
          <table:table-cell office:value-type="float" office:value="24.8056">
            <text:p>24.8056</text:p>
          </table:table-cell>
          <table:table-cell table:number-columns-repeated="6"/>
        </table:table-row>
        <table:table-row table:style-name="ro1">
          <table:table-cell office:value-type="float" office:value="13.4791">
            <text:p>13.4791</text:p>
          </table:table-cell>
          <table:table-cell office:value-type="float" office:value="24.8103">
            <text:p>24.8103</text:p>
          </table:table-cell>
          <table:table-cell table:number-columns-repeated="6"/>
        </table:table-row>
        <table:table-row table:style-name="ro1">
          <table:table-cell office:value-type="float" office:value="18.6865">
            <text:p>18.6865</text:p>
          </table:table-cell>
          <table:table-cell office:value-type="float" office:value="24.9382">
            <text:p>24.9382</text:p>
          </table:table-cell>
          <table:table-cell table:number-columns-repeated="6"/>
        </table:table-row>
        <table:table-row table:style-name="ro1">
          <table:table-cell office:value-type="float" office:value="44.5576">
            <text:p>44.5576</text:p>
          </table:table-cell>
          <table:table-cell office:value-type="float" office:value="24.9429">
            <text:p>24.9429</text:p>
          </table:table-cell>
          <table:table-cell table:number-columns-repeated="6"/>
        </table:table-row>
        <table:table-row table:style-name="ro1">
          <table:table-cell office:value-type="float" office:value="20.2873">
            <text:p>20.2873</text:p>
          </table:table-cell>
          <table:table-cell office:value-type="float" office:value="24.9784">
            <text:p>24.9784</text:p>
          </table:table-cell>
          <table:table-cell table:number-columns-repeated="6"/>
        </table:table-row>
        <table:table-row table:style-name="ro1">
          <table:table-cell office:value-type="float" office:value="26.134">
            <text:p>26.134</text:p>
          </table:table-cell>
          <table:table-cell office:value-type="float" office:value="25.0163">
            <text:p>25.0163</text:p>
          </table:table-cell>
          <table:table-cell table:number-columns-repeated="6"/>
        </table:table-row>
        <table:table-row table:style-name="ro1">
          <table:table-cell office:value-type="float" office:value="23.29">
            <text:p>23.29</text:p>
          </table:table-cell>
          <table:table-cell office:value-type="float" office:value="25.1323">
            <text:p>25.1323</text:p>
          </table:table-cell>
          <table:table-cell table:number-columns-repeated="6"/>
        </table:table-row>
        <table:table-row table:style-name="ro1">
          <table:table-cell office:value-type="float" office:value="6.86741">
            <text:p>6.86741</text:p>
          </table:table-cell>
          <table:table-cell office:value-type="float" office:value="25.2081">
            <text:p>25.2081</text:p>
          </table:table-cell>
          <table:table-cell table:number-columns-repeated="6"/>
        </table:table-row>
        <table:table-row table:style-name="ro1">
          <table:table-cell office:value-type="float" office:value="13.1902">
            <text:p>13.1902</text:p>
          </table:table-cell>
          <table:table-cell office:value-type="float" office:value="25.2365">
            <text:p>25.2365</text:p>
          </table:table-cell>
          <table:table-cell table:number-columns-repeated="6"/>
        </table:table-row>
        <table:table-row table:style-name="ro1">
          <table:table-cell office:value-type="float" office:value="22.6104">
            <text:p>22.6104</text:p>
          </table:table-cell>
          <table:table-cell office:value-type="float" office:value="25.2484">
            <text:p>25.2484</text:p>
          </table:table-cell>
          <table:table-cell table:number-columns-repeated="6"/>
        </table:table-row>
        <table:table-row table:style-name="ro1">
          <table:table-cell office:value-type="float" office:value="11.6533">
            <text:p>11.6533</text:p>
          </table:table-cell>
          <table:table-cell office:value-type="float" office:value="25.4355">
            <text:p>25.4355</text:p>
          </table:table-cell>
          <table:table-cell table:number-columns-repeated="6"/>
        </table:table-row>
        <table:table-row table:style-name="ro1">
          <table:table-cell office:value-type="float" office:value="8.89921">
            <text:p>8.89921</text:p>
          </table:table-cell>
          <table:table-cell office:value-type="float" office:value="25.497">
            <text:p>25.497</text:p>
          </table:table-cell>
          <table:table-cell table:number-columns-repeated="6"/>
        </table:table-row>
        <table:table-row table:style-name="ro1">
          <table:table-cell office:value-type="float" office:value="34.6733">
            <text:p>34.6733</text:p>
          </table:table-cell>
          <table:table-cell office:value-type="float" office:value="25.516">
            <text:p>25.516</text:p>
          </table:table-cell>
          <table:table-cell table:number-columns-repeated="6"/>
        </table:table-row>
        <table:table-row table:style-name="ro1">
          <table:table-cell office:value-type="float" office:value="27.4057">
            <text:p>27.4057</text:p>
          </table:table-cell>
          <table:table-cell office:value-type="float" office:value="25.5799">
            <text:p>25.5799</text:p>
          </table:table-cell>
          <table:table-cell table:number-columns-repeated="6"/>
        </table:table-row>
        <table:table-row table:style-name="ro1">
          <table:table-cell office:value-type="float" office:value="13.3251">
            <text:p>13.3251</text:p>
          </table:table-cell>
          <table:table-cell office:value-type="float" office:value="25.6581">
            <text:p>25.6581</text:p>
          </table:table-cell>
          <table:table-cell table:number-columns-repeated="6"/>
        </table:table-row>
        <table:table-row table:style-name="ro1">
          <table:table-cell office:value-type="float" office:value="10.3698">
            <text:p>10.3698</text:p>
          </table:table-cell>
          <table:table-cell office:value-type="float" office:value="25.7315">
            <text:p>25.7315</text:p>
          </table:table-cell>
          <table:table-cell table:number-columns-repeated="6"/>
        </table:table-row>
        <table:table-row table:style-name="ro1">
          <table:table-cell office:value-type="float" office:value="13.2044">
            <text:p>13.2044</text:p>
          </table:table-cell>
          <table:table-cell office:value-type="float" office:value="25.8072">
            <text:p>25.8072</text:p>
          </table:table-cell>
          <table:table-cell table:number-columns-repeated="6"/>
        </table:table-row>
        <table:table-row table:style-name="ro1">
          <table:table-cell office:value-type="float" office:value="22.0657">
            <text:p>22.0657</text:p>
          </table:table-cell>
          <table:table-cell office:value-type="float" office:value="25.8736">
            <text:p>25.8736</text:p>
          </table:table-cell>
          <table:table-cell table:number-columns-repeated="6"/>
        </table:table-row>
        <table:table-row table:style-name="ro1">
          <table:table-cell office:value-type="float" office:value="15.3688">
            <text:p>15.3688</text:p>
          </table:table-cell>
          <table:table-cell office:value-type="float" office:value="25.9896">
            <text:p>25.9896</text:p>
          </table:table-cell>
          <table:table-cell table:number-columns-repeated="6"/>
        </table:table-row>
        <table:table-row table:style-name="ro1">
          <table:table-cell office:value-type="float" office:value="36.6696">
            <text:p>36.6696</text:p>
          </table:table-cell>
          <table:table-cell office:value-type="float" office:value="25.992">
            <text:p>25.992</text:p>
          </table:table-cell>
          <table:table-cell table:number-columns-repeated="6"/>
        </table:table-row>
        <table:table-row table:style-name="ro1">
          <table:table-cell office:value-type="float" office:value="76.2306">
            <text:p>76.2306</text:p>
          </table:table-cell>
          <table:table-cell office:value-type="float" office:value="26.0062">
            <text:p>26.0062</text:p>
          </table:table-cell>
          <table:table-cell table:number-columns-repeated="6"/>
        </table:table-row>
        <table:table-row table:style-name="ro1">
          <table:table-cell office:value-type="float" office:value="24.2538">
            <text:p>24.2538</text:p>
          </table:table-cell>
          <table:table-cell office:value-type="float" office:value="26.0109">
            <text:p>26.0109</text:p>
          </table:table-cell>
          <table:table-cell table:number-columns-repeated="6"/>
        </table:table-row>
        <table:table-row table:style-name="ro1">
          <table:table-cell office:value-type="float" office:value="21.0569">
            <text:p>21.0569</text:p>
          </table:table-cell>
          <table:table-cell office:value-type="float" office:value="26.0109">
            <text:p>26.0109</text:p>
          </table:table-cell>
          <table:table-cell table:number-columns-repeated="6"/>
        </table:table-row>
        <table:table-row table:style-name="ro1">
          <table:table-cell office:value-type="float" office:value="21.405">
            <text:p>21.405</text:p>
          </table:table-cell>
          <table:table-cell office:value-type="float" office:value="26.0393">
            <text:p>26.0393</text:p>
          </table:table-cell>
          <table:table-cell table:number-columns-repeated="6"/>
        </table:table-row>
        <table:table-row table:style-name="ro1">
          <table:table-cell office:value-type="float" office:value="59.7701">
            <text:p>59.7701</text:p>
          </table:table-cell>
          <table:table-cell office:value-type="float" office:value="26.0867">
            <text:p>26.0867</text:p>
          </table:table-cell>
          <table:table-cell table:number-columns-repeated="6"/>
        </table:table-row>
        <table:table-row table:style-name="ro1">
          <table:table-cell office:value-type="float" office:value="7.81227">
            <text:p>7.81227</text:p>
          </table:table-cell>
          <table:table-cell office:value-type="float" office:value="26.134">
            <text:p>26.134</text:p>
          </table:table-cell>
          <table:table-cell table:number-columns-repeated="6"/>
        </table:table-row>
        <table:table-row table:style-name="ro1">
          <table:table-cell office:value-type="float" office:value="19.5058">
            <text:p>19.5058</text:p>
          </table:table-cell>
          <table:table-cell office:value-type="float" office:value="26.134">
            <text:p>26.134</text:p>
          </table:table-cell>
          <table:table-cell table:number-columns-repeated="6"/>
        </table:table-row>
        <table:table-row table:style-name="ro1">
          <table:table-cell office:value-type="float" office:value="19.8113">
            <text:p>19.8113</text:p>
          </table:table-cell>
          <table:table-cell office:value-type="float" office:value="26.2264">
            <text:p>26.2264</text:p>
          </table:table-cell>
          <table:table-cell table:number-columns-repeated="6"/>
        </table:table-row>
        <table:table-row table:style-name="ro1">
          <table:table-cell office:value-type="float" office:value="12.7734">
            <text:p>12.7734</text:p>
          </table:table-cell>
          <table:table-cell office:value-type="float" office:value="26.243">
            <text:p>26.243</text:p>
          </table:table-cell>
          <table:table-cell table:number-columns-repeated="6"/>
        </table:table-row>
        <table:table-row table:style-name="ro1">
          <table:table-cell office:value-type="float" office:value="15.0917">
            <text:p>15.0917</text:p>
          </table:table-cell>
          <table:table-cell office:value-type="float" office:value="26.2477">
            <text:p>26.2477</text:p>
          </table:table-cell>
          <table:table-cell table:number-columns-repeated="6"/>
        </table:table-row>
        <table:table-row table:style-name="ro1">
          <table:table-cell office:value-type="float" office:value="81.8169">
            <text:p>81.8169</text:p>
          </table:table-cell>
          <table:table-cell office:value-type="float" office:value="26.3211">
            <text:p>26.3211</text:p>
          </table:table-cell>
          <table:table-cell table:number-columns-repeated="6"/>
        </table:table-row>
        <table:table-row table:style-name="ro1">
          <table:table-cell office:value-type="float" office:value="10.2111">
            <text:p>10.2111</text:p>
          </table:table-cell>
          <table:table-cell office:value-type="float" office:value="26.3543">
            <text:p>26.3543</text:p>
          </table:table-cell>
          <table:table-cell table:number-columns-repeated="6"/>
        </table:table-row>
        <table:table-row table:style-name="ro1">
          <table:table-cell office:value-type="float" office:value="42.8218">
            <text:p>42.8218</text:p>
          </table:table-cell>
          <table:table-cell office:value-type="float" office:value="26.4893">
            <text:p>26.4893</text:p>
          </table:table-cell>
          <table:table-cell table:number-columns-repeated="6"/>
        </table:table-row>
        <table:table-row table:style-name="ro1">
          <table:table-cell office:value-type="float" office:value="24.6587">
            <text:p>24.6587</text:p>
          </table:table-cell>
          <table:table-cell office:value-type="float" office:value="26.5058">
            <text:p>26.5058</text:p>
          </table:table-cell>
          <table:table-cell table:number-columns-repeated="6"/>
        </table:table-row>
        <table:table-row table:style-name="ro1">
          <table:table-cell office:value-type="float" office:value="14.0687">
            <text:p>14.0687</text:p>
          </table:table-cell>
          <table:table-cell office:value-type="float" office:value="26.5674">
            <text:p>26.5674</text:p>
          </table:table-cell>
          <table:table-cell table:number-columns-repeated="6"/>
        </table:table-row>
        <table:table-row table:style-name="ro1">
          <table:table-cell office:value-type="float" office:value="18.4591">
            <text:p>18.4591</text:p>
          </table:table-cell>
          <table:table-cell office:value-type="float" office:value="26.6669">
            <text:p>26.6669</text:p>
          </table:table-cell>
          <table:table-cell table:number-columns-repeated="6"/>
        </table:table-row>
        <table:table-row table:style-name="ro1">
          <table:table-cell office:value-type="float" office:value="35.7176">
            <text:p>35.7176</text:p>
          </table:table-cell>
          <table:table-cell office:value-type="float" office:value="26.6811">
            <text:p>26.6811</text:p>
          </table:table-cell>
          <table:table-cell table:number-columns-repeated="6"/>
        </table:table-row>
        <table:table-row table:style-name="ro1">
          <table:table-cell office:value-type="float" office:value="28.2606">
            <text:p>28.2606</text:p>
          </table:table-cell>
          <table:table-cell office:value-type="float" office:value="26.8563">
            <text:p>26.8563</text:p>
          </table:table-cell>
          <table:table-cell table:number-columns-repeated="6"/>
        </table:table-row>
        <table:table-row table:style-name="ro1">
          <table:table-cell office:value-type="float" office:value="14.0569">
            <text:p>14.0569</text:p>
          </table:table-cell>
          <table:table-cell office:value-type="float" office:value="26.8729">
            <text:p>26.8729</text:p>
          </table:table-cell>
          <table:table-cell table:number-columns-repeated="6"/>
        </table:table-row>
        <table:table-row table:style-name="ro1">
          <table:table-cell office:value-type="float" office:value="29.4517">
            <text:p>29.4517</text:p>
          </table:table-cell>
          <table:table-cell office:value-type="float" office:value="26.9108">
            <text:p>26.9108</text:p>
          </table:table-cell>
          <table:table-cell table:number-columns-repeated="6"/>
        </table:table-row>
        <table:table-row table:style-name="ro1">
          <table:table-cell office:value-type="float" office:value="11.1276">
            <text:p>11.1276</text:p>
          </table:table-cell>
          <table:table-cell office:value-type="float" office:value="26.9155">
            <text:p>26.9155</text:p>
          </table:table-cell>
          <table:table-cell table:number-columns-repeated="6"/>
        </table:table-row>
        <table:table-row table:style-name="ro1">
          <table:table-cell office:value-type="float" office:value="14.9425">
            <text:p>14.9425</text:p>
          </table:table-cell>
          <table:table-cell office:value-type="float" office:value="26.97">
            <text:p>26.97</text:p>
          </table:table-cell>
          <table:table-cell table:number-columns-repeated="6"/>
        </table:table-row>
        <table:table-row table:style-name="ro1">
          <table:table-cell office:value-type="float" office:value="11.5633">
            <text:p>11.5633</text:p>
          </table:table-cell>
          <table:table-cell office:value-type="float" office:value="26.9937">
            <text:p>26.9937</text:p>
          </table:table-cell>
          <table:table-cell table:number-columns-repeated="6"/>
        </table:table-row>
        <table:table-row table:style-name="ro1">
          <table:table-cell office:value-type="float" office:value="30.4084">
            <text:p>30.4084</text:p>
          </table:table-cell>
          <table:table-cell office:value-type="float" office:value="27.0339">
            <text:p>27.0339</text:p>
          </table:table-cell>
          <table:table-cell table:number-columns-repeated="6"/>
        </table:table-row>
        <table:table-row table:style-name="ro1">
          <table:table-cell office:value-type="float" office:value="10.7439">
            <text:p>10.7439</text:p>
          </table:table-cell>
          <table:table-cell office:value-type="float" office:value="27.0457">
            <text:p>27.0457</text:p>
          </table:table-cell>
          <table:table-cell table:number-columns-repeated="6"/>
        </table:table-row>
        <table:table-row table:style-name="ro1">
          <table:table-cell office:value-type="float" office:value="12.3069">
            <text:p>12.3069</text:p>
          </table:table-cell>
          <table:table-cell office:value-type="float" office:value="27.0623">
            <text:p>27.0623</text:p>
          </table:table-cell>
          <table:table-cell table:number-columns-repeated="6"/>
        </table:table-row>
        <table:table-row table:style-name="ro1">
          <table:table-cell office:value-type="float" office:value="57.7975">
            <text:p>57.7975</text:p>
          </table:table-cell>
          <table:table-cell office:value-type="float" office:value="27.1405">
            <text:p>27.1405</text:p>
          </table:table-cell>
          <table:table-cell table:number-columns-repeated="6"/>
        </table:table-row>
        <table:table-row table:style-name="ro1">
          <table:table-cell office:value-type="float" office:value="18.5491">
            <text:p>18.5491</text:p>
          </table:table-cell>
          <table:table-cell office:value-type="float" office:value="27.1476">
            <text:p>27.1476</text:p>
          </table:table-cell>
          <table:table-cell table:number-columns-repeated="6"/>
        </table:table-row>
        <table:table-row table:style-name="ro1">
          <table:table-cell office:value-type="float" office:value="16.5268">
            <text:p>16.5268</text:p>
          </table:table-cell>
          <table:table-cell office:value-type="float" office:value="27.1523">
            <text:p>27.1523</text:p>
          </table:table-cell>
          <table:table-cell table:number-columns-repeated="6"/>
        </table:table-row>
        <table:table-row table:style-name="ro1">
          <table:table-cell office:value-type="float" office:value="48.0719">
            <text:p>48.0719</text:p>
          </table:table-cell>
          <table:table-cell office:value-type="float" office:value="27.2541">
            <text:p>27.2541</text:p>
          </table:table-cell>
          <table:table-cell table:number-columns-repeated="6"/>
        </table:table-row>
        <table:table-row table:style-name="ro1">
          <table:table-cell office:value-type="float" office:value="26.0393">
            <text:p>26.0393</text:p>
          </table:table-cell>
          <table:table-cell office:value-type="float" office:value="27.3725">
            <text:p>27.3725</text:p>
          </table:table-cell>
          <table:table-cell table:number-columns-repeated="6"/>
        </table:table-row>
        <table:table-row table:style-name="ro1">
          <table:table-cell office:value-type="float" office:value="22.0917">
            <text:p>22.0917</text:p>
          </table:table-cell>
          <table:table-cell office:value-type="float" office:value="27.3844">
            <text:p>27.3844</text:p>
          </table:table-cell>
          <table:table-cell table:number-columns-repeated="6"/>
        </table:table-row>
        <table:table-row table:style-name="ro1">
          <table:table-cell office:value-type="float" office:value="18.2484">
            <text:p>18.2484</text:p>
          </table:table-cell>
          <table:table-cell office:value-type="float" office:value="27.4057">
            <text:p>27.4057</text:p>
          </table:table-cell>
          <table:table-cell table:number-columns-repeated="6"/>
        </table:table-row>
        <table:table-row table:style-name="ro1">
          <table:table-cell office:value-type="float" office:value="17.2325">
            <text:p>17.2325</text:p>
          </table:table-cell>
          <table:table-cell office:value-type="float" office:value="27.6472">
            <text:p>27.6472</text:p>
          </table:table-cell>
          <table:table-cell table:number-columns-repeated="6"/>
        </table:table-row>
        <table:table-row table:style-name="ro1">
          <table:table-cell office:value-type="float" office:value="26.97">
            <text:p>26.97</text:p>
          </table:table-cell>
          <table:table-cell office:value-type="float" office:value="27.7135">
            <text:p>27.7135</text:p>
          </table:table-cell>
          <table:table-cell table:number-columns-repeated="6"/>
        </table:table-row>
        <table:table-row table:style-name="ro1">
          <table:table-cell office:value-type="float" office:value="27.1476">
            <text:p>27.1476</text:p>
          </table:table-cell>
          <table:table-cell office:value-type="float" office:value="27.723">
            <text:p>27.723</text:p>
          </table:table-cell>
          <table:table-cell table:number-columns-repeated="6"/>
        </table:table-row>
        <table:table-row table:style-name="ro1">
          <table:table-cell office:value-type="float" office:value="6.59745">
            <text:p>6.59745</text:p>
          </table:table-cell>
          <table:table-cell office:value-type="float" office:value="27.7775">
            <text:p>27.7775</text:p>
          </table:table-cell>
          <table:table-cell table:number-columns-repeated="6"/>
        </table:table-row>
        <table:table-row table:style-name="ro1">
          <table:table-cell office:value-type="float" office:value="5.51761">
            <text:p>5.51761</text:p>
          </table:table-cell>
          <table:table-cell office:value-type="float" office:value="27.8627">
            <text:p>27.8627</text:p>
          </table:table-cell>
          <table:table-cell table:number-columns-repeated="6"/>
        </table:table-row>
        <table:table-row table:style-name="ro1">
          <table:table-cell office:value-type="float" office:value="29.7548">
            <text:p>29.7548</text:p>
          </table:table-cell>
          <table:table-cell office:value-type="float" office:value="27.8864">
            <text:p>27.8864</text:p>
          </table:table-cell>
          <table:table-cell table:number-columns-repeated="6"/>
        </table:table-row>
        <table:table-row table:style-name="ro1">
          <table:table-cell office:value-type="float" office:value="8.35693">
            <text:p>8.35693</text:p>
          </table:table-cell>
          <table:table-cell office:value-type="float" office:value="28.0759">
            <text:p>28.0759</text:p>
          </table:table-cell>
          <table:table-cell table:number-columns-repeated="6"/>
        </table:table-row>
        <table:table-row table:style-name="ro1">
          <table:table-cell office:value-type="float" office:value="13.4933">
            <text:p>13.4933</text:p>
          </table:table-cell>
          <table:table-cell office:value-type="float" office:value="28.128">
            <text:p>28.128</text:p>
          </table:table-cell>
          <table:table-cell table:number-columns-repeated="6"/>
        </table:table-row>
        <table:table-row table:style-name="ro1">
          <table:table-cell office:value-type="float" office:value="13.839">
            <text:p>13.839</text:p>
          </table:table-cell>
          <table:table-cell office:value-type="float" office:value="28.1564">
            <text:p>28.1564</text:p>
          </table:table-cell>
          <table:table-cell table:number-columns-repeated="6"/>
        </table:table-row>
        <table:table-row table:style-name="ro1">
          <table:table-cell office:value-type="float" office:value="28.3624">
            <text:p>28.3624</text:p>
          </table:table-cell>
          <table:table-cell office:value-type="float" office:value="28.2606">
            <text:p>28.2606</text:p>
          </table:table-cell>
          <table:table-cell table:number-columns-repeated="6"/>
        </table:table-row>
        <table:table-row table:style-name="ro1">
          <table:table-cell office:value-type="float" office:value="35.7484">
            <text:p>35.7484</text:p>
          </table:table-cell>
          <table:table-cell office:value-type="float" office:value="28.3387">
            <text:p>28.3387</text:p>
          </table:table-cell>
          <table:table-cell table:number-columns-repeated="6"/>
        </table:table-row>
        <table:table-row table:style-name="ro1">
          <table:table-cell office:value-type="float" office:value="10.4385">
            <text:p>10.4385</text:p>
          </table:table-cell>
          <table:table-cell office:value-type="float" office:value="28.3624">
            <text:p>28.3624</text:p>
          </table:table-cell>
          <table:table-cell table:number-columns-repeated="6"/>
        </table:table-row>
        <table:table-row table:style-name="ro1">
          <table:table-cell office:value-type="float" office:value="14.1279">
            <text:p>14.1279</text:p>
          </table:table-cell>
          <table:table-cell office:value-type="float" office:value="28.405">
            <text:p>28.405</text:p>
          </table:table-cell>
          <table:table-cell table:number-columns-repeated="6"/>
        </table:table-row>
        <table:table-row table:style-name="ro1">
          <table:table-cell office:value-type="float" office:value="21.2653">
            <text:p>21.2653</text:p>
          </table:table-cell>
          <table:table-cell office:value-type="float" office:value="28.4595">
            <text:p>28.4595</text:p>
          </table:table-cell>
          <table:table-cell table:number-columns-repeated="6"/>
        </table:table-row>
        <table:table-row table:style-name="ro1">
          <table:table-cell office:value-type="float" office:value="8.67425">
            <text:p>8.67425</text:p>
          </table:table-cell>
          <table:table-cell office:value-type="float" office:value="28.5329">
            <text:p>28.5329</text:p>
          </table:table-cell>
          <table:table-cell table:number-columns-repeated="6"/>
        </table:table-row>
        <table:table-row table:style-name="ro1">
          <table:table-cell office:value-type="float" office:value="11.4283">
            <text:p>11.4283</text:p>
          </table:table-cell>
          <table:table-cell office:value-type="float" office:value="28.54">
            <text:p>28.54</text:p>
          </table:table-cell>
          <table:table-cell table:number-columns-repeated="6"/>
        </table:table-row>
        <table:table-row table:style-name="ro1">
          <table:table-cell office:value-type="float" office:value="19.3945">
            <text:p>19.3945</text:p>
          </table:table-cell>
          <table:table-cell office:value-type="float" office:value="28.6608">
            <text:p>28.6608</text:p>
          </table:table-cell>
          <table:table-cell table:number-columns-repeated="6"/>
        </table:table-row>
        <table:table-row table:style-name="ro1">
          <table:table-cell office:value-type="float" office:value="9.87486">
            <text:p>9.87486</text:p>
          </table:table-cell>
          <table:table-cell office:value-type="float" office:value="28.6608">
            <text:p>28.6608</text:p>
          </table:table-cell>
          <table:table-cell table:number-columns-repeated="6"/>
        </table:table-row>
        <table:table-row table:style-name="ro1">
          <table:table-cell office:value-type="float" office:value="10.725">
            <text:p>10.725</text:p>
          </table:table-cell>
          <table:table-cell office:value-type="float" office:value="28.6702">
            <text:p>28.6702</text:p>
          </table:table-cell>
          <table:table-cell table:number-columns-repeated="6"/>
        </table:table-row>
        <table:table-row table:style-name="ro1">
          <table:table-cell office:value-type="float" office:value="36.312">
            <text:p>36.312</text:p>
          </table:table-cell>
          <table:table-cell office:value-type="float" office:value="28.6939">
            <text:p>28.6939</text:p>
          </table:table-cell>
          <table:table-cell table:number-columns-repeated="6"/>
        </table:table-row>
        <table:table-row table:style-name="ro1">
          <table:table-cell office:value-type="float" office:value="18.7551">
            <text:p>18.7551</text:p>
          </table:table-cell>
          <table:table-cell office:value-type="float" office:value="28.7744">
            <text:p>28.7744</text:p>
          </table:table-cell>
          <table:table-cell table:number-columns-repeated="6"/>
        </table:table-row>
        <table:table-row table:style-name="ro1">
          <table:table-cell office:value-type="float" office:value="25.2365">
            <text:p>25.2365</text:p>
          </table:table-cell>
          <table:table-cell office:value-type="float" office:value="28.7744">
            <text:p>28.7744</text:p>
          </table:table-cell>
          <table:table-cell table:number-columns-repeated="6"/>
        </table:table-row>
        <table:table-row table:style-name="ro1">
          <table:table-cell office:value-type="float" office:value="35.4524">
            <text:p>35.4524</text:p>
          </table:table-cell>
          <table:table-cell office:value-type="float" office:value="28.791">
            <text:p>28.791</text:p>
          </table:table-cell>
          <table:table-cell table:number-columns-repeated="6"/>
        </table:table-row>
        <table:table-row table:style-name="ro1">
          <table:table-cell office:value-type="float" office:value="28.1564">
            <text:p>28.1564</text:p>
          </table:table-cell>
          <table:table-cell office:value-type="float" office:value="28.8052">
            <text:p>28.8052</text:p>
          </table:table-cell>
          <table:table-cell table:number-columns-repeated="6"/>
        </table:table-row>
        <table:table-row table:style-name="ro1">
          <table:table-cell office:value-type="float" office:value="36.1794">
            <text:p>36.1794</text:p>
          </table:table-cell>
          <table:table-cell office:value-type="float" office:value="28.952">
            <text:p>28.952</text:p>
          </table:table-cell>
          <table:table-cell table:number-columns-repeated="6"/>
        </table:table-row>
        <table:table-row table:style-name="ro1">
          <table:table-cell office:value-type="float" office:value="30.6215">
            <text:p>30.6215</text:p>
          </table:table-cell>
          <table:table-cell office:value-type="float" office:value="28.9592">
            <text:p>28.9592</text:p>
          </table:table-cell>
          <table:table-cell table:number-columns-repeated="6"/>
        </table:table-row>
        <table:table-row table:style-name="ro1">
          <table:table-cell office:value-type="float" office:value="13.0599">
            <text:p>13.0599</text:p>
          </table:table-cell>
          <table:table-cell office:value-type="float" office:value="29.0184">
            <text:p>29.0184</text:p>
          </table:table-cell>
          <table:table-cell table:number-columns-repeated="6"/>
        </table:table-row>
        <table:table-row table:style-name="ro1">
          <table:table-cell office:value-type="float" office:value="46.3408">
            <text:p>46.3408</text:p>
          </table:table-cell>
          <table:table-cell office:value-type="float" office:value="29.0941">
            <text:p>29.0941</text:p>
          </table:table-cell>
          <table:table-cell table:number-columns-repeated="6"/>
        </table:table-row>
        <table:table-row table:style-name="ro1">
          <table:table-cell office:value-type="float" office:value="7.30077">
            <text:p>7.30077</text:p>
          </table:table-cell>
          <table:table-cell office:value-type="float" office:value="29.1912">
            <text:p>29.1912</text:p>
          </table:table-cell>
          <table:table-cell table:number-columns-repeated="6"/>
        </table:table-row>
        <table:table-row table:style-name="ro1">
          <table:table-cell office:value-type="float" office:value="24.8056">
            <text:p>24.8056</text:p>
          </table:table-cell>
          <table:table-cell office:value-type="float" office:value="29.4209">
            <text:p>29.4209</text:p>
          </table:table-cell>
          <table:table-cell table:number-columns-repeated="6"/>
        </table:table-row>
        <table:table-row table:style-name="ro1">
          <table:table-cell office:value-type="float" office:value="17.4172">
            <text:p>17.4172</text:p>
          </table:table-cell>
          <table:table-cell office:value-type="float" office:value="29.4517">
            <text:p>29.4517</text:p>
          </table:table-cell>
          <table:table-cell table:number-columns-repeated="6"/>
        </table:table-row>
        <table:table-row table:style-name="ro1">
          <table:table-cell office:value-type="float" office:value="30.451">
            <text:p>30.451</text:p>
          </table:table-cell>
          <table:table-cell office:value-type="float" office:value="29.4683">
            <text:p>29.4683</text:p>
          </table:table-cell>
          <table:table-cell table:number-columns-repeated="6"/>
        </table:table-row>
        <table:table-row table:style-name="ro1">
          <table:table-cell office:value-type="float" office:value="8.63873">
            <text:p>8.63873</text:p>
          </table:table-cell>
          <table:table-cell office:value-type="float" office:value="29.4872">
            <text:p>29.4872</text:p>
          </table:table-cell>
          <table:table-cell table:number-columns-repeated="6"/>
        </table:table-row>
        <table:table-row table:style-name="ro1">
          <table:table-cell office:value-type="float" office:value="44.1124">
            <text:p>44.1124</text:p>
          </table:table-cell>
          <table:table-cell office:value-type="float" office:value="29.6293">
            <text:p>29.6293</text:p>
          </table:table-cell>
          <table:table-cell table:number-columns-repeated="6"/>
        </table:table-row>
        <table:table-row table:style-name="ro1">
          <table:table-cell office:value-type="float" office:value="25.1323">
            <text:p>25.1323</text:p>
          </table:table-cell>
          <table:table-cell office:value-type="float" office:value="29.6483">
            <text:p>29.6483</text:p>
          </table:table-cell>
          <table:table-cell table:number-columns-repeated="6"/>
        </table:table-row>
        <table:table-row table:style-name="ro1">
          <table:table-cell office:value-type="float" office:value="27.1523">
            <text:p>27.1523</text:p>
          </table:table-cell>
          <table:table-cell office:value-type="float" office:value="29.6625">
            <text:p>29.6625</text:p>
          </table:table-cell>
          <table:table-cell table:number-columns-repeated="6"/>
        </table:table-row>
        <table:table-row table:style-name="ro1">
          <table:table-cell office:value-type="float" office:value="8.62452">
            <text:p>8.62452</text:p>
          </table:table-cell>
          <table:table-cell office:value-type="float" office:value="29.7548">
            <text:p>29.7548</text:p>
          </table:table-cell>
          <table:table-cell table:number-columns-repeated="6"/>
        </table:table-row>
        <table:table-row table:style-name="ro1">
          <table:table-cell office:value-type="float" office:value="5.3992">
            <text:p>5.3992</text:p>
          </table:table-cell>
          <table:table-cell office:value-type="float" office:value="29.7832">
            <text:p>29.7832</text:p>
          </table:table-cell>
          <table:table-cell table:number-columns-repeated="6"/>
        </table:table-row>
        <table:table-row table:style-name="ro1">
          <table:table-cell office:value-type="float" office:value="22.087">
            <text:p>22.087</text:p>
          </table:table-cell>
          <table:table-cell office:value-type="float" office:value="29.8259">
            <text:p>29.8259</text:p>
          </table:table-cell>
          <table:table-cell table:number-columns-repeated="6"/>
        </table:table-row>
        <table:table-row table:style-name="ro1">
          <table:table-cell office:value-type="float" office:value="26.0867">
            <text:p>26.0867</text:p>
          </table:table-cell>
          <table:table-cell office:value-type="float" office:value="29.8472">
            <text:p>29.8472</text:p>
          </table:table-cell>
          <table:table-cell table:number-columns-repeated="6"/>
        </table:table-row>
        <table:table-row table:style-name="ro1">
          <table:table-cell office:value-type="float" office:value="37.0509">
            <text:p>37.0509</text:p>
          </table:table-cell>
          <table:table-cell office:value-type="float" office:value="30.0674">
            <text:p>30.0674</text:p>
          </table:table-cell>
          <table:table-cell table:number-columns-repeated="6"/>
        </table:table-row>
        <table:table-row table:style-name="ro1">
          <table:table-cell office:value-type="float" office:value="14.2108">
            <text:p>14.2108</text:p>
          </table:table-cell>
          <table:table-cell office:value-type="float" office:value="30.1148">
            <text:p>30.1148</text:p>
          </table:table-cell>
          <table:table-cell table:number-columns-repeated="6"/>
        </table:table-row>
        <table:table-row table:style-name="ro1">
          <table:table-cell office:value-type="float" office:value="21.5116">
            <text:p>21.5116</text:p>
          </table:table-cell>
          <table:table-cell office:value-type="float" office:value="30.1266">
            <text:p>30.1266</text:p>
          </table:table-cell>
          <table:table-cell table:number-columns-repeated="6"/>
        </table:table-row>
        <table:table-row table:style-name="ro1">
          <table:table-cell office:value-type="float" office:value="31.6445">
            <text:p>31.6445</text:p>
          </table:table-cell>
          <table:table-cell office:value-type="float" office:value="30.1858">
            <text:p>30.1858</text:p>
          </table:table-cell>
          <table:table-cell table:number-columns-repeated="6"/>
        </table:table-row>
        <table:table-row table:style-name="ro1">
          <table:table-cell office:value-type="float" office:value="8.52032">
            <text:p>8.52032</text:p>
          </table:table-cell>
          <table:table-cell office:value-type="float" office:value="30.1953">
            <text:p>30.1953</text:p>
          </table:table-cell>
          <table:table-cell table:number-columns-repeated="6"/>
        </table:table-row>
        <table:table-row table:style-name="ro1">
          <table:table-cell office:value-type="float" office:value="7.43338">
            <text:p>7.43338</text:p>
          </table:table-cell>
          <table:table-cell office:value-type="float" office:value="30.2782">
            <text:p>30.2782</text:p>
          </table:table-cell>
          <table:table-cell table:number-columns-repeated="6"/>
        </table:table-row>
        <table:table-row table:style-name="ro1">
          <table:table-cell office:value-type="float" office:value="15.499">
            <text:p>15.499</text:p>
          </table:table-cell>
          <table:table-cell office:value-type="float" office:value="30.3895">
            <text:p>30.3895</text:p>
          </table:table-cell>
          <table:table-cell table:number-columns-repeated="6"/>
        </table:table-row>
        <table:table-row table:style-name="ro1">
          <table:table-cell office:value-type="float" office:value="9.67594">
            <text:p>9.67594</text:p>
          </table:table-cell>
          <table:table-cell office:value-type="float" office:value="30.4084">
            <text:p>30.4084</text:p>
          </table:table-cell>
          <table:table-cell table:number-columns-repeated="6"/>
        </table:table-row>
        <table:table-row table:style-name="ro1">
          <table:table-cell office:value-type="float" office:value="53.3858">
            <text:p>53.3858</text:p>
          </table:table-cell>
          <table:table-cell office:value-type="float" office:value="30.4084">
            <text:p>30.4084</text:p>
          </table:table-cell>
          <table:table-cell table:number-columns-repeated="6"/>
        </table:table-row>
        <table:table-row table:style-name="ro1">
          <table:table-cell office:value-type="float" office:value="13.7419">
            <text:p>13.7419</text:p>
          </table:table-cell>
          <table:table-cell office:value-type="float" office:value="30.451">
            <text:p>30.451</text:p>
          </table:table-cell>
          <table:table-cell table:number-columns-repeated="6"/>
        </table:table-row>
        <table:table-row table:style-name="ro1">
          <table:table-cell office:value-type="float" office:value="39.04">
            <text:p>39.04</text:p>
          </table:table-cell>
          <table:table-cell office:value-type="float" office:value="30.5221">
            <text:p>30.5221</text:p>
          </table:table-cell>
          <table:table-cell table:number-columns-repeated="6"/>
        </table:table-row>
        <table:table-row table:style-name="ro1">
          <table:table-cell office:value-type="float" office:value="23.3587">
            <text:p>23.3587</text:p>
          </table:table-cell>
          <table:table-cell office:value-type="float" office:value="30.5576">
            <text:p>30.5576</text:p>
          </table:table-cell>
          <table:table-cell table:number-columns-repeated="6"/>
        </table:table-row>
        <table:table-row table:style-name="ro1">
          <table:table-cell office:value-type="float" office:value="17.9381">
            <text:p>17.9381</text:p>
          </table:table-cell>
          <table:table-cell office:value-type="float" office:value="30.586">
            <text:p>30.586</text:p>
          </table:table-cell>
          <table:table-cell table:number-columns-repeated="6"/>
        </table:table-row>
        <table:table-row table:style-name="ro1">
          <table:table-cell office:value-type="float" office:value="33.4727">
            <text:p>33.4727</text:p>
          </table:table-cell>
          <table:table-cell office:value-type="float" office:value="30.6215">
            <text:p>30.6215</text:p>
          </table:table-cell>
          <table:table-cell table:number-columns-repeated="6"/>
        </table:table-row>
        <table:table-row table:style-name="ro1">
          <table:table-cell office:value-type="float" office:value="9.69252">
            <text:p>9.69252</text:p>
          </table:table-cell>
          <table:table-cell office:value-type="float" office:value="30.7305">
            <text:p>30.7305</text:p>
          </table:table-cell>
          <table:table-cell table:number-columns-repeated="6"/>
        </table:table-row>
        <table:table-row table:style-name="ro1">
          <table:table-cell office:value-type="float" office:value="17.6563">
            <text:p>17.6563</text:p>
          </table:table-cell>
          <table:table-cell office:value-type="float" office:value="30.7613">
            <text:p>30.7613</text:p>
          </table:table-cell>
          <table:table-cell table:number-columns-repeated="6"/>
        </table:table-row>
        <table:table-row table:style-name="ro1">
          <table:table-cell office:value-type="float" office:value="15.563">
            <text:p>15.563</text:p>
          </table:table-cell>
          <table:table-cell office:value-type="float" office:value="30.7968">
            <text:p>30.7968</text:p>
          </table:table-cell>
          <table:table-cell table:number-columns-repeated="6"/>
        </table:table-row>
        <table:table-row table:style-name="ro1">
          <table:table-cell office:value-type="float" office:value="17.1377">
            <text:p>17.1377</text:p>
          </table:table-cell>
          <table:table-cell office:value-type="float" office:value="30.8678">
            <text:p>30.8678</text:p>
          </table:table-cell>
          <table:table-cell table:number-columns-repeated="6"/>
        </table:table-row>
        <table:table-row table:style-name="ro1">
          <table:table-cell office:value-type="float" office:value="12.3471">
            <text:p>12.3471</text:p>
          </table:table-cell>
          <table:table-cell office:value-type="float" office:value="30.9223">
            <text:p>30.9223</text:p>
          </table:table-cell>
          <table:table-cell table:number-columns-repeated="6"/>
        </table:table-row>
        <table:table-row table:style-name="ro1">
          <table:table-cell office:value-type="float" office:value="9.31599">
            <text:p>9.31599</text:p>
          </table:table-cell>
          <table:table-cell office:value-type="float" office:value="31.0454">
            <text:p>31.0454</text:p>
          </table:table-cell>
          <table:table-cell table:number-columns-repeated="6"/>
        </table:table-row>
        <table:table-row table:style-name="ro1">
          <table:table-cell office:value-type="float" office:value="13.588">
            <text:p>13.588</text:p>
          </table:table-cell>
          <table:table-cell office:value-type="float" office:value="31.0715">
            <text:p>31.0715</text:p>
          </table:table-cell>
          <table:table-cell table:number-columns-repeated="6"/>
        </table:table-row>
        <table:table-row table:style-name="ro1">
          <table:table-cell office:value-type="float" office:value="32.1892">
            <text:p>32.1892</text:p>
          </table:table-cell>
          <table:table-cell office:value-type="float" office:value="31.0975">
            <text:p>31.0975</text:p>
          </table:table-cell>
          <table:table-cell table:number-columns-repeated="6"/>
        </table:table-row>
        <table:table-row table:style-name="ro1">
          <table:table-cell office:value-type="float" office:value="25.7315">
            <text:p>25.7315</text:p>
          </table:table-cell>
          <table:table-cell office:value-type="float" office:value="31.1733">
            <text:p>31.1733</text:p>
          </table:table-cell>
          <table:table-cell table:number-columns-repeated="6"/>
        </table:table-row>
        <table:table-row table:style-name="ro1">
          <table:table-cell office:value-type="float" office:value="31.7653">
            <text:p>31.7653</text:p>
          </table:table-cell>
          <table:table-cell office:value-type="float" office:value="31.197">
            <text:p>31.197</text:p>
          </table:table-cell>
          <table:table-cell table:number-columns-repeated="6"/>
        </table:table-row>
        <table:table-row table:style-name="ro1">
          <table:table-cell office:value-type="float" office:value="11.0565">
            <text:p>11.0565</text:p>
          </table:table-cell>
          <table:table-cell office:value-type="float" office:value="31.2633">
            <text:p>31.2633</text:p>
          </table:table-cell>
          <table:table-cell table:number-columns-repeated="6"/>
        </table:table-row>
        <table:table-row table:style-name="ro1">
          <table:table-cell office:value-type="float" office:value="22.9182">
            <text:p>22.9182</text:p>
          </table:table-cell>
          <table:table-cell office:value-type="float" office:value="31.2751">
            <text:p>31.2751</text:p>
          </table:table-cell>
          <table:table-cell table:number-columns-repeated="6"/>
        </table:table-row>
        <table:table-row table:style-name="ro1">
          <table:table-cell office:value-type="float" office:value="37.7897">
            <text:p>37.7897</text:p>
          </table:table-cell>
          <table:table-cell office:value-type="float" office:value="31.2964">
            <text:p>31.2964</text:p>
          </table:table-cell>
          <table:table-cell table:number-columns-repeated="6"/>
        </table:table-row>
        <table:table-row table:style-name="ro1">
          <table:table-cell office:value-type="float" office:value="16.9885">
            <text:p>16.9885</text:p>
          </table:table-cell>
          <table:table-cell office:value-type="float" office:value="31.3106">
            <text:p>31.3106</text:p>
          </table:table-cell>
          <table:table-cell table:number-columns-repeated="6"/>
        </table:table-row>
        <table:table-row table:style-name="ro1">
          <table:table-cell office:value-type="float" office:value="9.06498">
            <text:p>9.06498</text:p>
          </table:table-cell>
          <table:table-cell office:value-type="float" office:value="31.4504">
            <text:p>31.4504</text:p>
          </table:table-cell>
          <table:table-cell table:number-columns-repeated="6"/>
        </table:table-row>
        <table:table-row table:style-name="ro1">
          <table:table-cell office:value-type="float" office:value="10.9476">
            <text:p>10.9476</text:p>
          </table:table-cell>
          <table:table-cell office:value-type="float" office:value="31.5451">
            <text:p>31.5451</text:p>
          </table:table-cell>
          <table:table-cell table:number-columns-repeated="6"/>
        </table:table-row>
        <table:table-row table:style-name="ro1">
          <table:table-cell office:value-type="float" office:value="12.0677">
            <text:p>12.0677</text:p>
          </table:table-cell>
          <table:table-cell office:value-type="float" office:value="31.6445">
            <text:p>31.6445</text:p>
          </table:table-cell>
          <table:table-cell table:number-columns-repeated="6"/>
        </table:table-row>
        <table:table-row table:style-name="ro1">
          <table:table-cell office:value-type="float" office:value="26.2477">
            <text:p>26.2477</text:p>
          </table:table-cell>
          <table:table-cell office:value-type="float" office:value="31.7298">
            <text:p>31.7298</text:p>
          </table:table-cell>
          <table:table-cell table:number-columns-repeated="6"/>
        </table:table-row>
        <table:table-row table:style-name="ro1">
          <table:table-cell office:value-type="float" office:value="8.02303">
            <text:p>8.02303</text:p>
          </table:table-cell>
          <table:table-cell office:value-type="float" office:value="31.7322">
            <text:p>31.7322</text:p>
          </table:table-cell>
          <table:table-cell table:number-columns-repeated="6"/>
        </table:table-row>
        <table:table-row table:style-name="ro1">
          <table:table-cell office:value-type="float" office:value="14.6299">
            <text:p>14.6299</text:p>
          </table:table-cell>
          <table:table-cell office:value-type="float" office:value="31.7653">
            <text:p>31.7653</text:p>
          </table:table-cell>
          <table:table-cell table:number-columns-repeated="6"/>
        </table:table-row>
        <table:table-row table:style-name="ro1">
          <table:table-cell office:value-type="float" office:value="12.3234">
            <text:p>12.3234</text:p>
          </table:table-cell>
          <table:table-cell office:value-type="float" office:value="31.7843">
            <text:p>31.7843</text:p>
          </table:table-cell>
          <table:table-cell table:number-columns-repeated="6"/>
        </table:table-row>
        <table:table-row table:style-name="ro1">
          <table:table-cell office:value-type="float" office:value="23.0579">
            <text:p>23.0579</text:p>
          </table:table-cell>
          <table:table-cell office:value-type="float" office:value="31.9642">
            <text:p>31.9642</text:p>
          </table:table-cell>
          <table:table-cell table:number-columns-repeated="6"/>
        </table:table-row>
        <table:table-row table:style-name="ro1">
          <table:table-cell office:value-type="float" office:value="22.634">
            <text:p>22.634</text:p>
          </table:table-cell>
          <table:table-cell office:value-type="float" office:value="32.0968">
            <text:p>32.0968</text:p>
          </table:table-cell>
          <table:table-cell table:number-columns-repeated="6"/>
        </table:table-row>
        <table:table-row table:style-name="ro1">
          <table:table-cell office:value-type="float" office:value="6.66139">
            <text:p>6.66139</text:p>
          </table:table-cell>
          <table:table-cell office:value-type="float" office:value="32.1016">
            <text:p>32.1016</text:p>
          </table:table-cell>
          <table:table-cell table:number-columns-repeated="6"/>
        </table:table-row>
        <table:table-row table:style-name="ro1">
          <table:table-cell office:value-type="float" office:value="41.1334">
            <text:p>41.1334</text:p>
          </table:table-cell>
          <table:table-cell office:value-type="float" office:value="32.1774">
            <text:p>32.1774</text:p>
          </table:table-cell>
          <table:table-cell table:number-columns-repeated="6"/>
        </table:table-row>
        <table:table-row table:style-name="ro1">
          <table:table-cell office:value-type="float" office:value="37.3113">
            <text:p>37.3113</text:p>
          </table:table-cell>
          <table:table-cell office:value-type="float" office:value="32.1892">
            <text:p>32.1892</text:p>
          </table:table-cell>
          <table:table-cell table:number-columns-repeated="6"/>
        </table:table-row>
        <table:table-row table:style-name="ro1">
          <table:table-cell office:value-type="float" office:value="14.7602">
            <text:p>14.7602</text:p>
          </table:table-cell>
          <table:table-cell office:value-type="float" office:value="32.2697">
            <text:p>32.2697</text:p>
          </table:table-cell>
          <table:table-cell table:number-columns-repeated="6"/>
        </table:table-row>
        <table:table-row table:style-name="ro1">
          <table:table-cell office:value-type="float" office:value="13.6875">
            <text:p>13.6875</text:p>
          </table:table-cell>
          <table:table-cell office:value-type="float" office:value="32.355">
            <text:p>32.355</text:p>
          </table:table-cell>
          <table:table-cell table:number-columns-repeated="6"/>
        </table:table-row>
        <table:table-row table:style-name="ro1">
          <table:table-cell office:value-type="float" office:value="21.5921">
            <text:p>21.5921</text:p>
          </table:table-cell>
          <table:table-cell office:value-type="float" office:value="32.3976">
            <text:p>32.3976</text:p>
          </table:table-cell>
          <table:table-cell table:number-columns-repeated="6"/>
        </table:table-row>
        <table:table-row table:style-name="ro1">
          <table:table-cell office:value-type="float" office:value="9.41309">
            <text:p>9.41309</text:p>
          </table:table-cell>
          <table:table-cell office:value-type="float" office:value="32.4142">
            <text:p>32.4142</text:p>
          </table:table-cell>
          <table:table-cell table:number-columns-repeated="6"/>
        </table:table-row>
        <table:table-row table:style-name="ro1">
          <table:table-cell office:value-type="float" office:value="27.723">
            <text:p>27.723</text:p>
          </table:table-cell>
          <table:table-cell office:value-type="float" office:value="32.5681">
            <text:p>32.5681</text:p>
          </table:table-cell>
          <table:table-cell table:number-columns-repeated="6"/>
        </table:table-row>
        <table:table-row table:style-name="ro1">
          <table:table-cell office:value-type="float" office:value="14.6773">
            <text:p>14.6773</text:p>
          </table:table-cell>
          <table:table-cell office:value-type="float" office:value="32.5965">
            <text:p>32.5965</text:p>
          </table:table-cell>
          <table:table-cell table:number-columns-repeated="6"/>
        </table:table-row>
        <table:table-row table:style-name="ro1">
          <table:table-cell office:value-type="float" office:value="20.0741">
            <text:p>20.0741</text:p>
          </table:table-cell>
          <table:table-cell office:value-type="float" office:value="32.6462">
            <text:p>32.6462</text:p>
          </table:table-cell>
          <table:table-cell table:number-columns-repeated="6"/>
        </table:table-row>
        <table:table-row table:style-name="ro1">
          <table:table-cell office:value-type="float" office:value="20.4294">
            <text:p>20.4294</text:p>
          </table:table-cell>
          <table:table-cell office:value-type="float" office:value="32.7717">
            <text:p>32.7717</text:p>
          </table:table-cell>
          <table:table-cell table:number-columns-repeated="6"/>
        </table:table-row>
        <table:table-row table:style-name="ro1">
          <table:table-cell office:value-type="float" office:value="10.5948">
            <text:p>10.5948</text:p>
          </table:table-cell>
          <table:table-cell office:value-type="float" office:value="32.812">
            <text:p>32.812</text:p>
          </table:table-cell>
          <table:table-cell table:number-columns-repeated="6"/>
        </table:table-row>
        <table:table-row table:style-name="ro1">
          <table:table-cell office:value-type="float" office:value="29.1912">
            <text:p>29.1912</text:p>
          </table:table-cell>
          <table:table-cell office:value-type="float" office:value="32.8428">
            <text:p>32.8428</text:p>
          </table:table-cell>
          <table:table-cell table:number-columns-repeated="6"/>
        </table:table-row>
        <table:table-row table:style-name="ro1">
          <table:table-cell office:value-type="float" office:value="9.76119">
            <text:p>9.76119</text:p>
          </table:table-cell>
          <table:table-cell office:value-type="float" office:value="32.8546">
            <text:p>32.8546</text:p>
          </table:table-cell>
          <table:table-cell table:number-columns-repeated="6"/>
        </table:table-row>
        <table:table-row table:style-name="ro1">
          <table:table-cell office:value-type="float" office:value="7.60625">
            <text:p>7.60625</text:p>
          </table:table-cell>
          <table:table-cell office:value-type="float" office:value="32.9541">
            <text:p>32.9541</text:p>
          </table:table-cell>
          <table:table-cell table:number-columns-repeated="6"/>
        </table:table-row>
        <table:table-row table:style-name="ro1">
          <table:table-cell office:value-type="float" office:value="5.63601">
            <text:p>5.63601</text:p>
          </table:table-cell>
          <table:table-cell office:value-type="float" office:value="33.2146">
            <text:p>33.2146</text:p>
          </table:table-cell>
          <table:table-cell table:number-columns-repeated="6"/>
        </table:table-row>
        <table:table-row table:style-name="ro1">
          <table:table-cell office:value-type="float" office:value="13.3986">
            <text:p>13.3986</text:p>
          </table:table-cell>
          <table:table-cell office:value-type="float" office:value="33.2169">
            <text:p>33.2169</text:p>
          </table:table-cell>
          <table:table-cell table:number-columns-repeated="6"/>
        </table:table-row>
        <table:table-row table:style-name="ro1">
          <table:table-cell office:value-type="float" office:value="9.87723">
            <text:p>9.87723</text:p>
          </table:table-cell>
          <table:table-cell office:value-type="float" office:value="33.2169">
            <text:p>33.2169</text:p>
          </table:table-cell>
          <table:table-cell table:number-columns-repeated="6"/>
        </table:table-row>
        <table:table-row table:style-name="ro1">
          <table:table-cell office:value-type="float" office:value="9.11471">
            <text:p>9.11471</text:p>
          </table:table-cell>
          <table:table-cell office:value-type="float" office:value="33.224">
            <text:p>33.224</text:p>
          </table:table-cell>
          <table:table-cell table:number-columns-repeated="6"/>
        </table:table-row>
        <table:table-row table:style-name="ro1">
          <table:table-cell office:value-type="float" office:value="31.2751">
            <text:p>31.2751</text:p>
          </table:table-cell>
          <table:table-cell office:value-type="float" office:value="33.4727">
            <text:p>33.4727</text:p>
          </table:table-cell>
          <table:table-cell table:number-columns-repeated="6"/>
        </table:table-row>
        <table:table-row table:style-name="ro1">
          <table:table-cell office:value-type="float" office:value="91.9783">
            <text:p>91.9783</text:p>
          </table:table-cell>
          <table:table-cell office:value-type="float" office:value="33.4822">
            <text:p>33.4822</text:p>
          </table:table-cell>
          <table:table-cell table:number-columns-repeated="6"/>
        </table:table-row>
        <table:table-row table:style-name="ro1">
          <table:table-cell office:value-type="float" office:value="13.2825">
            <text:p>13.2825</text:p>
          </table:table-cell>
          <table:table-cell office:value-type="float" office:value="33.5035">
            <text:p>33.5035</text:p>
          </table:table-cell>
          <table:table-cell table:number-columns-repeated="6"/>
        </table:table-row>
        <table:table-row table:style-name="ro1">
          <table:table-cell office:value-type="float" office:value="17.8553">
            <text:p>17.8553</text:p>
          </table:table-cell>
          <table:table-cell office:value-type="float" office:value="33.5082">
            <text:p>33.5082</text:p>
          </table:table-cell>
          <table:table-cell table:number-columns-repeated="6"/>
        </table:table-row>
        <table:table-row table:style-name="ro1">
          <table:table-cell office:value-type="float" office:value="23.9057">
            <text:p>23.9057</text:p>
          </table:table-cell>
          <table:table-cell office:value-type="float" office:value="33.6621">
            <text:p>33.6621</text:p>
          </table:table-cell>
          <table:table-cell table:number-columns-repeated="6"/>
        </table:table-row>
        <table:table-row table:style-name="ro1">
          <table:table-cell office:value-type="float" office:value="29.4209">
            <text:p>29.4209</text:p>
          </table:table-cell>
          <table:table-cell office:value-type="float" office:value="33.7237">
            <text:p>33.7237</text:p>
          </table:table-cell>
          <table:table-cell table:number-columns-repeated="6"/>
        </table:table-row>
        <table:table-row table:style-name="ro1">
          <table:table-cell office:value-type="float" office:value="13.7017">
            <text:p>13.7017</text:p>
          </table:table-cell>
          <table:table-cell office:value-type="float" office:value="33.7545">
            <text:p>33.7545</text:p>
          </table:table-cell>
          <table:table-cell table:number-columns-repeated="6"/>
        </table:table-row>
        <table:table-row table:style-name="ro1">
          <table:table-cell office:value-type="float" office:value="13.749">
            <text:p>13.749</text:p>
          </table:table-cell>
          <table:table-cell office:value-type="float" office:value="33.7592">
            <text:p>33.7592</text:p>
          </table:table-cell>
          <table:table-cell table:number-columns-repeated="6"/>
        </table:table-row>
        <table:table-row table:style-name="ro1">
          <table:table-cell office:value-type="float" office:value="26.6669">
            <text:p>26.6669</text:p>
          </table:table-cell>
          <table:table-cell office:value-type="float" office:value="33.9629">
            <text:p>33.9629</text:p>
          </table:table-cell>
          <table:table-cell table:number-columns-repeated="6"/>
        </table:table-row>
        <table:table-row table:style-name="ro1">
          <table:table-cell office:value-type="float" office:value="7.00239">
            <text:p>7.00239</text:p>
          </table:table-cell>
          <table:table-cell office:value-type="float" office:value="34.0055">
            <text:p>34.0055</text:p>
          </table:table-cell>
          <table:table-cell table:number-columns-repeated="6"/>
        </table:table-row>
        <table:table-row table:style-name="ro1">
          <table:table-cell office:value-type="float" office:value="18.9469">
            <text:p>18.9469</text:p>
          </table:table-cell>
          <table:table-cell office:value-type="float" office:value="34.195">
            <text:p>34.195</text:p>
          </table:table-cell>
          <table:table-cell table:number-columns-repeated="6"/>
        </table:table-row>
        <table:table-row table:style-name="ro1">
          <table:table-cell office:value-type="float" office:value="9.1005">
            <text:p>9.1005</text:p>
          </table:table-cell>
          <table:table-cell office:value-type="float" office:value="34.3252">
            <text:p>34.3252</text:p>
          </table:table-cell>
          <table:table-cell table:number-columns-repeated="6"/>
        </table:table-row>
        <table:table-row table:style-name="ro1">
          <table:table-cell office:value-type="float" office:value="8.0846">
            <text:p>8.0846</text:p>
          </table:table-cell>
          <table:table-cell office:value-type="float" office:value="34.3394">
            <text:p>34.3394</text:p>
          </table:table-cell>
          <table:table-cell table:number-columns-repeated="6"/>
        </table:table-row>
        <table:table-row table:style-name="ro1">
          <table:table-cell office:value-type="float" office:value="13.8793">
            <text:p>13.8793</text:p>
          </table:table-cell>
          <table:table-cell office:value-type="float" office:value="34.4247">
            <text:p>34.4247</text:p>
          </table:table-cell>
          <table:table-cell table:number-columns-repeated="6"/>
        </table:table-row>
        <table:table-row table:style-name="ro1">
          <table:table-cell office:value-type="float" office:value="33.7545">
            <text:p>33.7545</text:p>
          </table:table-cell>
          <table:table-cell office:value-type="float" office:value="34.4554">
            <text:p>34.4554</text:p>
          </table:table-cell>
          <table:table-cell table:number-columns-repeated="6"/>
        </table:table-row>
        <table:table-row table:style-name="ro1">
          <table:table-cell office:value-type="float" office:value="12.5224">
            <text:p>12.5224</text:p>
          </table:table-cell>
          <table:table-cell office:value-type="float" office:value="34.5289">
            <text:p>34.5289</text:p>
          </table:table-cell>
          <table:table-cell table:number-columns-repeated="6"/>
        </table:table-row>
        <table:table-row table:style-name="ro1">
          <table:table-cell office:value-type="float" office:value="16.2758">
            <text:p>16.2758</text:p>
          </table:table-cell>
          <table:table-cell office:value-type="float" office:value="34.5312">
            <text:p>34.5312</text:p>
          </table:table-cell>
          <table:table-cell table:number-columns-repeated="6"/>
        </table:table-row>
        <table:table-row table:style-name="ro1">
          <table:table-cell office:value-type="float" office:value="5.12924">
            <text:p>5.12924</text:p>
          </table:table-cell>
          <table:table-cell office:value-type="float" office:value="34.581">
            <text:p>34.581</text:p>
          </table:table-cell>
          <table:table-cell table:number-columns-repeated="6"/>
        </table:table-row>
        <table:table-row table:style-name="ro1">
          <table:table-cell office:value-type="float" office:value="11.0234">
            <text:p>11.0234</text:p>
          </table:table-cell>
          <table:table-cell office:value-type="float" office:value="34.6733">
            <text:p>34.6733</text:p>
          </table:table-cell>
          <table:table-cell table:number-columns-repeated="6"/>
        </table:table-row>
        <table:table-row table:style-name="ro1">
          <table:table-cell office:value-type="float" office:value="28.791">
            <text:p>28.791</text:p>
          </table:table-cell>
          <table:table-cell office:value-type="float" office:value="34.697">
            <text:p>34.697</text:p>
          </table:table-cell>
          <table:table-cell table:number-columns-repeated="6"/>
        </table:table-row>
        <table:table-row table:style-name="ro1">
          <table:table-cell office:value-type="float" office:value="32.6462">
            <text:p>32.6462</text:p>
          </table:table-cell>
          <table:table-cell office:value-type="float" office:value="34.7917">
            <text:p>34.7917</text:p>
          </table:table-cell>
          <table:table-cell table:number-columns-repeated="6"/>
        </table:table-row>
        <table:table-row table:style-name="ro1">
          <table:table-cell office:value-type="float" office:value="11.5159">
            <text:p>11.5159</text:p>
          </table:table-cell>
          <table:table-cell office:value-type="float" office:value="34.8628">
            <text:p>34.8628</text:p>
          </table:table-cell>
          <table:table-cell table:number-columns-repeated="6"/>
        </table:table-row>
        <table:table-row table:style-name="ro1">
          <table:table-cell office:value-type="float" office:value="16.0247">
            <text:p>16.0247</text:p>
          </table:table-cell>
          <table:table-cell office:value-type="float" office:value="34.8959">
            <text:p>34.8959</text:p>
          </table:table-cell>
          <table:table-cell table:number-columns-repeated="6"/>
        </table:table-row>
        <table:table-row table:style-name="ro1">
          <table:table-cell office:value-type="float" office:value="23.7589">
            <text:p>23.7589</text:p>
          </table:table-cell>
          <table:table-cell office:value-type="float" office:value="34.9977">
            <text:p>34.9977</text:p>
          </table:table-cell>
          <table:table-cell table:number-columns-repeated="6"/>
        </table:table-row>
        <table:table-row table:style-name="ro1">
          <table:table-cell office:value-type="float" office:value="7.78622">
            <text:p>7.78622</text:p>
          </table:table-cell>
          <table:table-cell office:value-type="float" office:value="35.038">
            <text:p>35.038</text:p>
          </table:table-cell>
          <table:table-cell table:number-columns-repeated="6"/>
        </table:table-row>
        <table:table-row table:style-name="ro1">
          <table:table-cell office:value-type="float" office:value="24.7606">
            <text:p>24.7606</text:p>
          </table:table-cell>
          <table:table-cell office:value-type="float" office:value="35.0877">
            <text:p>35.0877</text:p>
          </table:table-cell>
          <table:table-cell table:number-columns-repeated="6"/>
        </table:table-row>
        <table:table-row table:style-name="ro1">
          <table:table-cell office:value-type="float" office:value="14.4973">
            <text:p>14.4973</text:p>
          </table:table-cell>
          <table:table-cell office:value-type="float" office:value="35.1398">
            <text:p>35.1398</text:p>
          </table:table-cell>
          <table:table-cell table:number-columns-repeated="6"/>
        </table:table-row>
        <table:table-row table:style-name="ro1">
          <table:table-cell office:value-type="float" office:value="13.4412">
            <text:p>13.4412</text:p>
          </table:table-cell>
          <table:table-cell office:value-type="float" office:value="35.3008">
            <text:p>35.3008</text:p>
          </table:table-cell>
          <table:table-cell table:number-columns-repeated="6"/>
        </table:table-row>
        <table:table-row table:style-name="ro1">
          <table:table-cell office:value-type="float" office:value="15.2385">
            <text:p>15.2385</text:p>
          </table:table-cell>
          <table:table-cell office:value-type="float" office:value="35.4524">
            <text:p>35.4524</text:p>
          </table:table-cell>
          <table:table-cell table:number-columns-repeated="6"/>
        </table:table-row>
        <table:table-row table:style-name="ro1">
          <table:table-cell office:value-type="float" office:value="21.2487">
            <text:p>21.2487</text:p>
          </table:table-cell>
          <table:table-cell office:value-type="float" office:value="35.5826">
            <text:p>35.5826</text:p>
          </table:table-cell>
          <table:table-cell table:number-columns-repeated="6"/>
        </table:table-row>
        <table:table-row table:style-name="ro1">
          <table:table-cell office:value-type="float" office:value="20.6804">
            <text:p>20.6804</text:p>
          </table:table-cell>
          <table:table-cell office:value-type="float" office:value="35.63">
            <text:p>35.63</text:p>
          </table:table-cell>
          <table:table-cell table:number-columns-repeated="6"/>
        </table:table-row>
        <table:table-row table:style-name="ro1">
          <table:table-cell office:value-type="float" office:value="20.6733">
            <text:p>20.6733</text:p>
          </table:table-cell>
          <table:table-cell office:value-type="float" office:value="35.649">
            <text:p>35.649</text:p>
          </table:table-cell>
          <table:table-cell table:number-columns-repeated="6"/>
        </table:table-row>
        <table:table-row table:style-name="ro1">
          <table:table-cell office:value-type="float" office:value="12.1103">
            <text:p>12.1103</text:p>
          </table:table-cell>
          <table:table-cell office:value-type="float" office:value="35.6561">
            <text:p>35.6561</text:p>
          </table:table-cell>
          <table:table-cell table:number-columns-repeated="6"/>
        </table:table-row>
        <table:table-row table:style-name="ro1">
          <table:table-cell office:value-type="float" office:value="9.66884">
            <text:p>9.66884</text:p>
          </table:table-cell>
          <table:table-cell office:value-type="float" office:value="35.7176">
            <text:p>35.7176</text:p>
          </table:table-cell>
          <table:table-cell table:number-columns-repeated="6"/>
        </table:table-row>
        <table:table-row table:style-name="ro1">
          <table:table-cell office:value-type="float" office:value="25.2484">
            <text:p>25.2484</text:p>
          </table:table-cell>
          <table:table-cell office:value-type="float" office:value="35.7484">
            <text:p>35.7484</text:p>
          </table:table-cell>
          <table:table-cell table:number-columns-repeated="6"/>
        </table:table-row>
        <table:table-row table:style-name="ro1">
          <table:table-cell office:value-type="float" office:value="10.5805">
            <text:p>10.5805</text:p>
          </table:table-cell>
          <table:table-cell office:value-type="float" office:value="35.7603">
            <text:p>35.7603</text:p>
          </table:table-cell>
          <table:table-cell table:number-columns-repeated="6"/>
        </table:table-row>
        <table:table-row table:style-name="ro1">
          <table:table-cell office:value-type="float" office:value="35.6561">
            <text:p>35.6561</text:p>
          </table:table-cell>
          <table:table-cell office:value-type="float" office:value="35.7934">
            <text:p>35.7934</text:p>
          </table:table-cell>
          <table:table-cell table:number-columns-repeated="6"/>
        </table:table-row>
        <table:table-row table:style-name="ro1">
          <table:table-cell office:value-type="float" office:value="37.3516">
            <text:p>37.3516</text:p>
          </table:table-cell>
          <table:table-cell office:value-type="float" office:value="35.8597">
            <text:p>35.8597</text:p>
          </table:table-cell>
          <table:table-cell table:number-columns-repeated="6"/>
        </table:table-row>
        <table:table-row table:style-name="ro1">
          <table:table-cell office:value-type="float" office:value="21.4311">
            <text:p>21.4311</text:p>
          </table:table-cell>
          <table:table-cell office:value-type="float" office:value="35.8905">
            <text:p>35.8905</text:p>
          </table:table-cell>
          <table:table-cell table:number-columns-repeated="6"/>
        </table:table-row>
        <table:table-row table:style-name="ro1">
          <table:table-cell office:value-type="float" office:value="18.4946">
            <text:p>18.4946</text:p>
          </table:table-cell>
          <table:table-cell office:value-type="float" office:value="35.9165">
            <text:p>35.9165</text:p>
          </table:table-cell>
          <table:table-cell table:number-columns-repeated="6"/>
        </table:table-row>
        <table:table-row table:style-name="ro1">
          <table:table-cell office:value-type="float" office:value="16.5007">
            <text:p>16.5007</text:p>
          </table:table-cell>
          <table:table-cell office:value-type="float" office:value="35.9237">
            <text:p>35.9237</text:p>
          </table:table-cell>
          <table:table-cell table:number-columns-repeated="6"/>
        </table:table-row>
        <table:table-row table:style-name="ro1">
          <table:table-cell office:value-type="float" office:value="19.7805">
            <text:p>19.7805</text:p>
          </table:table-cell>
          <table:table-cell office:value-type="float" office:value="36.0302">
            <text:p>36.0302</text:p>
          </table:table-cell>
          <table:table-cell table:number-columns-repeated="6"/>
        </table:table-row>
        <table:table-row table:style-name="ro1">
          <table:table-cell office:value-type="float" office:value="7.11132">
            <text:p>7.11132</text:p>
          </table:table-cell>
          <table:table-cell office:value-type="float" office:value="36.1202">
            <text:p>36.1202</text:p>
          </table:table-cell>
          <table:table-cell table:number-columns-repeated="6"/>
        </table:table-row>
        <table:table-row table:style-name="ro1">
          <table:table-cell office:value-type="float" office:value="16.3705">
            <text:p>16.3705</text:p>
          </table:table-cell>
          <table:table-cell office:value-type="float" office:value="36.1391">
            <text:p>36.1391</text:p>
          </table:table-cell>
          <table:table-cell table:number-columns-repeated="6"/>
        </table:table-row>
        <table:table-row table:style-name="ro1">
          <table:table-cell office:value-type="float" office:value="6.453">
            <text:p>6.453</text:p>
          </table:table-cell>
          <table:table-cell office:value-type="float" office:value="36.1652">
            <text:p>36.1652</text:p>
          </table:table-cell>
          <table:table-cell table:number-columns-repeated="6"/>
        </table:table-row>
        <table:table-row table:style-name="ro1">
          <table:table-cell office:value-type="float" office:value="14.7957">
            <text:p>14.7957</text:p>
          </table:table-cell>
          <table:table-cell office:value-type="float" office:value="36.1794">
            <text:p>36.1794</text:p>
          </table:table-cell>
          <table:table-cell table:number-columns-repeated="6"/>
        </table:table-row>
        <table:table-row table:style-name="ro1">
          <table:table-cell office:value-type="float" office:value="5.16713">
            <text:p>5.16713</text:p>
          </table:table-cell>
          <table:table-cell office:value-type="float" office:value="36.2126">
            <text:p>36.2126</text:p>
          </table:table-cell>
          <table:table-cell table:number-columns-repeated="6"/>
        </table:table-row>
        <table:table-row table:style-name="ro1">
          <table:table-cell office:value-type="float" office:value="16.136">
            <text:p>16.136</text:p>
          </table:table-cell>
          <table:table-cell office:value-type="float" office:value="36.2149">
            <text:p>36.2149</text:p>
          </table:table-cell>
          <table:table-cell table:number-columns-repeated="6"/>
        </table:table-row>
        <table:table-row table:style-name="ro1">
          <table:table-cell office:value-type="float" office:value="26.3211">
            <text:p>26.3211</text:p>
          </table:table-cell>
          <table:table-cell office:value-type="float" office:value="36.2623">
            <text:p>36.2623</text:p>
          </table:table-cell>
          <table:table-cell table:number-columns-repeated="6"/>
        </table:table-row>
        <table:table-row table:style-name="ro1">
          <table:table-cell office:value-type="float" office:value="40.1743">
            <text:p>40.1743</text:p>
          </table:table-cell>
          <table:table-cell office:value-type="float" office:value="36.312">
            <text:p>36.312</text:p>
          </table:table-cell>
          <table:table-cell table:number-columns-repeated="6"/>
        </table:table-row>
        <table:table-row table:style-name="ro1">
          <table:table-cell office:value-type="float" office:value="16.8086">
            <text:p>16.8086</text:p>
          </table:table-cell>
          <table:table-cell office:value-type="float" office:value="36.6696">
            <text:p>36.6696</text:p>
          </table:table-cell>
          <table:table-cell table:number-columns-repeated="6"/>
        </table:table-row>
        <table:table-row table:style-name="ro1">
          <table:table-cell office:value-type="float" office:value="14.2724">
            <text:p>14.2724</text:p>
          </table:table-cell>
          <table:table-cell office:value-type="float" office:value="36.7833">
            <text:p>36.7833</text:p>
          </table:table-cell>
          <table:table-cell table:number-columns-repeated="6"/>
        </table:table-row>
        <table:table-row table:style-name="ro1">
          <table:table-cell office:value-type="float" office:value="20.2044">
            <text:p>20.2044</text:p>
          </table:table-cell>
          <table:table-cell office:value-type="float" office:value="37.0509">
            <text:p>37.0509</text:p>
          </table:table-cell>
          <table:table-cell table:number-columns-repeated="6"/>
        </table:table-row>
        <table:table-row table:style-name="ro1">
          <table:table-cell office:value-type="float" office:value="40.1317">
            <text:p>40.1317</text:p>
          </table:table-cell>
          <table:table-cell office:value-type="float" office:value="37.0532">
            <text:p>37.0532</text:p>
          </table:table-cell>
          <table:table-cell table:number-columns-repeated="6"/>
        </table:table-row>
        <table:table-row table:style-name="ro1">
          <table:table-cell office:value-type="float" office:value="21.0237">
            <text:p>21.0237</text:p>
          </table:table-cell>
          <table:table-cell office:value-type="float" office:value="37.1172">
            <text:p>37.1172</text:p>
          </table:table-cell>
          <table:table-cell table:number-columns-repeated="6"/>
        </table:table-row>
        <table:table-row table:style-name="ro1">
          <table:table-cell office:value-type="float" office:value="30.7305">
            <text:p>30.7305</text:p>
          </table:table-cell>
          <table:table-cell office:value-type="float" office:value="37.3113">
            <text:p>37.3113</text:p>
          </table:table-cell>
          <table:table-cell table:number-columns-repeated="6"/>
        </table:table-row>
        <table:table-row table:style-name="ro1">
          <table:table-cell office:value-type="float" office:value="18.542">
            <text:p>18.542</text:p>
          </table:table-cell>
          <table:table-cell office:value-type="float" office:value="37.3516">
            <text:p>37.3516</text:p>
          </table:table-cell>
          <table:table-cell table:number-columns-repeated="6"/>
        </table:table-row>
        <table:table-row table:style-name="ro1">
          <table:table-cell office:value-type="float" office:value="12.0985">
            <text:p>12.0985</text:p>
          </table:table-cell>
          <table:table-cell office:value-type="float" office:value="37.4061">
            <text:p>37.4061</text:p>
          </table:table-cell>
          <table:table-cell table:number-columns-repeated="6"/>
        </table:table-row>
        <table:table-row table:style-name="ro1">
          <table:table-cell office:value-type="float" office:value="28.6939">
            <text:p>28.6939</text:p>
          </table:table-cell>
          <table:table-cell office:value-type="float" office:value="37.605">
            <text:p>37.605</text:p>
          </table:table-cell>
          <table:table-cell table:number-columns-repeated="6"/>
        </table:table-row>
        <table:table-row table:style-name="ro1">
          <table:table-cell office:value-type="float" office:value="7.28419">
            <text:p>7.28419</text:p>
          </table:table-cell>
          <table:table-cell office:value-type="float" office:value="37.6097">
            <text:p>37.6097</text:p>
          </table:table-cell>
          <table:table-cell table:number-columns-repeated="6"/>
        </table:table-row>
        <table:table-row table:style-name="ro1">
          <table:table-cell office:value-type="float" office:value="23.47">
            <text:p>23.47</text:p>
          </table:table-cell>
          <table:table-cell office:value-type="float" office:value="37.6405">
            <text:p>37.6405</text:p>
          </table:table-cell>
          <table:table-cell table:number-columns-repeated="6"/>
        </table:table-row>
        <table:table-row table:style-name="ro1">
          <table:table-cell office:value-type="float" office:value="35.8597">
            <text:p>35.8597</text:p>
          </table:table-cell>
          <table:table-cell office:value-type="float" office:value="37.6689">
            <text:p>37.6689</text:p>
          </table:table-cell>
          <table:table-cell table:number-columns-repeated="6"/>
        </table:table-row>
        <table:table-row table:style-name="ro1">
          <table:table-cell office:value-type="float" office:value="9.16207">
            <text:p>9.16207</text:p>
          </table:table-cell>
          <table:table-cell office:value-type="float" office:value="37.6831">
            <text:p>37.6831</text:p>
          </table:table-cell>
          <table:table-cell table:number-columns-repeated="6"/>
        </table:table-row>
        <table:table-row table:style-name="ro1">
          <table:table-cell office:value-type="float" office:value="21.3576">
            <text:p>21.3576</text:p>
          </table:table-cell>
          <table:table-cell office:value-type="float" office:value="37.7897">
            <text:p>37.7897</text:p>
          </table:table-cell>
          <table:table-cell table:number-columns-repeated="6"/>
        </table:table-row>
        <table:table-row table:style-name="ro1">
          <table:table-cell office:value-type="float" office:value="17.5521">
            <text:p>17.5521</text:p>
          </table:table-cell>
          <table:table-cell office:value-type="float" office:value="37.811">
            <text:p>37.811</text:p>
          </table:table-cell>
          <table:table-cell table:number-columns-repeated="6"/>
        </table:table-row>
        <table:table-row table:style-name="ro1">
          <table:table-cell office:value-type="float" office:value="6.28249">
            <text:p>6.28249</text:p>
          </table:table-cell>
          <table:table-cell office:value-type="float" office:value="37.8513">
            <text:p>37.8513</text:p>
          </table:table-cell>
          <table:table-cell table:number-columns-repeated="6"/>
        </table:table-row>
        <table:table-row table:style-name="ro1">
          <table:table-cell office:value-type="float" office:value="42.8337">
            <text:p>42.8337</text:p>
          </table:table-cell>
          <table:table-cell office:value-type="float" office:value="38.1449">
            <text:p>38.1449</text:p>
          </table:table-cell>
          <table:table-cell table:number-columns-repeated="6"/>
        </table:table-row>
        <table:table-row table:style-name="ro1">
          <table:table-cell office:value-type="float" office:value="7.3505">
            <text:p>7.3505</text:p>
          </table:table-cell>
          <table:table-cell office:value-type="float" office:value="38.403">
            <text:p>38.403</text:p>
          </table:table-cell>
          <table:table-cell table:number-columns-repeated="6"/>
        </table:table-row>
        <table:table-row table:style-name="ro1">
          <table:table-cell office:value-type="float" office:value="24.6824">
            <text:p>24.6824</text:p>
          </table:table-cell>
          <table:table-cell office:value-type="float" office:value="38.583">
            <text:p>38.583</text:p>
          </table:table-cell>
          <table:table-cell table:number-columns-repeated="6"/>
        </table:table-row>
        <table:table-row table:style-name="ro1">
          <table:table-cell office:value-type="float" office:value="13.974">
            <text:p>13.974</text:p>
          </table:table-cell>
          <table:table-cell office:value-type="float" office:value="38.6351">
            <text:p>38.6351</text:p>
          </table:table-cell>
          <table:table-cell table:number-columns-repeated="6"/>
        </table:table-row>
        <table:table-row table:style-name="ro1">
          <table:table-cell office:value-type="float" office:value="11.2247">
            <text:p>11.2247</text:p>
          </table:table-cell>
          <table:table-cell office:value-type="float" office:value="38.6659">
            <text:p>38.6659</text:p>
          </table:table-cell>
          <table:table-cell table:number-columns-repeated="6"/>
        </table:table-row>
        <table:table-row table:style-name="ro1">
          <table:table-cell office:value-type="float" office:value="34.5289">
            <text:p>34.5289</text:p>
          </table:table-cell>
          <table:table-cell office:value-type="float" office:value="38.7772">
            <text:p>38.7772</text:p>
          </table:table-cell>
          <table:table-cell table:number-columns-repeated="6"/>
        </table:table-row>
        <table:table-row table:style-name="ro1">
          <table:table-cell office:value-type="float" office:value="27.3725">
            <text:p>27.3725</text:p>
          </table:table-cell>
          <table:table-cell office:value-type="float" office:value="38.8103">
            <text:p>38.8103</text:p>
          </table:table-cell>
          <table:table-cell table:number-columns-repeated="6"/>
        </table:table-row>
        <table:table-row table:style-name="ro1">
          <table:table-cell office:value-type="float" office:value="15.8827">
            <text:p>15.8827</text:p>
          </table:table-cell>
          <table:table-cell office:value-type="float" office:value="38.8482">
            <text:p>38.8482</text:p>
          </table:table-cell>
          <table:table-cell table:number-columns-repeated="6"/>
        </table:table-row>
        <table:table-row table:style-name="ro1">
          <table:table-cell office:value-type="float" office:value="49.1328">
            <text:p>49.1328</text:p>
          </table:table-cell>
          <table:table-cell office:value-type="float" office:value="38.9335">
            <text:p>38.9335</text:p>
          </table:table-cell>
          <table:table-cell table:number-columns-repeated="6"/>
        </table:table-row>
        <table:table-row table:style-name="ro1">
          <table:table-cell office:value-type="float" office:value="20.974">
            <text:p>20.974</text:p>
          </table:table-cell>
          <table:table-cell office:value-type="float" office:value="38.9477">
            <text:p>38.9477</text:p>
          </table:table-cell>
          <table:table-cell table:number-columns-repeated="6"/>
        </table:table-row>
        <table:table-row table:style-name="ro1">
          <table:table-cell office:value-type="float" office:value="11.748">
            <text:p>11.748</text:p>
          </table:table-cell>
          <table:table-cell office:value-type="float" office:value="39.04">
            <text:p>39.04</text:p>
          </table:table-cell>
          <table:table-cell table:number-columns-repeated="6"/>
        </table:table-row>
        <table:table-row table:style-name="ro1">
          <table:table-cell office:value-type="float" office:value="29.4683">
            <text:p>29.4683</text:p>
          </table:table-cell>
          <table:table-cell office:value-type="float" office:value="39.0684">
            <text:p>39.0684</text:p>
          </table:table-cell>
          <table:table-cell table:number-columns-repeated="6"/>
        </table:table-row>
        <table:table-row table:style-name="ro1">
          <table:table-cell office:value-type="float" office:value="17.1141">
            <text:p>17.1141</text:p>
          </table:table-cell>
          <table:table-cell office:value-type="float" office:value="39.0732">
            <text:p>39.0732</text:p>
          </table:table-cell>
          <table:table-cell table:number-columns-repeated="6"/>
        </table:table-row>
        <table:table-row table:style-name="ro1">
          <table:table-cell office:value-type="float" office:value="39.4023">
            <text:p>39.4023</text:p>
          </table:table-cell>
          <table:table-cell office:value-type="float" office:value="39.085">
            <text:p>39.085</text:p>
          </table:table-cell>
          <table:table-cell table:number-columns-repeated="6"/>
        </table:table-row>
        <table:table-row table:style-name="ro1">
          <table:table-cell office:value-type="float" office:value="18.0779">
            <text:p>18.0779</text:p>
          </table:table-cell>
          <table:table-cell office:value-type="float" office:value="39.104">
            <text:p>39.104</text:p>
          </table:table-cell>
          <table:table-cell table:number-columns-repeated="6"/>
        </table:table-row>
        <table:table-row table:style-name="ro1">
          <table:table-cell office:value-type="float" office:value="31.2964">
            <text:p>31.2964</text:p>
          </table:table-cell>
          <table:table-cell office:value-type="float" office:value="39.1584">
            <text:p>39.1584</text:p>
          </table:table-cell>
          <table:table-cell table:number-columns-repeated="6"/>
        </table:table-row>
        <table:table-row table:style-name="ro1">
          <table:table-cell office:value-type="float" office:value="5.78046">
            <text:p>5.78046</text:p>
          </table:table-cell>
          <table:table-cell office:value-type="float" office:value="39.1987">
            <text:p>39.1987</text:p>
          </table:table-cell>
          <table:table-cell table:number-columns-repeated="6"/>
        </table:table-row>
        <table:table-row table:style-name="ro1">
          <table:table-cell office:value-type="float" office:value="26.243">
            <text:p>26.243</text:p>
          </table:table-cell>
          <table:table-cell office:value-type="float" office:value="39.2579">
            <text:p>39.2579</text:p>
          </table:table-cell>
          <table:table-cell table:number-columns-repeated="6"/>
        </table:table-row>
        <table:table-row table:style-name="ro1">
          <table:table-cell office:value-type="float" office:value="23.3942">
            <text:p>23.3942</text:p>
          </table:table-cell>
          <table:table-cell office:value-type="float" office:value="39.4023">
            <text:p>39.4023</text:p>
          </table:table-cell>
          <table:table-cell table:number-columns-repeated="6"/>
        </table:table-row>
        <table:table-row table:style-name="ro1">
          <table:table-cell office:value-type="float" office:value="13.9432">
            <text:p>13.9432</text:p>
          </table:table-cell>
          <table:table-cell office:value-type="float" office:value="39.4663">
            <text:p>39.4663</text:p>
          </table:table-cell>
          <table:table-cell table:number-columns-repeated="6"/>
        </table:table-row>
        <table:table-row table:style-name="ro1">
          <table:table-cell office:value-type="float" office:value="37.1172">
            <text:p>37.1172</text:p>
          </table:table-cell>
          <table:table-cell office:value-type="float" office:value="39.6818">
            <text:p>39.6818</text:p>
          </table:table-cell>
          <table:table-cell table:number-columns-repeated="6"/>
        </table:table-row>
        <table:table-row table:style-name="ro1">
          <table:table-cell office:value-type="float" office:value="42.5992">
            <text:p>42.5992</text:p>
          </table:table-cell>
          <table:table-cell office:value-type="float" office:value="40.1222">
            <text:p>40.1222</text:p>
          </table:table-cell>
          <table:table-cell table:number-columns-repeated="6"/>
        </table:table-row>
        <table:table-row table:style-name="ro1">
          <table:table-cell office:value-type="float" office:value="39.1987">
            <text:p>39.1987</text:p>
          </table:table-cell>
          <table:table-cell office:value-type="float" office:value="40.1317">
            <text:p>40.1317</text:p>
          </table:table-cell>
          <table:table-cell table:number-columns-repeated="6"/>
        </table:table-row>
        <table:table-row table:style-name="ro1">
          <table:table-cell office:value-type="float" office:value="11.0826">
            <text:p>11.0826</text:p>
          </table:table-cell>
          <table:table-cell office:value-type="float" office:value="40.1743">
            <text:p>40.1743</text:p>
          </table:table-cell>
          <table:table-cell table:number-columns-repeated="6"/>
        </table:table-row>
        <table:table-row table:style-name="ro1">
          <table:table-cell office:value-type="float" office:value="15.1107">
            <text:p>15.1107</text:p>
          </table:table-cell>
          <table:table-cell office:value-type="float" office:value="40.2264">
            <text:p>40.2264</text:p>
          </table:table-cell>
          <table:table-cell table:number-columns-repeated="6"/>
        </table:table-row>
        <table:table-row table:style-name="ro1">
          <table:table-cell office:value-type="float" office:value="39.104">
            <text:p>39.104</text:p>
          </table:table-cell>
          <table:table-cell office:value-type="float" office:value="40.3519">
            <text:p>40.3519</text:p>
          </table:table-cell>
          <table:table-cell table:number-columns-repeated="6"/>
        </table:table-row>
        <table:table-row table:style-name="ro1">
          <table:table-cell office:value-type="float" office:value="12.7663">
            <text:p>12.7663</text:p>
          </table:table-cell>
          <table:table-cell office:value-type="float" office:value="40.5035">
            <text:p>40.5035</text:p>
          </table:table-cell>
          <table:table-cell table:number-columns-repeated="6"/>
        </table:table-row>
        <table:table-row table:style-name="ro1">
          <table:table-cell office:value-type="float" office:value="17.062">
            <text:p>17.062</text:p>
          </table:table-cell>
          <table:table-cell office:value-type="float" office:value="40.5082">
            <text:p>40.5082</text:p>
          </table:table-cell>
          <table:table-cell table:number-columns-repeated="6"/>
        </table:table-row>
        <table:table-row table:style-name="ro1">
          <table:table-cell office:value-type="float" office:value="5.38026">
            <text:p>5.38026</text:p>
          </table:table-cell>
          <table:table-cell office:value-type="float" office:value="40.6077">
            <text:p>40.6077</text:p>
          </table:table-cell>
          <table:table-cell table:number-columns-repeated="6"/>
        </table:table-row>
        <table:table-row table:style-name="ro1">
          <table:table-cell office:value-type="float" office:value="7.35523">
            <text:p>7.35523</text:p>
          </table:table-cell>
          <table:table-cell office:value-type="float" office:value="40.8729">
            <text:p>40.8729</text:p>
          </table:table-cell>
          <table:table-cell table:number-columns-repeated="6"/>
        </table:table-row>
        <table:table-row table:style-name="ro1">
          <table:table-cell office:value-type="float" office:value="9.12892">
            <text:p>9.12892</text:p>
          </table:table-cell>
          <table:table-cell office:value-type="float" office:value="40.8824">
            <text:p>40.8824</text:p>
          </table:table-cell>
          <table:table-cell table:number-columns-repeated="6"/>
        </table:table-row>
        <table:table-row table:style-name="ro1">
          <table:table-cell office:value-type="float" office:value="14.6868">
            <text:p>14.6868</text:p>
          </table:table-cell>
          <table:table-cell office:value-type="float" office:value="41.0932">
            <text:p>41.0932</text:p>
          </table:table-cell>
          <table:table-cell table:number-columns-repeated="6"/>
        </table:table-row>
        <table:table-row table:style-name="ro1">
          <table:table-cell office:value-type="float" office:value="19.3827">
            <text:p>19.3827</text:p>
          </table:table-cell>
          <table:table-cell office:value-type="float" office:value="41.1334">
            <text:p>41.1334</text:p>
          </table:table-cell>
          <table:table-cell table:number-columns-repeated="6"/>
        </table:table-row>
        <table:table-row table:style-name="ro1">
          <table:table-cell office:value-type="float" office:value="46.6415">
            <text:p>46.6415</text:p>
          </table:table-cell>
          <table:table-cell office:value-type="float" office:value="41.3844">
            <text:p>41.3844</text:p>
          </table:table-cell>
          <table:table-cell table:number-columns-repeated="6"/>
        </table:table-row>
        <table:table-row table:style-name="ro1">
          <table:table-cell office:value-type="float" office:value="32.1774">
            <text:p>32.1774</text:p>
          </table:table-cell>
          <table:table-cell office:value-type="float" office:value="41.6923">
            <text:p>41.6923</text:p>
          </table:table-cell>
          <table:table-cell table:number-columns-repeated="6"/>
        </table:table-row>
        <table:table-row table:style-name="ro1">
          <table:table-cell office:value-type="float" office:value="37.8513">
            <text:p>37.8513</text:p>
          </table:table-cell>
          <table:table-cell office:value-type="float" office:value="41.8888">
            <text:p>41.8888</text:p>
          </table:table-cell>
          <table:table-cell table:number-columns-repeated="6"/>
        </table:table-row>
        <table:table-row table:style-name="ro1">
          <table:table-cell office:value-type="float" office:value="5.59812">
            <text:p>5.59812</text:p>
          </table:table-cell>
          <table:table-cell office:value-type="float" office:value="42.0759">
            <text:p>42.0759</text:p>
          </table:table-cell>
          <table:table-cell table:number-columns-repeated="6"/>
        </table:table-row>
        <table:table-row table:style-name="ro1">
          <table:table-cell office:value-type="float" office:value="24.7274">
            <text:p>24.7274</text:p>
          </table:table-cell>
          <table:table-cell office:value-type="float" office:value="42.1067">
            <text:p>42.1067</text:p>
          </table:table-cell>
          <table:table-cell table:number-columns-repeated="6"/>
        </table:table-row>
        <table:table-row table:style-name="ro1">
          <table:table-cell office:value-type="float" office:value="12.1861">
            <text:p>12.1861</text:p>
          </table:table-cell>
          <table:table-cell office:value-type="float" office:value="42.1091">
            <text:p>42.1091</text:p>
          </table:table-cell>
          <table:table-cell table:number-columns-repeated="6"/>
        </table:table-row>
        <table:table-row table:style-name="ro1">
          <table:table-cell office:value-type="float" office:value="17.9902">
            <text:p>17.9902</text:p>
          </table:table-cell>
          <table:table-cell office:value-type="float" office:value="42.1256">
            <text:p>42.1256</text:p>
          </table:table-cell>
          <table:table-cell table:number-columns-repeated="6"/>
        </table:table-row>
        <table:table-row table:style-name="ro1">
          <table:table-cell office:value-type="float" office:value="18.0897">
            <text:p>18.0897</text:p>
          </table:table-cell>
          <table:table-cell office:value-type="float" office:value="42.2985">
            <text:p>42.2985</text:p>
          </table:table-cell>
          <table:table-cell table:number-columns-repeated="6"/>
        </table:table-row>
        <table:table-row table:style-name="ro1">
          <table:table-cell office:value-type="float" office:value="33.2146">
            <text:p>33.2146</text:p>
          </table:table-cell>
          <table:table-cell office:value-type="float" office:value="42.3624">
            <text:p>42.3624</text:p>
          </table:table-cell>
          <table:table-cell table:number-columns-repeated="6"/>
        </table:table-row>
        <table:table-row table:style-name="ro1">
          <table:table-cell office:value-type="float" office:value="17.6919">
            <text:p>17.6919</text:p>
          </table:table-cell>
          <table:table-cell office:value-type="float" office:value="42.5992">
            <text:p>42.5992</text:p>
          </table:table-cell>
          <table:table-cell table:number-columns-repeated="6"/>
        </table:table-row>
        <table:table-row table:style-name="ro1">
          <table:table-cell office:value-type="float" office:value="13.6614">
            <text:p>13.6614</text:p>
          </table:table-cell>
          <table:table-cell office:value-type="float" office:value="42.649">
            <text:p>42.649</text:p>
          </table:table-cell>
          <table:table-cell table:number-columns-repeated="6"/>
        </table:table-row>
        <table:table-row table:style-name="ro1">
          <table:table-cell office:value-type="float" office:value="11.5065">
            <text:p>11.5065</text:p>
          </table:table-cell>
          <table:table-cell office:value-type="float" office:value="42.6537">
            <text:p>42.6537</text:p>
          </table:table-cell>
          <table:table-cell table:number-columns-repeated="6"/>
        </table:table-row>
        <table:table-row table:style-name="ro1">
          <table:table-cell office:value-type="float" office:value="21.8099">
            <text:p>21.8099</text:p>
          </table:table-cell>
          <table:table-cell office:value-type="float" office:value="42.6584">
            <text:p>42.6584</text:p>
          </table:table-cell>
          <table:table-cell table:number-columns-repeated="6"/>
        </table:table-row>
        <table:table-row table:style-name="ro1">
          <table:table-cell office:value-type="float" office:value="19.1174">
            <text:p>19.1174</text:p>
          </table:table-cell>
          <table:table-cell office:value-type="float" office:value="42.8218">
            <text:p>42.8218</text:p>
          </table:table-cell>
          <table:table-cell table:number-columns-repeated="6"/>
        </table:table-row>
        <table:table-row table:style-name="ro1">
          <table:table-cell office:value-type="float" office:value="18.2744">
            <text:p>18.2744</text:p>
          </table:table-cell>
          <table:table-cell office:value-type="float" office:value="42.8337">
            <text:p>42.8337</text:p>
          </table:table-cell>
          <table:table-cell table:number-columns-repeated="6"/>
        </table:table-row>
        <table:table-row table:style-name="ro1">
          <table:table-cell office:value-type="float" office:value="7.83832">
            <text:p>7.83832</text:p>
          </table:table-cell>
          <table:table-cell office:value-type="float" office:value="42.9189">
            <text:p>42.9189</text:p>
          </table:table-cell>
          <table:table-cell table:number-columns-repeated="6"/>
        </table:table-row>
        <table:table-row table:style-name="ro1">
          <table:table-cell office:value-type="float" office:value="24.268">
            <text:p>24.268</text:p>
          </table:table-cell>
          <table:table-cell office:value-type="float" office:value="43.5678">
            <text:p>43.5678</text:p>
          </table:table-cell>
          <table:table-cell table:number-columns-repeated="6"/>
        </table:table-row>
        <table:table-row table:style-name="ro1">
          <table:table-cell office:value-type="float" office:value="12.2406">
            <text:p>12.2406</text:p>
          </table:table-cell>
          <table:table-cell office:value-type="float" office:value="44.1124">
            <text:p>44.1124</text:p>
          </table:table-cell>
          <table:table-cell table:number-columns-repeated="6"/>
        </table:table-row>
        <table:table-row table:style-name="ro1">
          <table:table-cell office:value-type="float" office:value="24.6279">
            <text:p>24.6279</text:p>
          </table:table-cell>
          <table:table-cell office:value-type="float" office:value="44.193">
            <text:p>44.193</text:p>
          </table:table-cell>
          <table:table-cell table:number-columns-repeated="6"/>
        </table:table-row>
        <table:table-row table:style-name="ro1">
          <table:table-cell office:value-type="float" office:value="32.812">
            <text:p>32.812</text:p>
          </table:table-cell>
          <table:table-cell office:value-type="float" office:value="44.3445">
            <text:p>44.3445</text:p>
          </table:table-cell>
          <table:table-cell table:number-columns-repeated="6"/>
        </table:table-row>
        <table:table-row table:style-name="ro1">
          <table:table-cell office:value-type="float" office:value="21.7176">
            <text:p>21.7176</text:p>
          </table:table-cell>
          <table:table-cell office:value-type="float" office:value="44.5576">
            <text:p>44.5576</text:p>
          </table:table-cell>
          <table:table-cell table:number-columns-repeated="6"/>
        </table:table-row>
        <table:table-row table:style-name="ro1">
          <table:table-cell office:value-type="float" office:value="16.4415">
            <text:p>16.4415</text:p>
          </table:table-cell>
          <table:table-cell office:value-type="float" office:value="44.695">
            <text:p>44.695</text:p>
          </table:table-cell>
          <table:table-cell table:number-columns-repeated="6"/>
        </table:table-row>
        <table:table-row table:style-name="ro1">
          <table:table-cell office:value-type="float" office:value="10.5948">
            <text:p>10.5948</text:p>
          </table:table-cell>
          <table:table-cell office:value-type="float" office:value="44.8489">
            <text:p>44.8489</text:p>
          </table:table-cell>
          <table:table-cell table:number-columns-repeated="6"/>
        </table:table-row>
        <table:table-row table:style-name="ro1">
          <table:table-cell office:value-type="float" office:value="26.9937">
            <text:p>26.9937</text:p>
          </table:table-cell>
          <table:table-cell office:value-type="float" office:value="44.9626">
            <text:p>44.9626</text:p>
          </table:table-cell>
          <table:table-cell table:number-columns-repeated="6"/>
        </table:table-row>
        <table:table-row table:style-name="ro1">
          <table:table-cell office:value-type="float" office:value="14.4002">
            <text:p>14.4002</text:p>
          </table:table-cell>
          <table:table-cell office:value-type="float" office:value="45.3178">
            <text:p>45.3178</text:p>
          </table:table-cell>
          <table:table-cell table:number-columns-repeated="6"/>
        </table:table-row>
        <table:table-row table:style-name="ro1">
          <table:table-cell office:value-type="float" office:value="12.7094">
            <text:p>12.7094</text:p>
          </table:table-cell>
          <table:table-cell office:value-type="float" office:value="45.5925">
            <text:p>45.5925</text:p>
          </table:table-cell>
          <table:table-cell table:number-columns-repeated="6"/>
        </table:table-row>
        <table:table-row table:style-name="ro1">
          <table:table-cell office:value-type="float" office:value="30.7968">
            <text:p>30.7968</text:p>
          </table:table-cell>
          <table:table-cell office:value-type="float" office:value="46.2437">
            <text:p>46.2437</text:p>
          </table:table-cell>
          <table:table-cell table:number-columns-repeated="6"/>
        </table:table-row>
        <table:table-row table:style-name="ro1">
          <table:table-cell office:value-type="float" office:value="16.2544">
            <text:p>16.2544</text:p>
          </table:table-cell>
          <table:table-cell office:value-type="float" office:value="46.3408">
            <text:p>46.3408</text:p>
          </table:table-cell>
          <table:table-cell table:number-columns-repeated="6"/>
        </table:table-row>
        <table:table-row table:style-name="ro1">
          <table:table-cell office:value-type="float" office:value="10.7013">
            <text:p>10.7013</text:p>
          </table:table-cell>
          <table:table-cell office:value-type="float" office:value="46.6415">
            <text:p>46.6415</text:p>
          </table:table-cell>
          <table:table-cell table:number-columns-repeated="6"/>
        </table:table-row>
        <table:table-row table:style-name="ro1">
          <table:table-cell office:value-type="float" office:value="31.5451">
            <text:p>31.5451</text:p>
          </table:table-cell>
          <table:table-cell office:value-type="float" office:value="46.6676">
            <text:p>46.6676</text:p>
          </table:table-cell>
          <table:table-cell table:number-columns-repeated="6"/>
        </table:table-row>
        <table:table-row table:style-name="ro1">
          <table:table-cell office:value-type="float" office:value="6.88162">
            <text:p>6.88162</text:p>
          </table:table-cell>
          <table:table-cell office:value-type="float" office:value="47.2833">
            <text:p>47.2833</text:p>
          </table:table-cell>
          <table:table-cell table:number-columns-repeated="6"/>
        </table:table-row>
        <table:table-row table:style-name="ro1">
          <table:table-cell office:value-type="float" office:value="18.8427">
            <text:p>18.8427</text:p>
          </table:table-cell>
          <table:table-cell office:value-type="float" office:value="47.674">
            <text:p>47.674</text:p>
          </table:table-cell>
          <table:table-cell table:number-columns-repeated="6"/>
        </table:table-row>
        <table:table-row table:style-name="ro1">
          <table:table-cell office:value-type="float" office:value="34.8628">
            <text:p>34.8628</text:p>
          </table:table-cell>
          <table:table-cell office:value-type="float" office:value="48.0719">
            <text:p>48.0719</text:p>
          </table:table-cell>
          <table:table-cell table:number-columns-repeated="6"/>
        </table:table-row>
        <table:table-row table:style-name="ro1">
          <table:table-cell office:value-type="float" office:value="23.7873">
            <text:p>23.7873</text:p>
          </table:table-cell>
          <table:table-cell office:value-type="float" office:value="48.6899">
            <text:p>48.6899</text:p>
          </table:table-cell>
          <table:table-cell table:number-columns-repeated="6"/>
        </table:table-row>
        <table:table-row table:style-name="ro1">
          <table:table-cell office:value-type="float" office:value="19.3235">
            <text:p>19.3235</text:p>
          </table:table-cell>
          <table:table-cell office:value-type="float" office:value="48.7491">
            <text:p>48.7491</text:p>
          </table:table-cell>
          <table:table-cell table:number-columns-repeated="6"/>
        </table:table-row>
        <table:table-row table:style-name="ro1">
          <table:table-cell office:value-type="float" office:value="6.38432">
            <text:p>6.38432</text:p>
          </table:table-cell>
          <table:table-cell office:value-type="float" office:value="49.1328">
            <text:p>49.1328</text:p>
          </table:table-cell>
          <table:table-cell table:number-columns-repeated="6"/>
        </table:table-row>
        <table:table-row table:style-name="ro1">
          <table:table-cell office:value-type="float" office:value="19.3211">
            <text:p>19.3211</text:p>
          </table:table-cell>
          <table:table-cell office:value-type="float" office:value="49.2298">
            <text:p>49.2298</text:p>
          </table:table-cell>
          <table:table-cell table:number-columns-repeated="6"/>
        </table:table-row>
        <table:table-row table:style-name="ro1">
          <table:table-cell office:value-type="float" office:value="11.9824">
            <text:p>11.9824</text:p>
          </table:table-cell>
          <table:table-cell office:value-type="float" office:value="49.4288">
            <text:p>49.4288</text:p>
          </table:table-cell>
          <table:table-cell table:number-columns-repeated="6"/>
        </table:table-row>
        <table:table-row table:style-name="ro1">
          <table:table-cell office:value-type="float" office:value="18.8522">
            <text:p>18.8522</text:p>
          </table:table-cell>
          <table:table-cell office:value-type="float" office:value="49.6206">
            <text:p>49.6206</text:p>
          </table:table-cell>
          <table:table-cell table:number-columns-repeated="6"/>
        </table:table-row>
        <table:table-row table:style-name="ro1">
          <table:table-cell office:value-type="float" office:value="18.3762">
            <text:p>18.3762</text:p>
          </table:table-cell>
          <table:table-cell office:value-type="float" office:value="50.26">
            <text:p>50.26</text:p>
          </table:table-cell>
          <table:table-cell table:number-columns-repeated="6"/>
        </table:table-row>
        <table:table-row table:style-name="ro1">
          <table:table-cell office:value-type="float" office:value="88.8501">
            <text:p>88.8501</text:p>
          </table:table-cell>
          <table:table-cell office:value-type="float" office:value="50.7217">
            <text:p>50.7217</text:p>
          </table:table-cell>
          <table:table-cell table:number-columns-repeated="6"/>
        </table:table-row>
        <table:table-row table:style-name="ro1">
          <table:table-cell office:value-type="float" office:value="23.5955">
            <text:p>23.5955</text:p>
          </table:table-cell>
          <table:table-cell office:value-type="float" office:value="51.3943">
            <text:p>51.3943</text:p>
          </table:table-cell>
          <table:table-cell table:number-columns-repeated="6"/>
        </table:table-row>
        <table:table-row table:style-name="ro1">
          <table:table-cell office:value-type="float" office:value="40.5082">
            <text:p>40.5082</text:p>
          </table:table-cell>
          <table:table-cell office:value-type="float" office:value="51.4771">
            <text:p>51.4771</text:p>
          </table:table-cell>
          <table:table-cell table:number-columns-repeated="6"/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53.3858">
            <text:p>53.3858</text:p>
          </table:table-cell>
          <table:table-cell table:number-columns-repeated="6"/>
        </table:table-row>
        <table:table-row table:style-name="ro1">
          <table:table-cell office:value-type="float" office:value="7.76491">
            <text:p>7.76491</text:p>
          </table:table-cell>
          <table:table-cell office:value-type="float" office:value="53.7363">
            <text:p>53.7363</text:p>
          </table:table-cell>
          <table:table-cell table:number-columns-repeated="6"/>
        </table:table-row>
        <table:table-row table:style-name="ro1">
          <table:table-cell office:value-type="float" office:value="16.9317">
            <text:p>16.9317</text:p>
          </table:table-cell>
          <table:table-cell office:value-type="float" office:value="53.7505">
            <text:p>53.7505</text:p>
          </table:table-cell>
          <table:table-cell table:number-columns-repeated="6"/>
        </table:table-row>
        <table:table-row table:style-name="ro1">
          <table:table-cell office:value-type="float" office:value="17.2111">
            <text:p>17.2111</text:p>
          </table:table-cell>
          <table:table-cell office:value-type="float" office:value="54.6101">
            <text:p>54.6101</text:p>
          </table:table-cell>
          <table:table-cell table:number-columns-repeated="6"/>
        </table:table-row>
        <table:table-row table:style-name="ro1">
          <table:table-cell office:value-type="float" office:value="7.76964">
            <text:p>7.76964</text:p>
          </table:table-cell>
          <table:table-cell office:value-type="float" office:value="54.7001">
            <text:p>54.7001</text:p>
          </table:table-cell>
          <table:table-cell table:number-columns-repeated="6"/>
        </table:table-row>
        <table:table-row table:style-name="ro1">
          <table:table-cell office:value-type="float" office:value="24.3106">
            <text:p>24.3106</text:p>
          </table:table-cell>
          <table:table-cell office:value-type="float" office:value="54.9156">
            <text:p>54.9156</text:p>
          </table:table-cell>
          <table:table-cell table:number-columns-repeated="6"/>
        </table:table-row>
        <table:table-row table:style-name="ro1">
          <table:table-cell office:value-type="float" office:value="11.2152">
            <text:p>11.2152</text:p>
          </table:table-cell>
          <table:table-cell office:value-type="float" office:value="55.4366">
            <text:p>55.4366</text:p>
          </table:table-cell>
          <table:table-cell table:number-columns-repeated="6"/>
        </table:table-row>
        <table:table-row table:style-name="ro1">
          <table:table-cell office:value-type="float" office:value="33.6621">
            <text:p>33.6621</text:p>
          </table:table-cell>
          <table:table-cell office:value-type="float" office:value="56.6703">
            <text:p>56.6703</text:p>
          </table:table-cell>
          <table:table-cell table:number-columns-repeated="6"/>
        </table:table-row>
        <table:table-row table:style-name="ro1">
          <table:table-cell office:value-type="float" office:value="21.289">
            <text:p>21.289</text:p>
          </table:table-cell>
          <table:table-cell office:value-type="float" office:value="56.9711">
            <text:p>56.9711</text:p>
          </table:table-cell>
          <table:table-cell table:number-columns-repeated="6"/>
        </table:table-row>
        <table:table-row table:style-name="ro1">
          <table:table-cell office:value-type="float" office:value="14.7886">
            <text:p>14.7886</text:p>
          </table:table-cell>
          <table:table-cell office:value-type="float" office:value="57.3144">
            <text:p>57.3144</text:p>
          </table:table-cell>
          <table:table-cell table:number-columns-repeated="6"/>
        </table:table-row>
        <table:table-row table:style-name="ro1">
          <table:table-cell office:value-type="float" office:value="8.92526">
            <text:p>8.92526</text:p>
          </table:table-cell>
          <table:table-cell office:value-type="float" office:value="57.3358">
            <text:p>57.3358</text:p>
          </table:table-cell>
          <table:table-cell table:number-columns-repeated="6"/>
        </table:table-row>
        <table:table-row table:style-name="ro1">
          <table:table-cell office:value-type="float" office:value="24.3177">
            <text:p>24.3177</text:p>
          </table:table-cell>
          <table:table-cell office:value-type="float" office:value="57.7265">
            <text:p>57.7265</text:p>
          </table:table-cell>
          <table:table-cell table:number-columns-repeated="6"/>
        </table:table-row>
        <table:table-row table:style-name="ro1">
          <table:table-cell office:value-type="float" office:value="16.5173">
            <text:p>16.5173</text:p>
          </table:table-cell>
          <table:table-cell office:value-type="float" office:value="57.7975">
            <text:p>57.7975</text:p>
          </table:table-cell>
          <table:table-cell table:number-columns-repeated="6"/>
        </table:table-row>
        <table:table-row table:style-name="ro1">
          <table:table-cell office:value-type="float" office:value="12.0393">
            <text:p>12.0393</text:p>
          </table:table-cell>
          <table:table-cell office:value-type="float" office:value="58.7471">
            <text:p>58.7471</text:p>
          </table:table-cell>
          <table:table-cell table:number-columns-repeated="6"/>
        </table:table-row>
        <table:table-row table:style-name="ro1">
          <table:table-cell office:value-type="float" office:value="20.337">
            <text:p>20.337</text:p>
          </table:table-cell>
          <table:table-cell office:value-type="float" office:value="59.2942">
            <text:p>59.2942</text:p>
          </table:table-cell>
          <table:table-cell table:number-columns-repeated="6"/>
        </table:table-row>
        <table:table-row table:style-name="ro1">
          <table:table-cell office:value-type="float" office:value="9.43677">
            <text:p>9.43677</text:p>
          </table:table-cell>
          <table:table-cell office:value-type="float" office:value="59.7701">
            <text:p>59.7701</text:p>
          </table:table-cell>
          <table:table-cell table:number-columns-repeated="6"/>
        </table:table-row>
        <table:table-row table:style-name="ro1">
          <table:table-cell office:value-type="float" office:value="11.6201">
            <text:p>11.6201</text:p>
          </table:table-cell>
          <table:table-cell office:value-type="float" office:value="60.2011">
            <text:p>60.2011</text:p>
          </table:table-cell>
          <table:table-cell table:number-columns-repeated="6"/>
        </table:table-row>
        <table:table-row table:style-name="ro1">
          <table:table-cell office:value-type="float" office:value="28.952">
            <text:p>28.952</text:p>
          </table:table-cell>
          <table:table-cell office:value-type="float" office:value="60.9518">
            <text:p>60.9518</text:p>
          </table:table-cell>
          <table:table-cell table:number-columns-repeated="6"/>
        </table:table-row>
        <table:table-row table:style-name="ro1">
          <table:table-cell office:value-type="float" office:value="10.5924">
            <text:p>10.5924</text:p>
          </table:table-cell>
          <table:table-cell office:value-type="float" office:value="60.9731">
            <text:p>60.9731</text:p>
          </table:table-cell>
          <table:table-cell table:number-columns-repeated="6"/>
        </table:table-row>
        <table:table-row table:style-name="ro1">
          <table:table-cell office:value-type="float" office:value="16.2521">
            <text:p>16.2521</text:p>
          </table:table-cell>
          <table:table-cell office:value-type="float" office:value="61.3141">
            <text:p>61.3141</text:p>
          </table:table-cell>
          <table:table-cell table:number-columns-repeated="6"/>
        </table:table-row>
        <table:table-row table:style-name="ro1">
          <table:table-cell office:value-type="float" office:value="29.7832">
            <text:p>29.7832</text:p>
          </table:table-cell>
          <table:table-cell office:value-type="float" office:value="61.3236">
            <text:p>61.3236</text:p>
          </table:table-cell>
          <table:table-cell table:number-columns-repeated="6"/>
        </table:table-row>
        <table:table-row table:style-name="ro1">
          <table:table-cell office:value-type="float" office:value="9.43913">
            <text:p>9.43913</text:p>
          </table:table-cell>
          <table:table-cell office:value-type="float" office:value="62.214">
            <text:p>62.214</text:p>
          </table:table-cell>
          <table:table-cell table:number-columns-repeated="6"/>
        </table:table-row>
        <table:table-row table:style-name="ro1">
          <table:table-cell office:value-type="float" office:value="15.5938">
            <text:p>15.5938</text:p>
          </table:table-cell>
          <table:table-cell office:value-type="float" office:value="63.0641">
            <text:p>63.0641</text:p>
          </table:table-cell>
          <table:table-cell table:number-columns-repeated="6"/>
        </table:table-row>
        <table:table-row table:style-name="ro1">
          <table:table-cell office:value-type="float" office:value="9.42256">
            <text:p>9.42256</text:p>
          </table:table-cell>
          <table:table-cell office:value-type="float" office:value="64.0848">
            <text:p>64.0848</text:p>
          </table:table-cell>
          <table:table-cell table:number-columns-repeated="6"/>
        </table:table-row>
        <table:table-row table:style-name="ro1">
          <table:table-cell office:value-type="float" office:value="9.998">
            <text:p>9.998</text:p>
          </table:table-cell>
          <table:table-cell office:value-type="float" office:value="64.1747">
            <text:p>64.1747</text:p>
          </table:table-cell>
          <table:table-cell table:number-columns-repeated="6"/>
        </table:table-row>
        <table:table-row table:style-name="ro1">
          <table:table-cell office:value-type="float" office:value="45.3178">
            <text:p>45.3178</text:p>
          </table:table-cell>
          <table:table-cell office:value-type="float" office:value="65.7921">
            <text:p>65.7921</text:p>
          </table:table-cell>
          <table:table-cell table:number-columns-repeated="6"/>
        </table:table-row>
        <table:table-row table:style-name="ro1">
          <table:table-cell office:value-type="float" office:value="25.992">
            <text:p>25.992</text:p>
          </table:table-cell>
          <table:table-cell office:value-type="float" office:value="66.4481">
            <text:p>66.4481</text:p>
          </table:table-cell>
          <table:table-cell table:number-columns-repeated="6"/>
        </table:table-row>
        <table:table-row table:style-name="ro1">
          <table:table-cell office:value-type="float" office:value="15.0491">
            <text:p>15.0491</text:p>
          </table:table-cell>
          <table:table-cell office:value-type="float" office:value="67.2414">
            <text:p>67.2414</text:p>
          </table:table-cell>
          <table:table-cell table:number-columns-repeated="6"/>
        </table:table-row>
        <table:table-row table:style-name="ro1">
          <table:table-cell office:value-type="float" office:value="17.654">
            <text:p>17.654</text:p>
          </table:table-cell>
          <table:table-cell office:value-type="float" office:value="68.5557">
            <text:p>68.5557</text:p>
          </table:table-cell>
          <table:table-cell table:number-columns-repeated="6"/>
        </table:table-row>
        <table:table-row table:style-name="ro1">
          <table:table-cell office:value-type="float" office:value="21.0498">
            <text:p>21.0498</text:p>
          </table:table-cell>
          <table:table-cell office:value-type="float" office:value="68.8801">
            <text:p>68.8801</text:p>
          </table:table-cell>
          <table:table-cell table:number-columns-repeated="6"/>
        </table:table-row>
        <table:table-row table:style-name="ro1">
          <table:table-cell office:value-type="float" office:value="16.3042">
            <text:p>16.3042</text:p>
          </table:table-cell>
          <table:table-cell office:value-type="float" office:value="70.9356">
            <text:p>70.9356</text:p>
          </table:table-cell>
          <table:table-cell table:number-columns-repeated="6"/>
        </table:table-row>
        <table:table-row table:style-name="ro1">
          <table:table-cell office:value-type="float" office:value="15.1722">
            <text:p>15.1722</text:p>
          </table:table-cell>
          <table:table-cell office:value-type="float" office:value="71.8923">
            <text:p>71.8923</text:p>
          </table:table-cell>
          <table:table-cell table:number-columns-repeated="6"/>
        </table:table-row>
        <table:table-row table:style-name="ro1">
          <table:table-cell office:value-type="float" office:value="19.1672">
            <text:p>19.1672</text:p>
          </table:table-cell>
          <table:table-cell office:value-type="float" office:value="71.9823">
            <text:p>71.9823</text:p>
          </table:table-cell>
          <table:table-cell table:number-columns-repeated="6"/>
        </table:table-row>
        <table:table-row table:style-name="ro1">
          <table:table-cell office:value-type="float" office:value="22.4612">
            <text:p>22.4612</text:p>
          </table:table-cell>
          <table:table-cell office:value-type="float" office:value="74.2201">
            <text:p>74.2201</text:p>
          </table:table-cell>
          <table:table-cell table:number-columns-repeated="6"/>
        </table:table-row>
        <table:table-row table:style-name="ro1">
          <table:table-cell office:value-type="float" office:value="10.0477">
            <text:p>10.0477</text:p>
          </table:table-cell>
          <table:table-cell office:value-type="float" office:value="74.6014">
            <text:p>74.6014</text:p>
          </table:table-cell>
          <table:table-cell table:number-columns-repeated="6"/>
        </table:table-row>
        <table:table-row table:style-name="ro1">
          <table:table-cell office:value-type="float" office:value="17.8055">
            <text:p>17.8055</text:p>
          </table:table-cell>
          <table:table-cell office:value-type="float" office:value="76.2306">
            <text:p>76.2306</text:p>
          </table:table-cell>
          <table:table-cell table:number-columns-repeated="6"/>
        </table:table-row>
        <table:table-row table:style-name="ro1">
          <table:table-cell office:value-type="float" office:value="21.0308">
            <text:p>21.0308</text:p>
          </table:table-cell>
          <table:table-cell office:value-type="float" office:value="76.7397">
            <text:p>76.7397</text:p>
          </table:table-cell>
          <table:table-cell table:number-columns-repeated="6"/>
        </table:table-row>
        <table:table-row table:style-name="ro1">
          <table:table-cell office:value-type="float" office:value="35.9237">
            <text:p>35.9237</text:p>
          </table:table-cell>
          <table:table-cell office:value-type="float" office:value="79.6619">
            <text:p>79.6619</text:p>
          </table:table-cell>
          <table:table-cell table:number-columns-repeated="6"/>
        </table:table-row>
        <table:table-row table:style-name="ro1">
          <table:table-cell office:value-type="float" office:value="23.1195">
            <text:p>23.1195</text:p>
          </table:table-cell>
          <table:table-cell office:value-type="float" office:value="81.8169">
            <text:p>81.8169</text:p>
          </table:table-cell>
          <table:table-cell table:number-columns-repeated="6"/>
        </table:table-row>
        <table:table-row table:style-name="ro1">
          <table:table-cell office:value-type="float" office:value="42.2985">
            <text:p>42.2985</text:p>
          </table:table-cell>
          <table:table-cell office:value-type="float" office:value="82.12">
            <text:p>82.12</text:p>
          </table:table-cell>
          <table:table-cell table:number-columns-repeated="6"/>
        </table:table-row>
        <table:table-row table:style-name="ro1">
          <table:table-cell office:value-type="float" office:value="11.7859">
            <text:p>11.7859</text:p>
          </table:table-cell>
          <table:table-cell office:value-type="float" office:value="86.2475">
            <text:p>86.2475</text:p>
          </table:table-cell>
          <table:table-cell table:number-columns-repeated="6"/>
        </table:table-row>
        <table:table-row table:style-name="ro1">
          <table:table-cell office:value-type="float" office:value="14.0095">
            <text:p>14.0095</text:p>
          </table:table-cell>
          <table:table-cell office:value-type="float" office:value="88.8501">
            <text:p>88.8501</text:p>
          </table:table-cell>
          <table:table-cell table:number-columns-repeated="6"/>
        </table:table-row>
        <table:table-row table:style-name="ro1">
          <table:table-cell office:value-type="float" office:value="23.541">
            <text:p>23.541</text:p>
          </table:table-cell>
          <table:table-cell office:value-type="float" office:value="91.6728">
            <text:p>91.6728</text:p>
          </table:table-cell>
          <table:table-cell table:number-columns-repeated="6"/>
        </table:table-row>
        <table:table-row table:style-name="ro1">
          <table:table-cell office:value-type="float" office:value="24.2183">
            <text:p>24.2183</text:p>
          </table:table-cell>
          <table:table-cell office:value-type="float" office:value="91.9783">
            <text:p>91.9783</text:p>
          </table:table-cell>
          <table:table-cell table:number-columns-repeated="6"/>
        </table:table-row>
        <table:table-row table:style-name="ro1">
          <table:table-cell office:value-type="float" office:value="21.3126">
            <text:p>21.3126</text:p>
          </table:table-cell>
          <table:table-cell office:value-type="float" office:value="133.569">
            <text:p>133.569</text:p>
          </table:table-cell>
          <table:table-cell table:number-columns-repeated="6"/>
        </table:table-row>
        <table:table-row table:style-name="ro1" table:number-rows-repeated="1047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6T18:22:52</dc:date>
    <dc:creator>ridlo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2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6cm" svg:y="4.201cm" style:legend-expansion="high" chart:style-name="ch2"/>
        <chart:plot-area chart:style-name="ch3" table:cell-range-address="Sheet1.G2:Sheet1.H53" chart:data-source-has-labels="column" svg:x="0.77cm" svg:y="0.855cm" svg:width="12.327cm" svg:height="7.545cm">
          <chartooo:coordinate-region svg:x="1.744cm" svg:y="1.054cm" svg:width="10.971cm" svg:height="6.301cm"/>
          <chart:axis chart:dimension="x" chart:name="primary-x" chart:style-name="ch4" chartooo:axis-type="auto">
            <chartooo:date-scale/>
            <chart:categories table:cell-range-address="Sheet1.G2:Sheet1.G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53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.415425113253731">
                <text:p>0</text:p>
                <draw:g>
                  <svg:desc>Sheet1.G2:Sheet1.G53</svg:desc>
                </draw:g>
              </table:table-cell>
              <table:table-cell office:value-type="float" office:value="0">
                <text:p>0</text:p>
                <draw:g>
                  <svg:desc>Sheet1.H2:Sheet1.H53</svg:desc>
                </draw:g>
              </table:table-cell>
            </table:table-row>
            <table:table-row>
              <table:table-cell office:value-type="float" office:value="0.716455108917712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92546367973393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.01748510458169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.11439511758975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.19357636363737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.26052315326799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.31851510024567">
                <text:p/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.36966762269306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.41542511325373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.45681779841196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.49460635930136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.52936846556057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56155314893197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.59151637230941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.61954509590966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.64587403463201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.67069761835704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9417871420656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.71645510891771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73764440798765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75784779407594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77715294927132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.79563635496534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.81336512192577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83039846122455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8467888774127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86258314459595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87782311115269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89254636797339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906786807088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205750915736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9339390531316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4690403029599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594931576040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717276140210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9836268373207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952087098705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064897202802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174851045816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282089699734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386744036516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488935688333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88777897399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686376270290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78182944935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875229711894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966663506293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056211932822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143951175897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229952893516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3142845688853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